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35cm"/>
    </style:style>
    <style:style style:name="co7" style:family="table-column">
      <style:table-column-properties fo:break-before="auto" style:column-width="3.833cm"/>
    </style:style>
    <style:style style:name="co8" style:family="table-column">
      <style:table-column-properties fo:break-before="auto" style:column-width="6.029cm"/>
    </style:style>
    <style:style style:name="co9" style:family="table-column">
      <style:table-column-properties fo:break-before="auto" style:column-width="2.96cm"/>
    </style:style>
    <style:style style:name="co25" style:family="table-column">
      <style:table-column-properties fo:break-before="auto" style:column-width="4.2cm"/>
    </style:style>
    <style:style style:name="co34" style:family="table-column">
      <style:table-column-properties fo:break-before="auto" style:column-width="4.179cm"/>
    </style:style>
    <style:style style:name="co12" style:family="table-column">
      <style:table-column-properties fo:break-before="auto" style:column-width="4.258cm"/>
    </style:style>
    <style:style style:name="co27" style:family="table-column">
      <style:table-column-properties fo:break-before="auto" style:column-width="5.847cm"/>
    </style:style>
    <style:style style:name="co28" style:family="table-column">
      <style:table-column-properties fo:break-before="auto" style:column-width="3.574cm"/>
    </style:style>
    <style:style style:name="co29" style:family="table-column">
      <style:table-column-properties fo:break-before="auto" style:column-width="2.489cm"/>
    </style:style>
    <style:style style:name="co21" style:family="table-column">
      <style:table-column-properties fo:break-before="auto" style:column-width="2.819cm"/>
    </style:style>
    <style:style style:name="co30" style:family="table-column">
      <style:table-column-properties fo:break-before="auto" style:column-width="2.282cm"/>
    </style:style>
    <style:style style:name="co23" style:family="table-column">
      <style:table-column-properties fo:break-before="auto" style:column-width="3.433cm"/>
    </style:style>
    <style:style style:name="co19" style:family="table-column">
      <style:table-column-properties fo:break-before="auto" style:column-width="4.023cm"/>
    </style:style>
    <style:style style:name="co20" style:family="table-column">
      <style:table-column-properties fo:break-before="auto" style:column-width="4.754cm"/>
    </style:style>
    <style:style style:name="co22" style:family="table-column">
      <style:table-column-properties fo:break-before="auto" style:column-width="5.865cm"/>
    </style:style>
    <style:style style:name="co24" style:family="table-column">
      <style:table-column-properties fo:break-before="auto" style:column-width="4.579cm"/>
    </style:style>
    <style:style style:name="co26" style:family="table-column">
      <style:table-column-properties fo:break-before="auto" style:column-width="5.015cm"/>
    </style:style>
    <style:style style:name="co31" style:family="table-column">
      <style:table-column-properties fo:break-before="auto" style:column-width="2.512cm"/>
    </style:style>
    <style:style style:name="co32" style:family="table-column">
      <style:table-column-properties fo:break-before="auto" style:column-width="3.526cm"/>
    </style:style>
    <style:style style:name="co33" style:family="table-column">
      <style:table-column-properties fo:break-before="auto" style:column-width="0.542cm"/>
    </style:style>
    <style:style style:name="co35" style:family="table-column">
      <style:table-column-properties fo:break-before="auto" style:column-width="11.259cm"/>
    </style:style>
    <style:style style:name="ro1" style:family="table-row">
      <style:table-row-properties style:row-height="0.423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ext-properties style:font-name="Arial" style:font-name-asian="SimSun" style:font-name-complex="Lucida Sans"/>
    </style:style>
  </office:automatic-styles>
  <office:body>
    <office:spreadsheet>
      <table:table table:name="SQL" table:style-name="ta1" table:print="false">
        <table:table-column table:style-name="co1" table:default-cell-style-name="Default"/>
        <table:table-row table:style-name="ro1">
          <table:table-cell table:formula="of:=[College.C3]" office:value-type="string" office:string-value="INSERT INTO College (Name) VALUES ('Arts');">
            <text:p>INSERT INTO College (Name) VALUES ('Arts');</text:p>
          </table:table-cell>
        </table:table-row>
        <table:table-row table:style-name="ro1">
          <table:table-cell table:formula="of:=[College.C4]" office:value-type="string" office:string-value="INSERT INTO College (Name) VALUES ('Science and Engineering');">
            <text:p>INSERT INTO College (Name) VALUES ('Science and Engineering');</text:p>
          </table:table-cell>
        </table:table-row>
        <table:table-row table:style-name="ro1">
          <table:table-cell table:formula="of:=[School.D3]" office:value-type="string" office:string-value="INSERT INTO School (Name,College) VALUES ('Engineering','Science and Engineering');">
            <text:p>INSERT INTO School (Name,College) VALUES ('Engineering','Science and Engineering');</text:p>
          </table:table-cell>
        </table:table-row>
        <table:table-row table:style-name="ro1">
          <table:table-cell table:formula="of:=[School.D4]" office:value-type="string" office:string-value="INSERT INTO School (Name,College) VALUES ('Computing Science','Science and Engineering');">
            <text:p>INSERT INTO School (Name,College) VALUES ('Computing Science','Science and Engineering');</text:p>
          </table:table-cell>
        </table:table-row>
        <table:table-row table:style-name="ro1">
          <table:table-cell table:formula="of:=[School.D5]" office:value-type="string" office:string-value="INSERT INTO School (Name,College) VALUES ('Culture and Creative Arts','Arts');">
            <text:p>INSERT INTO School (Name,College) VALUES ('Culture and Creative Arts','Arts');</text:p>
          </table:table-cell>
        </table:table-row>
        <table:table-row table:style-name="ro1">
          <table:table-cell table:formula="of:=[School.D6]" office:value-type="string" office:string-value="INSERT INTO School (Name,College) VALUES ('Critical Studies','Arts');">
            <text:p>INSERT INTO School (Name,College) VALUES ('Critical Studies','Arts');</text:p>
          </table:table-cell>
        </table:table-row>
        <table:table-row table:style-name="ro1">
          <table:table-cell table:formula="of:=[Staff.J3]" office:value-type="string" office:string-value="INSERT INTO Staff (StaffId,Forename,Surname,Email,Password,Username,School) VALUES ('3423432','William','Kane','William.Kane@glasgow.ac.uk','Password','3423432K','Engineering');">
            <text:p>INSERT INTO Staff (StaffId,Forename,Surname,Email,Password,Username,School) VALUES ('3423432','William','Kane','William.Kane@glasgow.ac.uk','Password','3423432K','Engineering');</text:p>
          </table:table-cell>
        </table:table-row>
        <table:table-row table:style-name="ro1">
          <table:table-cell table:formula="of:=[Staff.J4]" office:value-type="string" office:string-value="INSERT INTO Staff (StaffId,Forename,Surname,Email,Password,Username,School) VALUES ('5498923','Nicola','Tracy','Nicola.Tracy@glasgow.ac.uk','Password','5498923T','Computing Science');">
            <text:p>INSERT INTO Staff (StaffId,Forename,Surname,Email,Password,Username,School) VALUES ('5498923','Nicola','Tracy','Nicola.Tracy@glasgow.ac.uk','Password','5498923T','Computing Science');</text:p>
          </table:table-cell>
        </table:table-row>
        <table:table-row table:style-name="ro1">
          <table:table-cell table:formula="of:=[Staff.J5]" office:value-type="string" office:string-value="INSERT INTO Staff (StaffId,Forename,Surname,Email,Password,Username,School) VALUES ('6829432','Suzanne','Kerns','Suzanne.Kerns@glasgow.ac.uk','Password','6829432K','Culture and Creative Arts');">
            <text:p>INSERT INTO Staff (StaffId,Forename,Surname,Email,Password,Username,School) VALUES ('6829432','Suzanne','Kerns','Suzanne.Kerns@glasgow.ac.uk','Password','6829432K','Culture and Creative Arts');</text:p>
          </table:table-cell>
        </table:table-row>
        <table:table-row table:style-name="ro1">
          <table:table-cell table:formula="of:=[Staff.J6]" office:value-type="string" office:string-value="INSERT INTO Staff (StaffId,Forename,Surname,Email,Password,Username,School) VALUES ('5462624','John','Ashton','John.Ashton@glasgow.ac.uk','Password','5462624A','Critical Studies');">
            <text:p>INSERT INTO Staff (StaffId,Forename,Surname,Email,Password,Username,School) VALUES ('5462624','John','Ashton','John.Ashton@glasgow.ac.uk','Password','5462624A','Critical Studies');</text:p>
          </table:table-cell>
        </table:table-row>
        <table:table-row table:style-name="ro1">
          <table:table-cell table:formula="of:=[Staff.J7]" office:value-type="string" office:string-value="INSERT INTO Staff (StaffId,Forename,Surname,Email,Password,Username,School) VALUES ('9023403','Bernard','Yolk','Bernard.Yolk@glasgow.ac.uk','Password','9023403Y','Engineering');">
            <text:p>INSERT INTO Staff (StaffId,Forename,Surname,Email,Password,Username,School) VALUES ('9023403','Bernard','Yolk','Bernard.Yolk@glasgow.ac.uk','Password','9023403Y','Engineering');</text:p>
          </table:table-cell>
        </table:table-row>
        <table:table-row table:style-name="ro1">
          <table:table-cell table:formula="of:=[Staff.J8]" office:value-type="string" office:string-value="INSERT INTO Staff (StaffId,Forename,Surname,Email,Password,Username,School) VALUES ('3435232','James','Read','James.Read@glasgow.ac.uk','Password','3435232R','Computing Science');">
            <text:p>INSERT INTO Staff (StaffId,Forename,Surname,Email,Password,Username,School) VALUES ('3435232','James','Read','James.Read@glasgow.ac.uk','Password','3435232R','Computing Science');</text:p>
          </table:table-cell>
        </table:table-row>
        <table:table-row table:style-name="ro1">
          <table:table-cell table:formula="of:=[Staff.J9]" office:value-type="string" office:string-value="INSERT INTO Staff (StaffId,Forename,Surname,Email,Password,Username,School) VALUES ('4533531','Robert','Silk','Robert.Silk@glasgow.ac.uk','Password','4533531S','Culture and Creative Arts');">
            <text:p>INSERT INTO Staff (StaffId,Forename,Surname,Email,Password,Username,School) VALUES ('4533531','Robert','Silk','Robert.Silk@glasgow.ac.uk','Password','4533531S','Culture and Creative Arts');</text:p>
          </table:table-cell>
        </table:table-row>
        <table:table-row table:style-name="ro1">
          <table:table-cell table:formula="of:=[Staff.J10]" office:value-type="string" office:string-value="INSERT INTO Staff (StaffId,Forename,Surname,Email,Password,Username,School) VALUES ('5345331','Theodore','Edwards','Theodore.Edwards@glasgow.ac.uk','Password','5345331E','Critical Studies');">
            <text:p>INSERT INTO Staff (StaffId,Forename,Surname,Email,Password,Username,School) VALUES ('5345331','Theodore','Edwards','Theodore.Edwards@glasgow.ac.uk','Password','5345331E','Critical Studies');</text:p>
          </table:table-cell>
        </table:table-row>
        <table:table-row table:style-name="ro1">
          <table:table-cell table:formula="of:=[Student.M3]" office:value-type="string" office:string-value="INSERT INTO Student (Matric,Username,Email,password,Forename,Surname,Year,StaffId,Degree,Salt) VALUES ('3000001','3000001B','3000001B@student.gla.ac.uk','password','Steven','Bell','2','5462624','Computing Science','');">
            <text:p>INSERT INTO Student (Matric,Username,Email,password,Forename,Surname,Year,StaffId,Degree,Salt) VALUES ('3000001','3000001B','3000001B@student.gla.ac.uk','password','Steven','Bell','2','5462624','Computing Science','');</text:p>
          </table:table-cell>
        </table:table-row>
        <table:table-row table:style-name="ro1">
          <table:table-cell table:formula="of:=[Student.M4]" office:value-type="string" office:string-value="INSERT INTO Student (Matric,Username,Email,password,Forename,Surname,Year,StaffId,Degree,Salt) VALUES ('3000002','3000002H','3000002H@student.gla.ac.uk','password','Ben','Harris','3','5498923','Software Engineering','');">
            <text:p>INSERT INTO Student (Matric,Username,Email,password,Forename,Surname,Year,StaffId,Degree,Salt) VALUES ('3000002','3000002H','3000002H@student.gla.ac.uk','password','Ben','Harris','3','5498923','Software Engineering','');</text:p>
          </table:table-cell>
        </table:table-row>
        <table:table-row table:style-name="ro1">
          <table:table-cell table:formula="of:=[Student.M5]" office:value-type="string" office:string-value="INSERT INTO Student (Matric,Username,Email,password,Forename,Surname,Year,StaffId,Degree,Salt) VALUES ('3000003','3000003J','3000003J@student.gla.ac.uk','password','Sarah','Jane','1','3423432','Computing Science','');">
            <text:p>INSERT INTO Student (Matric,Username,Email,password,Forename,Surname,Year,StaffId,Degree,Salt) VALUES ('3000003','3000003J','3000003J@student.gla.ac.uk','password','Sarah','Jane','1','3423432','Computing Science','');</text:p>
          </table:table-cell>
        </table:table-row>
        <table:table-row table:style-name="ro1">
          <table:table-cell table:formula="of:=[Student.M6]" office:value-type="string" office:string-value="INSERT INTO Student (Matric,Username,Email,password,Forename,Surname,Year,StaffId,Degree,Salt) VALUES ('3000004','3000004S','3000004S@student.gla.ac.uk','password','Jim','Stephens','2','3423432','Software Engineering','');">
            <text:p>INSERT INTO Student (Matric,Username,Email,password,Forename,Surname,Year,StaffId,Degree,Salt) VALUES ('3000004','3000004S','3000004S@student.gla.ac.uk','password','Jim','Stephens','2','3423432','Software Engineering','');</text:p>
          </table:table-cell>
        </table:table-row>
        <table:table-row table:style-name="ro1">
          <table:table-cell table:formula="of:=[Student.M7]" office:value-type="string" office:string-value="INSERT INTO Student (Matric,Username,Email,password,Forename,Surname,Year,StaffId,Degree,Salt) VALUES ('3000005','3000005M','3000005M@student.gla.ac.uk','password','Kyle','Marx','3','6829432','Computing Science','');">
            <text:p>INSERT INTO Student (Matric,Username,Email,password,Forename,Surname,Year,StaffId,Degree,Salt) VALUES ('3000005','3000005M','3000005M@student.gla.ac.uk','password','Kyle','Marx','3','6829432','Computing Science','');</text:p>
          </table:table-cell>
        </table:table-row>
        <table:table-row table:style-name="ro1">
          <table:table-cell table:formula="of:=[Student.M8]" office:value-type="string" office:string-value="INSERT INTO Student (Matric,Username,Email,password,Forename,Surname,Year,StaffId,Degree,Salt) VALUES ('3000006','3000006M','3000006M@student.gla.ac.uk','password','Tessa','Molly','3','5462624','Software Engineering','');">
            <text:p>INSERT INTO Student (Matric,Username,Email,password,Forename,Surname,Year,StaffId,Degree,Salt) VALUES ('3000006','3000006M','3000006M@student.gla.ac.uk','password','Tessa','Molly','3','5462624','Software Engineering','');</text:p>
          </table:table-cell>
        </table:table-row>
        <table:table-row table:style-name="ro1">
          <table:table-cell table:formula="of:=[Student.M9]" office:value-type="string" office:string-value="INSERT INTO Student (Matric,Username,Email,password,Forename,Surname,Year,StaffId,Degree,Salt) VALUES ('3000007','3000007W','3000007W@student.gla.ac.uk','password','Jacob','Wells','3','5498923','Computing Science','');">
            <text:p>INSERT INTO Student (Matric,Username,Email,password,Forename,Surname,Year,StaffId,Degree,Salt) VALUES ('3000007','3000007W','3000007W@student.gla.ac.uk','password','Jacob','Wells','3','5498923','Computing Science','');</text:p>
          </table:table-cell>
        </table:table-row>
        <table:table-row table:style-name="ro1">
          <table:table-cell table:formula="of:=[Student.M10]" office:value-type="string" office:string-value="INSERT INTO Student (Matric,Username,Email,password,Forename,Surname,Year,StaffId,Degree,Salt) VALUES ('3000008','3000008G','3000008G@student.gla.ac.uk','password','Shak','Gains','4','5462624','Software Engineering','');">
            <text:p>INSERT INTO Student (Matric,Username,Email,password,Forename,Surname,Year,StaffId,Degree,Salt) VALUES ('3000008','3000008G','3000008G@student.gla.ac.uk','password','Shak','Gains','4','5462624','Software Engineering','');</text:p>
          </table:table-cell>
        </table:table-row>
        <table:table-row table:style-name="ro1">
          <table:table-cell table:formula="of:=[Student.M11]" office:value-type="string" office:string-value="INSERT INTO Student (Matric,Username,Email,password,Forename,Surname,Year,StaffId,Degree,Salt) VALUES ('3000009','3000009S','3000009S@student.gla.ac.uk','password','Mohammed','Sharik','5','5498923','Computing Science','');">
            <text:p>INSERT INTO Student (Matric,Username,Email,password,Forename,Surname,Year,StaffId,Degree,Salt) VALUES ('3000009','3000009S','3000009S@student.gla.ac.uk','password','Mohammed','Sharik','5','5498923','Computing Science','');</text:p>
          </table:table-cell>
        </table:table-row>
        <table:table-row table:style-name="ro1">
          <table:table-cell table:formula="of:=[Student.M12]" office:value-type="string" office:string-value="INSERT INTO Student (Matric,Username,Email,password,Forename,Surname,Year,StaffId,Degree,Salt) VALUES ('3000010','3000010A','3000010A@student.gla.ac.uk','password','Benôit','Ashdown','4','6829432','Software Engineering','');">
            <text:p>INSERT INTO Student (Matric,Username,Email,password,Forename,Surname,Year,StaffId,Degree,Salt) VALUES ('3000010','3000010A','3000010A@student.gla.ac.uk','password','Benôit','Ashdown','4','6829432','Software Engineering','');</text:p>
          </table:table-cell>
        </table:table-row>
        <table:table-row table:style-name="ro1">
          <table:table-cell table:formula="of:=[Advisor.C3]" office:value-type="string" office:string-value="INSERT INTO Advisor (StaffId) VALUES ('3423432');">
            <text:p>INSERT INTO Advisor (StaffId) VALUES ('3423432');</text:p>
          </table:table-cell>
        </table:table-row>
        <table:table-row table:style-name="ro1">
          <table:table-cell table:formula="of:=[Advisor.C4]" office:value-type="string" office:string-value="INSERT INTO Advisor (StaffId) VALUES ('5498923');">
            <text:p>INSERT INTO Advisor (StaffId) VALUES ('5498923');</text:p>
          </table:table-cell>
        </table:table-row>
        <table:table-row table:style-name="ro1">
          <table:table-cell table:formula="of:=[Advisor.C5]" office:value-type="string" office:string-value="INSERT INTO Advisor (StaffId) VALUES ('6829432');">
            <text:p>INSERT INTO Advisor (StaffId) VALUES ('6829432');</text:p>
          </table:table-cell>
        </table:table-row>
        <table:table-row table:style-name="ro1">
          <table:table-cell table:formula="of:=[Advisor.C6]" office:value-type="string" office:string-value="INSERT INTO Advisor (StaffId) VALUES ('5462624');">
            <text:p>INSERT INTO Advisor (StaffId) VALUES ('5462624');</text:p>
          </table:table-cell>
        </table:table-row>
        <table:table-row table:style-name="ro1">
          <table:table-cell table:formula="of:=[Course.L3]" office:value-type="string" office:string-value="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table:formula="of:=[Course.L4]" office:value-type="string" office:string-value="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table:formula="of:=[Course.L5]" office:value-type="string" office:string-value="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6]" office:value-type="string" office:string-value="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text:p>
          </table:table-cell>
        </table:table-row>
        <table:table-row table:style-name="ro1">
          <table:table-cell table:formula="of:=[Course.L7]" office:value-type="string" office:string-value="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8]" office:value-type="string" office:string-value="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table:formula="of:=[Course.L9]" office:value-type="string" office:string-value="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text:p>
          </table:table-cell>
        </table:table-row>
        <table:table-row table:style-name="ro1">
          <table:table-cell table:formula="of:=[Course.L10]" office:value-type="string" office:string-value="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table:formula="of:=[Course.L11]" office:value-type="string" office:string-value="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table:formula="of:=[Course.L12]" office:value-type="string" office:string-value="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13]" office:value-type="string" office:string-value="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14]" office:value-type="string" office:string-value="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15]" office:value-type="string" office:string-value="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
            <text:p>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text:p>
          </table:table-cell>
        </table:table-row>
        <table:table-row table:style-name="ro1">
          <table:table-cell table:formula="of:=[Course.L16]" office:value-type="string" office:string-value="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17]" office:value-type="string" office:string-value="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18]" office:value-type="string" office:string-value="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
            <text:p>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text:p>
          </table:table-cell>
        </table:table-row>
        <table:table-row table:style-name="ro1">
          <table:table-cell table:formula="of:=[Course.L19]" office:value-type="string" office:string-value="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1">
          <table:table-cell table:formula="of:=[Course.L20]" office:value-type="string" office:string-value="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table:formula="of:=[Course.L21]" office:value-type="string" office:string-value="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
            <text:p>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text:p>
          </table:table-cell>
        </table:table-row>
        <table:table-row table:style-name="ro1">
          <table:table-cell table:formula="of:=[Course.L22]" office:value-type="string" office:string-value="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
            <text:p>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text:p>
          </table:table-cell>
        </table:table-row>
        <table:table-row table:style-name="ro1">
          <table:table-cell table:formula="of:=[Course.L23]" office:value-type="string" office:string-value="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24]" office:value-type="string" office:string-value="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25]" office:value-type="string" office:string-value="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
            <text:p>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text:p>
          </table:table-cell>
        </table:table-row>
        <table:table-row table:style-name="ro1">
          <table:table-cell table:formula="of:=[Course.L26]" office:value-type="string" office:string-value="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27]" office:value-type="string" office:string-value="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
            <text:p>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text:p>
          </table:table-cell>
        </table:table-row>
        <table:table-row table:style-name="ro1">
          <table:table-cell table:formula="of:=[Course.L28]" office:value-type="string" office:string-value="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text:p>
          </table:table-cell>
        </table:table-row>
        <table:table-row table:style-name="ro1">
          <table:table-cell table:formula="of:=[Course.L29]" office:value-type="string" office:string-value="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30]" office:value-type="string" office:string-value="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table:formula="of:=[Course.L31]" office:value-type="string" office:string-value="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
            <text:p>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text:p>
          </table:table-cell>
        </table:table-row>
        <table:table-row table:style-name="ro1">
          <table:table-cell table:formula="of:=[Course.L32]" office:value-type="string" office:string-value="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
            <text:p>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text:p>
          </table:table-cell>
        </table:table-row>
        <table:table-row table:style-name="ro1">
          <table:table-cell table:formula="of:=[Course.L33]" office:value-type="string" office:string-value="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
            <text:p>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text:p>
          </table:table-cell>
        </table:table-row>
        <table:table-row table:style-name="ro1">
          <table:table-cell table:formula="of:=[Course.L34]" office:value-type="string" office:string-value="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
            <text:p>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text:p>
          </table:table-cell>
        </table:table-row>
        <table:table-row table:style-name="ro1">
          <table:table-cell table:formula="of:=[Course.L35]" office:value-type="string" office:string-value="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
            <text:p>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text:p>
          </table:table-cell>
        </table:table-row>
        <table:table-row table:style-name="ro1">
          <table:table-cell table:formula="of:=[Course.L36]" office:value-type="string" office:string-value="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1">
          <table:table-cell table:formula="of:=[Course.L37]" office:value-type="string" office:string-value="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38]" office:value-type="string" office:string-value="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39]" office:value-type="string" office:string-value="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
            <text:p>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text:p>
          </table:table-cell>
        </table:table-row>
        <table:table-row table:style-name="ro1">
          <table:table-cell table:formula="of:=[Course.L40]" office:value-type="string" office:string-value="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41]" office:value-type="string" office:string-value="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table:formula="of:=[Course.L42]" office:value-type="string" office:string-value="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1">
          <table:table-cell table:formula="of:=[Course.L43]" office:value-type="string" office:string-value="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1">
          <table:table-cell table:formula="of:=[Course.L44]" office:value-type="string" office:string-value="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table:formula="of:=[Course.L45]" office:value-type="string" office:string-value="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text:p>
          </table:table-cell>
        </table:table-row>
        <table:table-row table:style-name="ro1">
          <table:table-cell table:formula="of:=[Course.L46]" office:value-type="string" office:string-value="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table:formula="of:=[Course.L47]" office:value-type="string" office:string-value="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48]" office:value-type="string" office:string-value="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49]" office:value-type="string" office:string-value="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
            <text:p>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text:p>
          </table:table-cell>
        </table:table-row>
        <table:table-row table:style-name="ro1">
          <table:table-cell table:formula="of:=[Course.L50]" office:value-type="string" office:string-value="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
            <text:p>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text:p>
          </table:table-cell>
        </table:table-row>
        <table:table-row table:style-name="ro1">
          <table:table-cell table:formula="of:=[Course.L51]" office:value-type="string" office:string-value="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
            <text:p>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text:p>
          </table:table-cell>
        </table:table-row>
        <table:table-row table:style-name="ro1">
          <table:table-cell table:formula="of:=[Course.L52]" office:value-type="string" office:string-value="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table:formula="of:=[Course.L53]" office:value-type="string" office:string-value="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54]" office:value-type="string" office:string-value="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ext:s/>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55]" office:value-type="string" office:string-value="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text:p>
          </table:table-cell>
        </table:table-row>
        <table:table-row table:style-name="ro1">
          <table:table-cell table:formula="of:=[Course.L56]" office:value-type="string" office:string-value="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
            <text:p>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text:p>
          </table:table-cell>
        </table:table-row>
        <table:table-row table:style-name="ro1">
          <table:table-cell table:formula="of:=[Course.L57]" office:value-type="string" office:string-value="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table:formula="of:=[Course.L58]" office:value-type="string" office:string-value="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59]" office:value-type="string" office:string-value="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he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ext:s/>The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table:formula="of:=[Course.L60]" office:value-type="string" office:string-value="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
            <text:p>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text:p>
          </table:table-cell>
        </table:table-row>
        <table:table-row table:style-name="ro1">
          <table:table-cell table:formula="of:=[Course.L61]" office:value-type="string" office:string-value="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text:p>
          </table:table-cell>
        </table:table-row>
        <table:table-row table:style-name="ro1">
          <table:table-cell table:formula="of:=[Course.L62]" office:value-type="string" office:string-value="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
            <text:p>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text:p>
          </table:table-cell>
        </table:table-row>
        <table:table-row table:style-name="ro1">
          <table:table-cell table:formula="of:=[Course.L63]" office:value-type="string" office:string-value="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
            <text:p>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text:p>
          </table:table-cell>
        </table:table-row>
        <table:table-row table:style-name="ro1">
          <table:table-cell table:formula="of:=[Course.L64]" office:value-type="string" office:string-value="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65]" office:value-type="string" office:string-value="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66]" office:value-type="string" office:string-value="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architectural principles.','Professional Software Development 3 (or equivalent).','Examination 60%, coursework 40%. The coursework cannot be redone because it is done as part of a group.','April/May','Computing Science');">
            <text:p>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text:s text:c="3"/>architectural principles.','Professional Software Development 3 (or equivalent).','Examination 60%, coursework 40%. The coursework cannot be redone because it is done as part of a group.','April/May','Computing Science');</text:p>
          </table:table-cell>
        </table:table-row>
        <table:table-row table:style-name="ro1">
          <table:table-cell table:formula="of:=[Course.L67]" office:value-type="string" office:string-value="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April/May','Computing Science');">
            <text:p>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text:s/>','April/May','Computing Science');</text:p>
          </table:table-cell>
        </table:table-row>
        <table:table-row table:style-name="ro1">
          <table:table-cell table:formula="of:=[Course.L68]" office:value-type="string" office:string-value="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
            <text:p>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text:p>
          </table:table-cell>
        </table:table-row>
        <table:table-row table:style-name="ro1">
          <table:table-cell table:formula="of:=[Course.L69]" office:value-type="string" office:string-value="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
            <text:p>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text:p>
          </table:table-cell>
        </table:table-row>
        <table:table-row table:style-name="ro1">
          <table:table-cell table:formula="of:=[Course.L70]" office:value-type="string" office:string-value="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1]" office:value-type="string" office:string-value="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MSc Development Project Proposal','This course is assessed 100% by a demonstration and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text:s/>','MSc Development Project Proposal','This course is assessed 100% by a demonstration and dissertation. This report will incorporate 3 months of continuous work so it will therefore not be possible for students to resubmit this work.','August','Computing Science');</text:p>
          </table:table-cell>
        </table:table-row>
        <table:table-row table:style-name="ro1">
          <table:table-cell table:formula="of:=[Course.L72]" office:value-type="string" office:string-value="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1">
          <table:table-cell table:formula="of:=[Course.L73]" office:value-type="string" office:string-value="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
            <text:p>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text:p>
          </table:table-cell>
        </table:table-row>
        <table:table-row table:style-name="ro1">
          <table:table-cell table:formula="of:=[Course.L74]" office:value-type="string" office:string-value="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75]" office:value-type="string" office:string-value="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6]" office:value-type="string" office:string-value="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7]" office:value-type="string" office:string-value="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
            <text:p>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text:p>
          </table:table-cell>
        </table:table-row>
        <table:table-row table:style-name="ro1">
          <table:table-cell table:formula="of:=[Course.L78]" office:value-type="string" office:string-value="INSERT INTO Course (Level,Semester,Credit,CourseId,Name,Description,EntryRequirements,Assessment,MainAssessment,School) VALUES ('5','2','10','COMPSCI5004','Algorithms And Data Structures (M) ','Ģ&#9;To study the concept of algorithms, and how to analyse their efficiency.Ģ&#9;To study the concept of abstract data types, and the abstract data types most commonly used in software development.Ģ&#9;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4','Algorithms And Data Structures (M) ','Ģ<text:tab/>To study the concept of algorithms, and how to analyse their efficiency.Ģ<text:tab/>To study the concept of abstract data types, and the abstract data types most commonly used in software development.Ģ<text:tab/>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table:formula="of:=[Course.L79]" office:value-type="string" office:string-value="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80]" office:value-type="string" office:string-value="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
            <text:p>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text:p>
          </table:table-cell>
        </table:table-row>
        <table:table-row table:style-name="ro1">
          <table:table-cell table:formula="of:=[Course.L81]" office:value-type="string" office:string-value="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table:formula="of:=[Course.L82]" office:value-type="string" office:string-value="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
            <text:p>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text:p>
          </table:table-cell>
        </table:table-row>
        <table:table-row table:style-name="ro1">
          <table:table-cell table:formula="of:=[Course.L83]" office:value-type="string" office:string-value="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
            <text:p>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text:p>
          </table:table-cell>
        </table:table-row>
        <table:table-row table:style-name="ro1">
          <table:table-cell table:formula="of:=[Course.L84]" office:value-type="string" office:string-value="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
            <text:p>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text:p>
          </table:table-cell>
        </table:table-row>
        <table:table-row table:style-name="ro1">
          <table:table-cell table:formula="of:=[Course.L85]" office:value-type="string" office:string-value="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table:formula="of:=[Course.L86]" office:value-type="string" office:string-value="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It provides an overview of recent research into software certification, into national critical infrastructure protection and to the interactions between safety and cyber-security. ','None','AssessmentExamination 80%, Practical Exercises 20%.','April/May','Computing Science');">
            <text:p>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text:s/>It provides an overview of recent research into software certification, into national critical infrastructure protection and to the interactions between safety and cyber-security. ','None','AssessmentExamination 80%, Practical Exercises 20%.','April/May','Computing Science');</text:p>
          </table:table-cell>
        </table:table-row>
        <table:table-row table:style-name="ro1">
          <table:table-cell table:formula="of:=[Course.L87]" office:value-type="string" office:string-value="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1">
          <table:table-cell table:formula="of:=[Degree.F3]" office:value-type="string" office:string-value="INSERT INTO Degree (Name,School,Years,DegreeType) values ('English Literature','Critical Studies','4','BA');">
            <text:p>INSERT INTO Degree (Name,School,Years,DegreeType) values ('English Literature','Critical Studies','4','BA');</text:p>
          </table:table-cell>
        </table:table-row>
        <table:table-row table:style-name="ro1">
          <table:table-cell table:formula="of:=[Degree.F4]" office:value-type="string" office:string-value="INSERT INTO Degree (Name,School,Years,DegreeType) values ('Computer Science','Computing Science','4','BEng');">
            <text:p>INSERT INTO Degree (Name,School,Years,DegreeType) values ('Computer Science','Computing Science','4','BEng');</text:p>
          </table:table-cell>
        </table:table-row>
        <table:table-row table:style-name="ro1">
          <table:table-cell table:formula="of:=[Degree.F5]" office:value-type="string" office:string-value="INSERT INTO Degree (Name,School,Years,DegreeType) values ('Mechanical Engineering','Engineering','4','BSci');">
            <text:p>INSERT INTO Degree (Name,School,Years,DegreeType) values ('Mechanical Engineering','Engineering','4','BSci');</text:p>
          </table:table-cell>
        </table:table-row>
        <table:table-row table:style-name="ro1">
          <table:table-cell table:formula="of:=[Degree.F6]" office:value-type="string" office:string-value="INSERT INTO Degree (Name,School,Years,DegreeType) values ('Electronic and Software Engineering','Engineering','4','BEng');">
            <text:p>INSERT INTO Degree (Name,School,Years,DegreeType) values ('Electronic and Software Engineering','Engineering','4','BEng');</text:p>
          </table:table-cell>
        </table:table-row>
        <table:table-row table:style-name="ro1">
          <table:table-cell table:formula="of:=[Degree.F7]" office:value-type="string" office:string-value="INSERT INTO Degree (Name,School,Years,DegreeType) values ('Music','Culture and Creative Arts','4','BA');">
            <text:p>INSERT INTO Degree (Name,School,Years,DegreeType) values ('Music','Culture and Creative Arts','4','BA');</text:p>
          </table:table-cell>
        </table:table-row>
        <table:table-row table:style-name="ro1">
          <table:table-cell table:formula="of:=[DeptHead.D3]" office:value-type="string" office:string-value="INSERT INTO DeptHead (StaffId,Year) VALUES ('3435232','1');">
            <text:p>INSERT INTO DeptHead (StaffId,Year) VALUES ('3435232','1');</text:p>
          </table:table-cell>
        </table:table-row>
        <table:table-row table:style-name="ro1">
          <table:table-cell table:formula="of:=[DeptHead.D4]" office:value-type="string" office:string-value="INSERT INTO DeptHead (StaffId,Year) VALUES ('4533531','2');">
            <text:p>INSERT INTO DeptHead (StaffId,Year) VALUES ('4533531','2');</text:p>
          </table:table-cell>
        </table:table-row>
        <table:table-row table:style-name="ro1">
          <table:table-cell table:formula="of:=[DeptHead.D5]" office:value-type="string" office:string-value="INSERT INTO DeptHead (StaffId,Year) VALUES ('5345331','3');">
            <text:p>INSERT INTO DeptHead (StaffId,Year) VALUES ('5345331','3');</text:p>
          </table:table-cell>
        </table:table-row>
        <table:table-row table:style-name="ro1">
          <table:table-cell table:formula="of:=[DeptHead.D6]" office:value-type="string" office:string-value="INSERT INTO DeptHead (StaffId,Year) VALUES ('9023403','4');">
            <text:p>INSERT INTO DeptHead (StaffId,Year) VALUES ('9023403','4');</text:p>
          </table:table-cell>
        </table:table-row>
        <table:table-row table:style-name="ro1">
          <table:table-cell table:formula="of:=[StudentHasCourse.G3]" office:value-type="string" office:string-value="INSERT INTO StudentHasCourse (StudentHasCourseId,Matric,CourseId,Grade,Status) VALUES ('1','3000001','ENGLANG3012','B1','Completed');">
            <text:p>INSERT INTO StudentHasCourse (StudentHasCourseId,Matric,CourseId,Grade,Status) VALUES ('1','3000001','ENGLANG3012','B1','Completed');</text:p>
          </table:table-cell>
        </table:table-row>
        <table:table-row table:style-name="ro1">
          <table:table-cell table:formula="of:=[StudentHasCourse.G4]" office:value-type="string" office:string-value="INSERT INTO StudentHasCourse (StudentHasCourseId,Matric,CourseId,Grade,Status) VALUES ('2','3000002','Compsci2436','A2','Completed');">
            <text:p>INSERT INTO StudentHasCourse (StudentHasCourseId,Matric,CourseId,Grade,Status) VALUES ('2','3000002','Compsci2436','A2','Completed');</text:p>
          </table:table-cell>
        </table:table-row>
        <table:table-row table:style-name="ro1">
          <table:table-cell table:formula="of:=[StudentHasCourse.G5]" office:value-type="string" office:string-value="INSERT INTO StudentHasCourse (StudentHasCourseId,Matric,CourseId,Grade,Status) VALUES ('3','3000003','ENG4425','D3','Completed');">
            <text:p>INSERT INTO StudentHasCourse (StudentHasCourseId,Matric,CourseId,Grade,Status) VALUES ('3','3000003','ENG4425','D3','Completed');</text:p>
          </table:table-cell>
        </table:table-row>
        <table:table-row table:style-name="ro1">
          <table:table-cell table:formula="of:=[StudentHasCourse.G6]" office:value-type="string" office:string-value="INSERT INTO StudentHasCourse (StudentHasCourseId,Matric,CourseId,Grade,Status) VALUES ('4','3000004','ENG4425','C2','Completed');">
            <text:p>INSERT INTO StudentHasCourse (StudentHasCourseId,Matric,CourseId,Grade,Status) VALUES ('4','3000004','ENG4425','C2','Completed');</text:p>
          </table:table-cell>
        </table:table-row>
        <table:table-row table:style-name="ro1">
          <table:table-cell table:formula="of:=[StudentHasCourse.G7]" office:value-type="string" office:string-value="INSERT INTO StudentHasCourse (StudentHasCourseId,Matric,CourseId,Grade,Status) VALUES ('5','3000005','MUSIC1323','B2','Completed');">
            <text:p>INSERT INTO StudentHasCourse (StudentHasCourseId,Matric,CourseId,Grade,Status) VALUES ('5','3000005','MUSIC1323','B2','Completed');</text:p>
          </table:table-cell>
        </table:table-row>
        <table:table-row table:style-name="ro1">
          <table:table-cell table:formula="of:=[StudentHasCourse.G8]" office:value-type="string" office:string-value="INSERT INTO StudentHasCourse (StudentHasCourseId,Matric,CourseId,Grade,Status) VALUES ('6','3000006','ENGLANG3012','A3','Completed');">
            <text:p>INSERT INTO StudentHasCourse (StudentHasCourseId,Matric,CourseId,Grade,Status) VALUES ('6','3000006','ENGLANG3012','A3','Completed');</text:p>
          </table:table-cell>
        </table:table-row>
        <table:table-row table:style-name="ro1">
          <table:table-cell table:formula="of:=[StudentHasCourse.G9]" office:value-type="string" office:string-value="INSERT INTO StudentHasCourse (StudentHasCourseId,Matric,CourseId,Grade,Status) VALUES ('7','3000007','Compsci2436','D3','Completed');">
            <text:p>INSERT INTO StudentHasCourse (StudentHasCourseId,Matric,CourseId,Grade,Status) VALUES ('7','3000007','Compsci2436','D3','Completed');</text:p>
          </table:table-cell>
        </table:table-row>
        <table:table-row table:style-name="ro1">
          <table:table-cell table:formula="of:=[StudentHasCourse.G10]" office:value-type="string" office:string-value="INSERT INTO StudentHasCourse (StudentHasCourseId,Matric,CourseId,Grade,Status) VALUES ('8','3000008','ENGLANG3012','C3','Completed');">
            <text:p>INSERT INTO StudentHasCourse (StudentHasCourseId,Matric,CourseId,Grade,Status) VALUES ('8','3000008','ENGLANG3012','C3','Completed');</text:p>
          </table:table-cell>
        </table:table-row>
        <table:table-row table:style-name="ro1">
          <table:table-cell table:formula="of:=[StudentHasCourse.G11]" office:value-type="string" office:string-value="INSERT INTO StudentHasCourse (StudentHasCourseId,Matric,CourseId,Grade,Status) VALUES ('9','3000009','Compsci2436','B3','Completed');">
            <text:p>INSERT INTO StudentHasCourse (StudentHasCourseId,Matric,CourseId,Grade,Status) VALUES ('9','3000009','Compsci2436','B3','Completed');</text:p>
          </table:table-cell>
        </table:table-row>
        <table:table-row table:style-name="ro1">
          <table:table-cell table:formula="of:=[StudentHasCourse.G12]" office:value-type="string" office:string-value="INSERT INTO StudentHasCourse (StudentHasCourseId,Matric,CourseId,Grade,Status) VALUES ('10','3000010','MUSIC1323','A4','Completed');">
            <text:p>INSERT INTO StudentHasCourse (StudentHasCourseId,Matric,CourseId,Grade,Status) VALUES ('10','3000010','MUSIC1323','A4','Completed');</text:p>
          </table:table-cell>
        </table:table-row>
        <table:table-row table:style-name="ro1">
          <table:table-cell table:formula="of:=[StudentHasCourse.G13]" office:value-type="string" office:string-value="INSERT INTO StudentHasCourse (StudentHasCourseId,Matric,CourseId,Grade,Status) VALUES ('11','3000001','ENGLANG3014','B2','Completed');">
            <text:p>INSERT INTO StudentHasCourse (StudentHasCourseId,Matric,CourseId,Grade,Status) VALUES ('11','3000001','ENGLANG3014','B2','Completed');</text:p>
          </table:table-cell>
        </table:table-row>
        <table:table-row table:style-name="ro1">
          <table:table-cell table:formula="of:=[StudentHasCourse.G14]" office:value-type="string" office:string-value="INSERT INTO StudentHasCourse (StudentHasCourseId,Matric,CourseId,Grade,Status) VALUES ('12','3000002','Compsci2438','','Uncompleted');">
            <text:p>INSERT INTO StudentHasCourse (StudentHasCourseId,Matric,CourseId,Grade,Status) VALUES ('12','3000002','Compsci2438','','Uncompleted');</text:p>
          </table:table-cell>
        </table:table-row>
        <table:table-row table:style-name="ro1">
          <table:table-cell table:formula="of:=[StudentHasCourse.G15]" office:value-type="string" office:string-value="INSERT INTO StudentHasCourse (StudentHasCourseId,Matric,CourseId,Grade,Status) VALUES ('13','3000003','ENG4427','','Uncompleted');">
            <text:p>INSERT INTO StudentHasCourse (StudentHasCourseId,Matric,CourseId,Grade,Status) VALUES ('13','3000003','ENG4427','','Uncompleted');</text:p>
          </table:table-cell>
        </table:table-row>
        <table:table-row table:style-name="ro1">
          <table:table-cell table:formula="of:=[StudentHasCourse.G16]" office:value-type="string" office:string-value="INSERT INTO StudentHasCourse (StudentHasCourseId,Matric,CourseId,Grade,Status) VALUES ('14','3000004','Compsci2438','A5','Completed');">
            <text:p>INSERT INTO StudentHasCourse (StudentHasCourseId,Matric,CourseId,Grade,Status) VALUES ('14','3000004','Compsci2438','A5','Completed');</text:p>
          </table:table-cell>
        </table:table-row>
        <table:table-row table:style-name="ro1">
          <table:table-cell table:formula="of:=[StudentHasCourse.G17]" office:value-type="string" office:string-value="INSERT INTO StudentHasCourse (StudentHasCourseId,Matric,CourseId,Grade,Status) VALUES ('15','3000005','MUSIC1325','D2','Completed');">
            <text:p>INSERT INTO StudentHasCourse (StudentHasCourseId,Matric,CourseId,Grade,Status) VALUES ('15','3000005','MUSIC1325','D2','Completed');</text:p>
          </table:table-cell>
        </table:table-row>
        <table:table-row table:style-name="ro1">
          <table:table-cell table:formula="of:=[StudentHasCourse.G18]" office:value-type="string" office:string-value="INSERT INTO StudentHasCourse (StudentHasCourseId,Matric,CourseId,Grade,Status) VALUES ('16','3000006','ENGLANG3014','C1','Completed');">
            <text:p>INSERT INTO StudentHasCourse (StudentHasCourseId,Matric,CourseId,Grade,Status) VALUES ('16','3000006','ENGLANG3014','C1','Completed');</text:p>
          </table:table-cell>
        </table:table-row>
        <table:table-row table:style-name="ro1">
          <table:table-cell table:formula="of:=[StudentHasCourse.G19]" office:value-type="string" office:string-value="INSERT INTO StudentHasCourse (StudentHasCourseId,Matric,CourseId,Grade,Status) VALUES ('17','3000007','Compsci2438','B1','Completed');">
            <text:p>INSERT INTO StudentHasCourse (StudentHasCourseId,Matric,CourseId,Grade,Status) VALUES ('17','3000007','Compsci2438','B1','Completed');</text:p>
          </table:table-cell>
        </table:table-row>
        <table:table-row table:style-name="ro1">
          <table:table-cell table:formula="of:=[StudentHasCourse.G20]" office:value-type="string" office:string-value="INSERT INTO StudentHasCourse (StudentHasCourseId,Matric,CourseId,Grade,Status) VALUES ('18','3000008','ENGLANG3014','A4','Completed');">
            <text:p>INSERT INTO StudentHasCourse (StudentHasCourseId,Matric,CourseId,Grade,Status) VALUES ('18','3000008','ENGLANG3014','A4','Completed');</text:p>
          </table:table-cell>
        </table:table-row>
        <table:table-row table:style-name="ro1">
          <table:table-cell table:formula="of:=[StudentHasCourse.G21]" office:value-type="string" office:string-value="INSERT INTO StudentHasCourse (StudentHasCourseId,Matric,CourseId,Grade,Status) VALUES ('19','3000009','Compsci2438','G1','Failed');">
            <text:p>INSERT INTO StudentHasCourse (StudentHasCourseId,Matric,CourseId,Grade,Status) VALUES ('19','3000009','Compsci2438','G1','Failed');</text:p>
          </table:table-cell>
        </table:table-row>
        <table:table-row table:style-name="ro1">
          <table:table-cell table:formula="of:=[StudentHasCourse.G22]" office:value-type="string" office:string-value="INSERT INTO StudentHasCourse (StudentHasCourseId,Matric,CourseId,Grade,Status) VALUES ('20','3000010','MUSIC1325','E2','Failed');">
            <text:p>INSERT INTO StudentHasCourse (StudentHasCourseId,Matric,CourseId,Grade,Status) VALUES ('20','3000010','MUSIC1325','E2','Failed');</text:p>
          </table:table-cell>
        </table:table-row>
        <table:table-row table:style-name="ro1">
          <table:table-cell table:formula="of:=[TeachingCommittee.C3]" office:value-type="string" office:string-value="INSERT INTO TeachingCommittee (StaffId) VALUES ('9023403');">
            <text:p>INSERT INTO TeachingCommittee (StaffId) VALUES ('9023403');</text:p>
          </table:table-cell>
        </table:table-row>
        <table:table-row table:style-name="ro1">
          <table:table-cell table:formula="of:=[TeachingCommittee.C4]" office:value-type="string" office:string-value="INSERT INTO TeachingCommittee (StaffId) VALUES ('3423432');">
            <text:p>INSERT INTO TeachingCommittee (StaffId) VALUES ('3423432');</text:p>
          </table:table-cell>
        </table:table-row>
      </table:table>
      <table:table table:name="Advisor" table:style-name="ta1" table:print="false">
        <table:table-column table:style-name="co1" table:number-columns-repeated="3" table:default-cell-style-name="Default"/>
        <table:table-row table:style-name="ro1">
          <table:table-cell office:value-type="string">
            <text:p>Advisor</text:p>
          </table:table-cell>
          <table:table-cell table:number-columns-repeated="2"/>
        </table:table-row>
        <table:table-row table:style-name="ro1">
          <table:table-cell office:value-type="string">
            <text:p>StaffId</text:p>
          </table:table-cell>
          <table:table-cell table:number-columns-repeated="2"/>
        </table:table-row>
        <table:table-row table:style-name="ro1">
          <table:table-cell office:value-type="float" office:value="3423432">
            <text:p>3423432</text:p>
          </table:table-cell>
          <table:table-cell/>
          <table:table-cell table:formula="of:=CONCATENATE(&quot;INSERT INTO &quot;;[.$A$1];&quot; (&quot;;[.$A$2];&quot;) VALUES ('&quot;;[.A3];&quot;');&quot;)" office:value-type="string" office:string-value="INSERT INTO Advisor (StaffId) VALUES ('3423432');">
            <text:p>INSERT INTO Advisor (StaffId) VALUES ('3423432');</text:p>
          </table:table-cell>
        </table:table-row>
        <table:table-row table:style-name="ro1">
          <table:table-cell office:value-type="float" office:value="5498923">
            <text:p>5498923</text:p>
          </table:table-cell>
          <table:table-cell/>
          <table:table-cell table:formula="of:=CONCATENATE(&quot;INSERT INTO &quot;;[.$A$1];&quot; (&quot;;[.$A$2];&quot;) VALUES ('&quot;;[.A4];&quot;');&quot;)" office:value-type="string" office:string-value="INSERT INTO Advisor (StaffId) VALUES ('5498923');">
            <text:p>INSERT INTO Advisor (StaffId) VALUES ('5498923');</text:p>
          </table:table-cell>
        </table:table-row>
        <table:table-row table:style-name="ro1">
          <table:table-cell office:value-type="float" office:value="6829432">
            <text:p>6829432</text:p>
          </table:table-cell>
          <table:table-cell/>
          <table:table-cell table:formula="of:=CONCATENATE(&quot;INSERT INTO &quot;;[.$A$1];&quot; (&quot;;[.$A$2];&quot;) VALUES ('&quot;;[.A5];&quot;');&quot;)" office:value-type="string" office:string-value="INSERT INTO Advisor (StaffId) VALUES ('6829432');">
            <text:p>INSERT INTO Advisor (StaffId) VALUES ('6829432');</text:p>
          </table:table-cell>
        </table:table-row>
        <table:table-row table:style-name="ro1">
          <table:table-cell office:value-type="float" office:value="5462624">
            <text:p>5462624</text:p>
          </table:table-cell>
          <table:table-cell/>
          <table:table-cell table:formula="of:=CONCATENATE(&quot;INSERT INTO &quot;;[.$A$1];&quot; (&quot;;[.$A$2];&quot;) VALUES ('&quot;;[.A6];&quot;');&quot;)" office:value-type="string" office:string-value="INSERT INTO Advisor (StaffId) VALUES ('5462624');">
            <text:p>INSERT INTO Advisor (StaffId) VALUES ('5462624');</text:p>
          </table:table-cell>
        </table:table-row>
      </table:table>
      <table:table table:name="College" table:style-name="ta1" table:print="false">
        <table:table-column table:style-name="co2" table:default-cell-style-name="Default"/>
        <table:table-column table:style-name="co1" table:number-columns-repeated="2" table:default-cell-style-name="Default"/>
        <table:table-row table:style-name="ro1">
          <table:table-cell office:value-type="string">
            <text:p>College</text:p>
          </table:table-cell>
          <table:table-cell table:number-columns-repeated="2"/>
        </table:table-row>
        <table:table-row table:style-name="ro1">
          <table:table-cell office:value-type="string">
            <text:p>Name</text:p>
          </table:table-cell>
          <table:table-cell table:number-columns-repeated="2"/>
        </table:table-row>
        <table:table-row table:style-name="ro1">
          <table:table-cell office:value-type="string">
            <text:p>Arts</text:p>
          </table:table-cell>
          <table:table-cell/>
          <table:table-cell table:formula="of:=CONCATENATE(&quot;INSERT INTO &quot;;[.$A$1];&quot; (&quot;;[.$A$2];&quot;) VALUES ('&quot;;[.A3];&quot;');&quot;)" office:value-type="string" office:string-value="INSERT INTO College (Name) VALUES ('Arts');">
            <text:p>INSERT INTO College (Name) VALUES ('Arts');</text:p>
          </table:table-cell>
        </table:table-row>
        <table:table-row table:style-name="ro1">
          <table:table-cell office:value-type="string">
            <text:p>Science and Engineering</text:p>
          </table:table-cell>
          <table:table-cell/>
          <table:table-cell table:formula="of:=CONCATENATE(&quot;INSERT INTO &quot;;[.$A$1];&quot; (&quot;;[.$A$2];&quot;) VALUES ('&quot;;[.A4];&quot;');&quot;)" office:value-type="string" office:string-value="INSERT INTO College (Name) VALUES ('Science and Engineering');">
            <text:p>INSERT INTO College (Name) VALUES ('Science and Engineering');</text:p>
          </table:table-cell>
        </table:table-row>
      </table:table>
      <table:table table:name="Course" table:style-name="ta1" table:print="false">
        <table:table-column table:style-name="co21" table:default-cell-style-name="Default"/>
        <table:table-column table:style-name="co19" table:default-cell-style-name="ce1"/>
        <table:table-column table:style-name="co20" table:default-cell-style-name="Default"/>
        <table:table-column table:style-name="co22" table:default-cell-style-name="Default"/>
        <table:table-column table:style-name="co2" table:default-cell-style-name="Default"/>
        <table:table-column table:style-name="co1" table:number-columns-repeated="7" table:default-cell-style-name="Default"/>
        <table:table-row table:style-name="ro1">
          <table:table-cell office:value-type="string">
            <text:p>Course</text:p>
          </table:table-cell>
          <table:table-cell table:number-columns-repeated="11"/>
        </table:table-row>
        <table:table-row table:style-name="ro1">
          <table:table-cell office:value-type="string">
            <text:p>Level</text:p>
          </table:table-cell>
          <table:table-cell office:value-type="string">
            <text:p>Semester</text:p>
          </table:table-cell>
          <table:table-cell office:value-type="string">
            <text:p>Credit</text:p>
          </table:table-cell>
          <table:table-cell office:value-type="string">
            <text:p>CourseId</text:p>
          </table:table-cell>
          <table:table-cell office:value-type="string">
            <text:p>Name</text:p>
          </table:table-cell>
          <table:table-cell office:value-type="string">
            <text:p>Description</text:p>
          </table:table-cell>
          <table:table-cell office:value-type="string">
            <text:p>EntryRequirements</text:p>
          </table:table-cell>
          <table:table-cell office:value-type="string">
            <text:p>Assessment</text:p>
          </table:table-cell>
          <table:table-cell office:value-type="string">
            <text:p>MainAssessment</text:p>
          </table:table-cell>
          <table:table-cell office:value-type="string">
            <text:p>School</text:p>
          </table:table-cell>
          <table:table-cell table:number-columns-repeated="2"/>
        </table:table-row>
        <table:table-row table:style-name="ro1">
          <table:table-cell office:value-type="float" office:value="1">
            <text:p>1</text:p>
          </table:table-cell>
          <table:table-cell office:value-type="float" office:value="1">
            <text:p>1</text:p>
          </table:table-cell>
          <table:table-cell office:value-type="float" office:value="10">
            <text:p>10</text:p>
          </table:table-cell>
          <table:table-cell office:value-type="string">
            <text:p>COMPSCI1005</text:p>
          </table:table-cell>
          <table:table-cell office:value-type="string">
            <text:p>Computing Science 1P (Half Course) </text:p>
          </table:table-cell>
          <table:table-cell office:value-type="string">
            <text:p>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text:p>
          </table:table-cell>
          <table:table-cell office:value-type="string">
            <text:p>Eligible students should have a Grade B or above in Higher Mathematics, or a Grade C in Higher Mathematics AND a Grade B or above in Higher Computing/Information Systems, or a suitable equivalent.</text:p>
          </table:table-cell>
          <table:table-cell office:value-type="string">
            <text:p>Class test in December, and assessed lab work in December The coursework cannot be redone because the feedback provided to the students after the original coursework would give any students redoing the coursework an unfair advantage.</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quot;','&quot;;[.B3];&quot;','&quot;;[.C3];&quot;','&quot;;[.D3];&quot;','&quot;;[.E3];&quot;','&quot;;[.F3];&quot;','&quot;;[.G3];&quot;','&quot;;[.H3];&quot;','&quot;;[.I3];&quot;','&quot;;[.J3];&quot;');&quot;)" office:value-type="string" office:string-value="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5','Computing Science 1P (Half Course) ','The aim of the CS1P (Half) course is to produce programmers equipped with an understanding of:Fundamental computational concepts underlying most programming languages;A range of problem-solving techniques using computers;The skills supporting the solution of small problems using a programming language;The clear expression of solutions at different levels of abstraction. ','Eligible students should have 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office:value-type="float" office:value="1">
            <text:p>1</text:p>
          </table:table-cell>
          <table:table-cell office:value-type="float" office:value="1">
            <text:p>1</text:p>
          </table:table-cell>
          <table:table-cell office:value-type="float" office:value="10">
            <text:p>10</text:p>
          </table:table-cell>
          <table:table-cell office:value-type="string">
            <text:p>COMPSCI1006</text:p>
          </table:table-cell>
          <table:table-cell office:value-type="string">
            <text:p>Computing Science 1Q (Half Course) </text:p>
          </table:table-cell>
          <table:table-cell office:value-type="string">
            <text:p>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text:p>
          </table:table-cell>
          <table:table-cell office:value-type="string">
            <text:p>A Grade B or above in Higher Mathematics, or a Grade C in Higher Mathematics AND a Grade B or above in Higher Computing/Information Systems, or a suitable equivalent.</text:p>
          </table:table-cell>
          <table:table-cell office:value-type="string">
            <text:p>Class test in December, and assessed lab work in December The coursework cannot be redone because the feedback provided to the students after the original coursework would give any students redoing the coursework an unfair advantage.</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quot;','&quot;;[.B4];&quot;','&quot;;[.C4];&quot;','&quot;;[.D4];&quot;','&quot;;[.E4];&quot;','&quot;;[.F4];&quot;','&quot;;[.G4];&quot;','&quot;;[.H4];&quot;','&quot;;[.I4];&quot;','&quot;;[.J4];&quot;');&quot;)" office:value-type="string" office:string-value="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10','COMPSCI1006','Computing Science 1Q (Half Course) ','The aim of the CS1Q course is to give students an understanding of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A Grade B or above in Higher Mathematics, or a Grade C in Higher Mathematics AND a Grade B or above in Higher Computing/Information Systems, or a suitable equivalent.','Class test in December, and assessed lab work in December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office:value-type="float" office:value="1">
            <text:p>1</text:p>
          </table:table-cell>
          <table:table-cell office:value-type="string">
            <text:p>1 &amp; 2</text:p>
          </table:table-cell>
          <table:table-cell office:value-type="float" office:value="20">
            <text:p>20</text:p>
          </table:table-cell>
          <table:table-cell office:value-type="string">
            <text:p>COMPSCI1001</text:p>
          </table:table-cell>
          <table:table-cell office:value-type="string">
            <text:p>Computing Science - 1P Programming </text:p>
          </table:table-cell>
          <table:table-cell office:value-type="string">
            <text:p>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text:p>
          </table:table-cell>
          <table:table-cell office:value-type="string">
            <text:p>Eligible students should have a Grade B or above in Higher Mathematics, or a Grade C in Higher Mathematics AND a Grade B or above in Higher Computing/Information Systems, or a suitable equivalent.</text:p>
          </table:table-cell>
          <table:table-cell office:value-type="string">
            <text:p>One 2-hour examination (60%), class tests (20%) and laboratory examinations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quot;','&quot;;[.B5];&quot;','&quot;;[.C5];&quot;','&quot;;[.D5];&quot;','&quot;;[.E5];&quot;','&quot;;[.F5];&quot;','&quot;;[.G5];&quot;','&quot;;[.H5];&quot;','&quot;;[.I5];&quot;','&quot;;[.J5];&quot;');&quot;)" office:value-type="string" office:string-value="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1','Computing Science - 1P Programming ','The CS1P course is designed for students with good foundational computational thinking skills - that is, a solid understanding of basic programming concepts and the ability to solve simple unseen programming problems from scratch with no assistance. The course reviews this foundation and then builds on it by developing students'' ability to reason about elements of the software development process, including for example, complexity of algorithms, rigorous testing techniques and problem solving methodologies.','Eligible students should have a Grade B or above in Higher Mathematics, or a Grade C in Higher Mathematics AND a Grade B or above in Higher Computing/Information Systems, or a suitable equivalent.','One 2-hour examination (60%), class tests (20%) and laboratory examinations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1">
            <text:p>1</text:p>
          </table:table-cell>
          <table:table-cell office:value-type="string">
            <text:p>1 &amp; 2</text:p>
          </table:table-cell>
          <table:table-cell office:value-type="float" office:value="20">
            <text:p>20</text:p>
          </table:table-cell>
          <table:table-cell office:value-type="string">
            <text:p>COMPSCI1002</text:p>
          </table:table-cell>
          <table:table-cell office:value-type="string">
            <text:p>Computing Science - 1Q </text:p>
          </table:table-cell>
          <table:table-cell office:value-type="string">
            <text:p>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text:p>
          </table:table-cell>
          <table:table-cell office:value-type="string">
            <text:p>A Grade B or above in Higher Mathematics, or a Grade C in Higher Mathematics AND a Grade B or above in Higher Computing/Information Systems, or a suitable equivalent.</text:p>
          </table:table-cell>
          <table:table-cell office:value-type="string">
            <text:p>One 2-hour examination (70%), class test (10%) assessed coursework (20%)The coursework cannot be redone becaus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quot;','&quot;;[.B6];&quot;','&quot;;[.C6];&quot;','&quot;;[.D6];&quot;','&quot;;[.E6];&quot;','&quot;;[.F6];&quot;','&quot;;[.G6];&quot;','&quot;;[.H6];&quot;','&quot;;[.I6];&quot;','&quot;;[.J6];&quot;');&quot;)" office:value-type="string" office:string-value="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1 &amp; 2','20','COMPSCI1002','Computing Science - 1Q ','The aim of the CS1Q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level 2.','A Grade B or above in Higher Mathematics, or a Grade C in Higher Mathematics AND a Grade B or above in Higher Computing/Information Systems, or a suitable equivalent.','One 2-hour examination (70%), class test (10%) assessed coursework (20%)The coursework cannot be redone because feedback provided to the students after the original coursework would give any students redoing the coursework an unfair advantage.','April/May','Computing Science');</text:p>
          </table:table-cell>
        </table:table-row>
        <table:table-row table:style-name="ro1">
          <table:table-cell office:value-type="float" office:value="1">
            <text:p>1</text:p>
          </table:table-cell>
          <table:table-cell office:value-type="float" office:value="2">
            <text:p>2</text:p>
          </table:table-cell>
          <table:table-cell office:value-type="float" office:value="10">
            <text:p>10</text:p>
          </table:table-cell>
          <table:table-cell office:value-type="string">
            <text:p>COMPSCI1017</text:p>
          </table:table-cell>
          <table:table-cell office:value-type="string">
            <text:p>Computing Science - 1PX Further Programming </text:p>
          </table:table-cell>
          <table:table-cell office:value-type="string">
            <text:p>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text:p>
          </table:table-cell>
          <table:table-cell office:value-type="string">
            <text:p>Mandatory Entry RequirementsStudents are expected to have taken the CS-1CT course or have developed equivalent skills and understanding via another route.Recommended Entry RequirementsNone</text:p>
          </table:table-cell>
          <table:table-cell office:value-type="string">
            <text:p>AssessmentCoursework: end of semester lab exam (20%) Examination: Degree exam (8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quot;','&quot;;[.B7];&quot;','&quot;;[.C7];&quot;','&quot;;[.D7];&quot;','&quot;;[.E7];&quot;','&quot;;[.F7];&quot;','&quot;;[.G7];&quot;','&quot;;[.H7];&quot;','&quot;;[.I7];&quot;','&quot;;[.J7];&quot;');&quot;)" office:value-type="string" office:string-value="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7','Computing Science - 1PX Further Programming ','This course assumes core computational thinking skills and is designed to be a natural follow-on from the CS-1CT course for those who decide they wish to continue their study of Computing Science. The course develops students'' ability to reason about elements of the software development process, including for example, complexity of algorithms, rigorous testing techniques and problem solving methodologies.','Mandatory Entry RequirementsStudents are expected to have taken the CS-1CT course or have developed equivalent skills and understanding via another route.Recommended Entry RequirementsNone','AssessmentCoursework: end of semester lab exam (20%) Examination: Degree exam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1">
            <text:p>1</text:p>
          </table:table-cell>
          <table:table-cell office:value-type="float" office:value="1">
            <text:p>1</text:p>
          </table:table-cell>
          <table:table-cell office:value-type="float" office:value="20">
            <text:p>20</text:p>
          </table:table-cell>
          <table:table-cell office:value-type="string">
            <text:p>COMPSCI1016</text:p>
          </table:table-cell>
          <table:table-cell office:value-type="string">
            <text:p>Computing Science - 1CT Introduction to Computational Thinking </text:p>
          </table:table-cell>
          <table:table-cell office:value-type="string">
            <text:p>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text:p>
          </table:table-cell>
          <table:table-cell office:value-type="string">
            <text:p>None</text:p>
          </table:table-cell>
          <table:table-cell office:value-type="string">
            <text:p>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quot;','&quot;;[.B8];&quot;','&quot;;[.C8];&quot;','&quot;;[.D8];&quot;','&quot;;[.E8];&quot;','&quot;;[.F8];&quot;','&quot;;[.G8];&quot;','&quot;;[.H8];&quot;','&quot;;[.I8];&quot;','&quot;;[.J8];&quot;');&quot;)" office:value-type="string" office:string-value="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
            <text:p>INSERT INTO Course (Level,Semester,Credit,CourseId,Name,Description,EntryRequirements,Assessment,MainAssessment,School) VALUES ('1','1','20','COMPSCI1016','Computing Science - 1CT Introduction to Computational Thinking ','Computational processes are increasingly being discovered in natural, social and economic systems as well as typical silicon-based computing devices such as laptops and smartphones. This course develops in students, who have no previous computing education, the necessary understanding and thinking skills so that such systems can be viewed as predictable, understandable and ultimately controllable. It is valuable in its own right, as a support for many other disciplines, and as a foundation for further study in Computing Science.','None','AssessmentCoursework: Quizzes in class sessions on preparatory material (10%), mid-semester class test (10%), course project (10%), end of semester lab exam (10%) Examination: Degree exam (60%) The coursework cannot be redone because the feedback provided to the students after the original coursework would give any students redoing the coursework an unfair advantage.','December','Computing Science');</text:p>
          </table:table-cell>
        </table:table-row>
        <table:table-row table:style-name="ro1">
          <table:table-cell office:value-type="float" office:value="1">
            <text:p>1</text:p>
          </table:table-cell>
          <table:table-cell office:value-type="float" office:value="2">
            <text:p>2</text:p>
          </table:table-cell>
          <table:table-cell office:value-type="float" office:value="10">
            <text:p>10</text:p>
          </table:table-cell>
          <table:table-cell office:value-type="string">
            <text:p>COMPSCI1018</text:p>
          </table:table-cell>
          <table:table-cell office:value-type="string">
            <text:p>Computing Science - 1S Systems </text:p>
          </table:table-cell>
          <table:table-cell office:value-type="string">
            <text:p>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text:p>
          </table:table-cell>
          <table:table-cell office:value-type="string">
            <text:p>None</text:p>
          </table:table-cell>
          <table:table-cell office:value-type="string">
            <text:p>AssessmentOne 1-hour examination (80%), assessed coursework (20%) The coursework cannot be redone becaus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9];&quot;','&quot;;[.B9];&quot;','&quot;;[.C9];&quot;','&quot;;[.D9];&quot;','&quot;;[.E9];&quot;','&quot;;[.F9];&quot;','&quot;;[.G9];&quot;','&quot;;[.H9];&quot;','&quot;;[.I9];&quot;','&quot;;[.J9];&quot;');&quot;)" office:value-type="string" office:string-value="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1','2','10','COMPSCI1018','Computing Science - 1S Systems ','The aim of Computing Science 1S is to give students an understanding of the structure of a computer system at a range of levels, including logic gates, functional units within the CPU, functional units within the computer, the operating system, the high-level programmer''s view, and networks.','None','AssessmentOne 1-hour examination (80%), assessed coursework (20%) The coursework cannot be redone because feedback provided to the students after the original coursework would give any students redoing the coursework an unfair advantage.','April/May','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3</text:p>
          </table:table-cell>
          <table:table-cell office:value-type="string">
            <text:p>Computing Science 2R: Algorithmic Foundations 2 </text:p>
          </table:table-cell>
          <table:table-cell office:value-type="string">
            <text:p>To introduce the foundational mathematics needed for Computing Science;To make students proficient in their use;To show how they can be applied to advantage in understanding computational phenomena.</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plus assessed coursework (20%).The coursework cannot be redone because the feedback provided to the students after the original coursework would give any student redoing the coursework an unfair advantage.</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0];&quot;','&quot;;[.B10];&quot;','&quot;;[.C10];&quot;','&quot;;[.D10];&quot;','&quot;;[.E10];&quot;','&quot;;[.F10];&quot;','&quot;;[.G10];&quot;','&quot;;[.H10];&quot;','&quot;;[.I10];&quot;','&quot;;[.J10];&quot;');&quot;)" office:value-type="string" office:string-value="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3','Computing Science 2R: Algorithmic Foundations 2 ','To introduce the foundational mathematics needed for Computing Science;To make students proficient in their use;To show how they can be applied to advantage in understanding computational phenomena.','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2</text:p>
          </table:table-cell>
          <table:table-cell office:value-type="string">
            <text:p>Computing Science 2Q: Computing Fundamentals 2 </text:p>
          </table:table-cell>
          <table:table-cell office:value-type="string">
            <text:p>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text:p>
          </table:table-cell>
          <table:table-cell office:value-type="string">
            <text:p>Entry to this course is normally restricted to students admitted to the faster route degree programme in Computing Science.</text:p>
          </table:table-cell>
          <table:table-cell office:value-type="string">
            <text:p>1.5 hour examination (70%), assessed coursework (30%).The coursework cannot be redone because the feedback provided to the students after the original coursework would give any student redoing the coursework an unfair advantage.</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1];&quot;','&quot;;[.B11];&quot;','&quot;;[.C11];&quot;','&quot;;[.D11];&quot;','&quot;;[.E11];&quot;','&quot;;[.F11];&quot;','&quot;;[.G11];&quot;','&quot;;[.H11];&quot;','&quot;;[.I11];&quot;','&quot;;[.J11];&quot;');&quot;)" office:value-type="string" office:string-value="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
            <text:p>INSERT INTO Course (Level,Semester,Credit,CourseId,Name,Description,EntryRequirements,Assessment,MainAssessment,School) VALUES ('2','1','10','COMPSCI2002','Computing Science 2Q: Computing Fundamentals 2 ','The aim of the Computing Fundamentals 2 course is to give students an understanding of: the structure of a computer system at a range of levels: logic gates, functional units within the CPU, functional units within the computer, the operating system, the high-level programmer''s view, networks, human-computer interaction: styles of interaction, requirements for an interactive system in relation to the nature of the tasks being supported, issues in the design of interactive systems, critical assessment of designs, the ways in which databases contribute to the management of large amounts of data, the professional and ethical issues raised by the existence of databases and networks, mathematics to support the previous items and to provide a foundation for the second semester of level 2 in Computing Science and beyond. Given that this is an accelerated degree programme a seminar format will be used to tailor the delivery of the course to the background of the students in support of these aims.','Entry to this course is normally restricted to students admitted to the faster route degree programme in Computing Science.','1.5 hour examination (70%), assessed coursework (30%).The coursework cannot be redone because the feedback provided to the students after the original coursework would give any student redoing the coursework an unfair advantage.','December','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1</text:p>
          </table:table-cell>
          <table:table-cell office:value-type="string">
            <text:p>Computing Science 2P: Java Programming 2 </text:p>
          </table:table-cell>
          <table:table-cell office:value-type="string">
            <text:p>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degree examination (50%), 2 hour laboratory examination (30%), 1.5 hour class test (20%).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2];&quot;','&quot;;[.B12];&quot;','&quot;;[.C12];&quot;','&quot;;[.D12];&quot;','&quot;;[.E12];&quot;','&quot;;[.F12];&quot;','&quot;;[.G12];&quot;','&quot;;[.H12];&quot;','&quot;;[.I12];&quot;','&quot;;[.J12];&quot;');&quot;)" office:value-type="string" office:string-value="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1','10','COMPSCI2001','Computing Science 2P: Java Programming 2 ','To further develop the students'' experience in programming using a strongly typed language (Java) and strengthen their problem solving skills;To introduce the ideas that underpin object-oriented programming and ensure students gain the ability to appropriately utilise these concepts in developing small and medium sized software systems;To begin to develop the ability to select and re-use existing software components and libraries from a limited subset of standard libraries;To provide an introduction to elementary graphical user-interface (GUI) development.','Entry to Level 2 Computing Science is guaranteed to students who achieve Grade C or better in each of CS1P and CS1Q at the first attempt. All others would be at the discretion of the School.','1.5 hour degree examination (50%), 2 hour laboratory examination (30%), 1.5 hour class test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2">
            <text:p>2</text:p>
          </table:table-cell>
          <table:table-cell office:value-type="float" office:value="2">
            <text:p>2</text:p>
          </table:table-cell>
          <table:table-cell office:value-type="float" office:value="10">
            <text:p>10</text:p>
          </table:table-cell>
          <table:table-cell office:value-type="string">
            <text:p>COMPSCI2007</text:p>
          </table:table-cell>
          <table:table-cell office:value-type="string">
            <text:p>Computing Science 2X: Algorithms &amp; Data Structures 2 </text:p>
          </table:table-cell>
          <table:table-cell office:value-type="string">
            <text:p>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coursework (20%).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3];&quot;','&quot;;[.B13];&quot;','&quot;;[.C13];&quot;','&quot;;[.D13];&quot;','&quot;;[.E13];&quot;','&quot;;[.F13];&quot;','&quot;;[.G13];&quot;','&quot;;[.H13];&quot;','&quot;;[.I13];&quot;','&quot;;[.J13];&quot;');&quot;)" office:value-type="string" office:string-value="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7','Computing Science 2X: Algorithms &amp; Data Structures 2 ','To familiarise students with fundamental data types and data structures used in programming, with the design and analysis of algorithms for the manipulation of such structures, and to provide practice in the implementation and use of these structures and algorithms in a Java context.','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2">
            <text:p>2</text:p>
          </table:table-cell>
          <table:table-cell office:value-type="float" office:value="2">
            <text:p>2</text:p>
          </table:table-cell>
          <table:table-cell office:value-type="float" office:value="10">
            <text:p>10</text:p>
          </table:table-cell>
          <table:table-cell office:value-type="string">
            <text:p>COMPSCI2006</text:p>
          </table:table-cell>
          <table:table-cell office:value-type="string">
            <text:p>Computing Science 2U: Information Management 2 </text:p>
          </table:table-cell>
          <table:table-cell office:value-type="string">
            <text:p>To develop competence, confidence, and professionalism in designing and developing information systems which provide computer interfaces to the management of large collections of data, including delivery over the world wide web.</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hour examination (80%); plus assessed coursework (20%).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4];&quot;','&quot;;[.B14];&quot;','&quot;;[.C14];&quot;','&quot;;[.D14];&quot;','&quot;;[.E14];&quot;','&quot;;[.F14];&quot;','&quot;;[.G14];&quot;','&quot;;[.H14];&quot;','&quot;;[.I14];&quot;','&quot;;[.J14];&quot;');&quot;)" office:value-type="string" office:string-value="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2','2','10','COMPSCI2006','Computing Science 2U: Information Management 2 ','To develop competence, confidence, and professionalism in designing and developing information systems which provide computer interfaces to the management of large collections of data, including delivery over the world wide web.','Entry to Level 2 Computing Science is guaranteed to students who achieve Grade C or better in each of CS1P and CS1Q at the first attempt. All others would be at the discretion of the School.','1.5-hour examination (80%); plus assessed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2">
            <text:p>2</text:p>
          </table:table-cell>
          <table:table-cell office:value-type="float" office:value="1">
            <text:p>1</text:p>
          </table:table-cell>
          <table:table-cell office:value-type="float" office:value="10">
            <text:p>10</text:p>
          </table:table-cell>
          <table:table-cell office:value-type="string">
            <text:p>COMPSCI2005</text:p>
          </table:table-cell>
          <table:table-cell office:value-type="string">
            <text:p>Computing Science 2T: Computer Systems 2 </text:p>
          </table:table-cell>
          <table:table-cell office:value-type="string">
            <text:p>To provide a thorough understanding of the integration of hardware and software components in a simple, but realistic, computer system.</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5];&quot;','&quot;;[.B15];&quot;','&quot;;[.C15];&quot;','&quot;;[.D15];&quot;','&quot;;[.E15];&quot;','&quot;;[.F15];&quot;','&quot;;[.G15];&quot;','&quot;;[.H15];&quot;','&quot;;[.I15];&quot;','&quot;;[.J15];&quot;');&quot;)" office:value-type="string" office:string-value="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
            <text:p>INSERT INTO Course (Level,Semester,Credit,CourseId,Name,Description,EntryRequirements,Assessment,MainAssessment,School) VALUES ('2','1','10','COMPSCI2005','Computing Science 2T: Computer Systems 2 ','To provide a thorough understanding of the integration of hardware and software components in a simple, but realistic, computer system.','Entry to Level 2 Computing Science is guaranteed to students who achieve Grade C or better in each of CS1P and CS1Q at the first attempt. All others would be at the discretion of the School.','1.5 hour examination (80%); plus assessed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December','Computing Science');</text:p>
          </table:table-cell>
        </table:table-row>
        <table:table-row table:style-name="ro1">
          <table:table-cell office:value-type="float" office:value="2">
            <text:p>2</text:p>
          </table:table-cell>
          <table:table-cell office:value-type="float" office:value="2">
            <text:p>2</text:p>
          </table:table-cell>
          <table:table-cell office:value-type="float" office:value="10">
            <text:p>10</text:p>
          </table:table-cell>
          <table:table-cell office:value-type="string">
            <text:p>COMPSCI2008</text:p>
          </table:table-cell>
          <table:table-cell office:value-type="string">
            <text:p>Computing Science 2Y: Object-Oriented Software Engineering 2 </text:p>
          </table:table-cell>
          <table:table-cell office:value-type="string">
            <text:p>To introduce the basic concepts of software engineering;To present methods for the design, implementation and documentation of larger object-oriented programs;To develop program comprehension and design skills by studying and extending existing programs.</text:p>
          </table:table-cell>
          <table:table-cell office:value-type="string">
            <text:p>Entry to Level 2 Computing Science is guaranteed to students who achieve Grade C or better in each of CS1P and CS1Q at the first attempt. All others would be at the discretion of the School.</text:p>
          </table:table-cell>
          <table:table-cell office:value-type="string">
            <text:p>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6];&quot;','&quot;;[.B16];&quot;','&quot;;[.C16];&quot;','&quot;;[.D16];&quot;','&quot;;[.E16];&quot;','&quot;;[.F16];&quot;','&quot;;[.G16];&quot;','&quot;;[.H16];&quot;','&quot;;[.I16];&quot;','&quot;;[.J16];&quot;');&quot;)" office:value-type="string" office:string-value="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2','2','10','COMPSCI2008','Computing Science 2Y: Object-Oriented Software Engineering 2 ','To introduce the basic concepts of software engineering;To present methods for the design, implementation and documentation of larger object-oriented programs;To develop program comprehension and design skills by studying and extending existing programs.','Entry to Level 2 Computing Science is guaranteed to students who achieve Grade C or better in each of CS1P and CS1Q at the first attempt. All others would be at the discretion of the School.','1.5 hour examination (80%), coursework (20%).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3">
            <text:p>3</text:p>
          </table:table-cell>
          <table:table-cell office:value-type="float" office:value="1">
            <text:p>1</text:p>
          </table:table-cell>
          <table:table-cell office:value-type="float" office:value="10">
            <text:p>10</text:p>
          </table:table-cell>
          <table:table-cell office:value-type="string">
            <text:p>COMPSCI3005</text:p>
          </table:table-cell>
          <table:table-cell office:value-type="string">
            <text:p>Software Engineering M3 </text:p>
          </table:table-cell>
          <table:table-cell office:value-type="string">
            <text:p>An introduction to software engineering principles, processes and techniques.</text:p>
          </table:table-cell>
          <table:table-cell office:value-type="string">
            <text:p>None.</text:p>
          </table:table-cell>
          <table:table-cell office:value-type="string">
            <text:p>100% continuous assessment. The coursework cannot be redone because its nature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7];&quot;','&quot;;[.B17];&quot;','&quot;;[.C17];&quot;','&quot;;[.D17];&quot;','&quot;;[.E17];&quot;','&quot;;[.F17];&quot;','&quot;;[.G17];&quot;','&quot;;[.H17];&quot;','&quot;;[.I17];&quot;','&quot;;[.J17];&quot;');&quot;)" office:value-type="string" office:string-value="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3','1','10','COMPSCI3005','Software Engineering M3 ','An introduction to software engineering principles, processes and techniques.','None.','100% continuous assessment. The coursework cannot be redone because its nature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3">
            <text:p>3</text:p>
          </table:table-cell>
          <table:table-cell office:value-type="string">
            <text:p>1 &amp; 2</text:p>
          </table:table-cell>
          <table:table-cell office:value-type="float" office:value="20">
            <text:p>20</text:p>
          </table:table-cell>
          <table:table-cell office:value-type="string">
            <text:p>COMPSCI3004</text:p>
          </table:table-cell>
          <table:table-cell office:value-type="string">
            <text:p>Computing Science 3Y: Team Project 3 </text:p>
          </table:table-cell>
          <table:table-cell office:value-type="string">
            <text:p>To design and implement, in a team, a software system that solves a (more-or-less) well-understood problem; to achieve a deliverable product in the form of a piece of working software.</text:p>
          </table:table-cell>
          <table:table-cell office:value-type="string">
            <text:p>Object Oriented Software Engineering 2 (or equivalent), Algorithms and Data Structures 2 (or equivalent), Java Programming 2 (or equivalent).</text:p>
          </table:table-cell>
          <table:table-cell office:value-type="string">
            <text:p>Joint dissertation comprising a project report, documentation, and the software itself.5% Presentation, 5% Writing Skills, 90% Project Dissertation. Reassessment is not possible as the project is done as part of a group. </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8];&quot;','&quot;;[.B18];&quot;','&quot;;[.C18];&quot;','&quot;;[.D18];&quot;','&quot;;[.E18];&quot;','&quot;;[.F18];&quot;','&quot;;[.G18];&quot;','&quot;;[.H18];&quot;','&quot;;[.I18];&quot;','&quot;;[.J18];&quot;');&quot;)" office:value-type="string" office:string-value="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
            <text:p>INSERT INTO Course (Level,Semester,Credit,CourseId,Name,Description,EntryRequirements,Assessment,MainAssessment,School) VALUES ('3','1 &amp; 2','20','COMPSCI3004','Computing Science 3Y: Team Project 3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 ','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20">
            <text:p>20</text:p>
          </table:table-cell>
          <table:table-cell office:value-type="string">
            <text:p>COMPSCI4044P</text:p>
          </table:table-cell>
          <table:table-cell office:value-type="string">
            <text:p>Team Project ESE3 (Software) </text:p>
          </table:table-cell>
          <table:table-cell office:value-type="string">
            <text:p>To design and implement, in a team, a hardware and software system that solves a (more-or-less) well-understood problem; to achieve a deliverable product in the form of a piece of working hardware and software.</text:p>
          </table:table-cell>
          <table:table-cell office:value-type="string">
            <text:p>Object Oriented Software Engineering 2 (or equivalent), Algorithms and Data Structures 2 (or equivalent), Java Programming 2 (or equivalent).</text:p>
          </table:table-cell>
          <table:table-cell office:value-type="string">
            <text:p>Joint dissertation comprising a project report, documentation, and the software itself.5% Presentation, 5% Writing Skills, 90% Project Dissertation. Reassessment is not possible as the project is done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19];&quot;','&quot;;[.B19];&quot;','&quot;;[.C19];&quot;','&quot;;[.D19];&quot;','&quot;;[.E19];&quot;','&quot;;[.F19];&quot;','&quot;;[.G19];&quot;','&quot;;[.H19];&quot;','&quot;;[.I19];&quot;','&quot;;[.J19];&quot;');&quot;)" office:value-type="string" office:string-value="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4P','Team Project ESE3 (Software) ','To design and implement, in a team, a hardware and software system that solves a (more-or-less) well-understood problem; to achieve a deliverable product in the form of a piece of working hardware and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30">
            <text:p>30</text:p>
          </table:table-cell>
          <table:table-cell office:value-type="string">
            <text:p>COMPSCI4025P</text:p>
          </table:table-cell>
          <table:table-cell office:value-type="string">
            <text:p>Individual Project 4 (Single) </text:p>
          </table:table-cell>
          <table:table-cell office:value-type="string">
            <text:p>The aim of the individual project is to allow students to undertake a substantial piece of individual work, involving planning, specification, design, execution, evaluation, presentation and report-writing.</text:p>
          </table:table-cell>
          <table:table-cell office:value-type="string">
            <text:p>4th year entry regulations</text:p>
          </table:table-cell>
          <table:table-cell office:value-type="string">
            <text:p>Project 100%. This report will incorporate a year of continuous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0];&quot;','&quot;;[.B20];&quot;','&quot;;[.C20];&quot;','&quot;;[.D20];&quot;','&quot;;[.E20];&quot;','&quot;;[.F20];&quot;','&quot;;[.G20];&quot;','&quot;;[.H20];&quot;','&quot;;[.I20];&quot;','&quot;;[.J20];&quot;');&quot;)" office:value-type="string" office:string-value="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30','COMPSCI4025P','Individual Project 4 (Single)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3</text:p>
          </table:table-cell>
          <table:table-cell office:value-type="string">
            <text:p>Human-Computer Interaction 4 </text:p>
          </table:table-cell>
          <table:table-cell office:value-type="string">
            <text:p>The aim of this course is to introduce students to advanced topics in Human-Computer Interaction. It focuses on multimodal interaction, novel forms in interaction, users with different abilities and social media.</text:p>
          </table:table-cell>
          <table:table-cell office:value-type="string">
            <text:p>Interactive Systems 3 (or equivalent)</text:p>
          </table:table-cell>
          <table:table-cell office:value-type="string">
            <text:p>Examination (80%); Coursework: (20%)</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1];&quot;','&quot;;[.B21];&quot;','&quot;;[.C21];&quot;','&quot;;[.D21];&quot;','&quot;;[.E21];&quot;','&quot;;[.F21];&quot;','&quot;;[.G21];&quot;','&quot;;[.H21];&quot;','&quot;;[.I21];&quot;','&quot;;[.J21];&quot;');&quot;)" office:value-type="string" office:string-value="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
            <text:p>INSERT INTO Course (Level,Semester,Credit,CourseId,Name,Description,EntryRequirements,Assessment,MainAssessment,School) VALUES ('4','1','10','COMPSCI4023','Human-Computer Interaction 4 ','The aim of this course is to introduce students to advanced topics in Human-Computer Interaction. It focuses on multimodal interaction, novel forms in interaction, users with different abilities and social media.','Interactive Systems 3 (or equivalent)','Examination (80%); Coursework: (20%)','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1</text:p>
          </table:table-cell>
          <table:table-cell office:value-type="string">
            <text:p>Functional Programming 4 </text:p>
          </table:table-cell>
          <table:table-cell office:value-type="string">
            <text:p>Functional programming is introduced using Haskell. The standard programming techniques, as well as some advanced topics, are covered and applied to realistic programming problems.</text:p>
          </table:table-cell>
          <table:table-cell office:value-type="string">
            <text:p>Advanced Programming 3 (or equivalent), Programming Languages 3 (or equivalent).</text:p>
          </table:table-cell>
          <table:table-cell office:value-type="string">
            <text:p>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2];&quot;','&quot;;[.B22];&quot;','&quot;;[.C22];&quot;','&quot;;[.D22];&quot;','&quot;;[.E22];&quot;','&quot;;[.F22];&quot;','&quot;;[.G22];&quot;','&quot;;[.H22];&quot;','&quot;;[.I22];&quot;','&quot;;[.J22];&quot;');&quot;)" office:value-type="string" office:string-value="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
            <text:p>INSERT INTO Course (Level,Semester,Credit,CourseId,Name,Description,EntryRequirements,Assessment,MainAssessment,School) VALUES ('4','1','10','COMPSCI4021','Functional Programming 4 ','Functional programming is introduced using Haskell. The standard programming techniques, as well as some advanced topics, are covered and applied to realistic programming problems.','Advanced Programming 3 (or equivalent), Programming Languages 3 (or equivalent).','Written feedback on assessed exercises. Exam 80% and coursework 20%.The coursework cannot be redone because it is impossible to generate an equivalent piece of coursework which replicates the original one because of the follow-up work which was done subsequent to the original submission. Feedback provided to the students after the original coursework would give any student redoing coursework an unfair advantage.','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62</text:p>
          </table:table-cell>
          <table:table-cell office:value-type="string">
            <text:p>Cyber Security 4 </text:p>
          </table:table-cell>
          <table:table-cell office:value-type="string">
            <text:p>This course covers the technical aspects of information security, such as algorithms and protocols. It also covers ways in which these systems can be attacked and techniques for thwarting these attacks.</text:p>
          </table:table-cell>
          <table:table-cell office:value-type="string">
            <text:p>None</text:p>
          </table:table-cell>
          <table:table-cell office:value-type="string">
            <text:p>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3];&quot;','&quot;;[.B23];&quot;','&quot;;[.C23];&quot;','&quot;;[.D23];&quot;','&quot;;[.E23];&quot;','&quot;;[.F23];&quot;','&quot;;[.G23];&quot;','&quot;;[.H23];&quot;','&quot;;[.I23];&quot;','&quot;;[.J23];&quot;');&quot;)" office:value-type="string" office:string-value="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62','Cyber Security 4 ','This course covers the technical aspects of information security, such as algorithms and protocols. It also covers ways in which these systems can be attacked and techniques for thwarting these attacks.','None','AssessmentExamination (80%); Practical Exercises: (2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61</text:p>
          </table:table-cell>
          <table:table-cell office:value-type="string">
            <text:p>Machine Learning 4 </text:p>
          </table:table-cell>
          <table:table-cell office:value-type="string">
            <text:p>A practical introduction to the foundations of machine learning.</text:p>
          </table:table-cell>
          <table:table-cell office:value-type="string">
            <text:p>Mandatory Entry Requirements Working knowledge of mathematics (e.g., matrices, linear spaces and basic geometry, as covered in, for example, Math1RS or Math1RT). Recommended Entry Requirements Some experience in probability and statistics would be useful but is not essential.</text:p>
          </table:table-cell>
          <table:table-cell office:value-type="string">
            <text:p>Practical coursework 20% and examination 8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4];&quot;','&quot;;[.B24];&quot;','&quot;;[.C24];&quot;','&quot;;[.D24];&quot;','&quot;;[.E24];&quot;','&quot;;[.F24];&quot;','&quot;;[.G24];&quot;','&quot;;[.H24];&quot;','&quot;;[.I24];&quot;','&quot;;[.J24];&quot;');&quot;)" office:value-type="string" office:string-value="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2','10','COMPSCI4061','Machine Learning 4 ','A practical introduction to the foundations of machine learning.','Mandatory Entry Requirements Working knowledge of mathematics (e.g., matrices, linear spaces and basic geometry, as covered in, for example, Math1RS or Math1RT). Recommended Entry Requirements Some experience in probability and statistics would be useful but is not essential.','Practical coursework 20% and examination 8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66</text:p>
          </table:table-cell>
          <table:table-cell office:value-type="string">
            <text:p>Computer Vision Methods and Applications 4 </text:p>
          </table:table-cell>
          <table:table-cell office:value-type="string">
            <text:p>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text:p>
          </table:table-cell>
          <table:table-cell office:value-type="string">
            <text:p>No previous experience in computer vision is required, however a basic understanding of mathematics concepts, for example: matrices, vectors, elementary calculus and basic probability would be helpful (as provided by Math1RS or Math1RT), but not essential.</text:p>
          </table:table-cell>
          <table:table-cell office:value-type="string">
            <text:p>Examination 100%.The laboratory work will be assessed in a compulsory question set in the examin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5];&quot;','&quot;;[.B25];&quot;','&quot;;[.C25];&quot;','&quot;;[.D25];&quot;','&quot;;[.E25];&quot;','&quot;;[.F25];&quot;','&quot;;[.G25];&quot;','&quot;;[.H25];&quot;','&quot;;[.I25];&quot;','&quot;;[.J25];&quot;');&quot;)" office:value-type="string" office:string-value="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
            <text:p>INSERT INTO Course (Level,Semester,Credit,CourseId,Name,Description,EntryRequirements,Assessment,MainAssessment,School) VALUES ('4','1','10','COMPSCI4066','Computer Vision Methods and Applications 4 ','The Computer Vision Methods and Applications (CVMA) course is intended to equip students with the necessary theoretical and practical understanding of image processing and computer vision techniques to enable them to meet the challenges of building advanced image-based applications. Examples of potential vision-based applications include: image understanding in mobile devices (cameras, phones, tablet computers etc.), robot vision systems, autonomous vehicle guidance and road monitoring, driver attention monitoring, image database query systems, creative media production tools, interactive gaming, augmented reality and visual biometrics, forensic image analysis, security and surveillance, and medical imaging. The course will focus on the application of recent advances in Computer Vision techniques that underpin a wide variety of systems and products based on methods such as: face detection, object recognition, tracking, segmentation and 3D imaging.','No previous experience in computer vision is required, however a basic understanding of mathematics concepts, for example: matrices, vectors, elementary calculus and basic probability would be helpful (as provided by Math1RS or Math1RT), but not essential.','Examination 100%.The laboratory work will be assessed in a compulsory question set in the examination.','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67</text:p>
          </table:table-cell>
          <table:table-cell office:value-type="string">
            <text:p>Software Engineering for Financial Systems 4 </text:p>
          </table:table-cell>
          <table:table-cell office:value-type="string">
            <text:p>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text:p>
          </table:table-cell>
          <table:table-cell office:value-type="string">
            <text:p>Object Oriented Software Engineering 2 (or comparable course)Professional Software Development 3 (or related course)</text:p>
          </table:table-cell>
          <table:table-cell office:value-type="string">
            <text:p>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6];&quot;','&quot;;[.B26];&quot;','&quot;;[.C26];&quot;','&quot;;[.D26];&quot;','&quot;;[.E26];&quot;','&quot;;[.F26];&quot;','&quot;;[.G26];&quot;','&quot;;[.H26];&quot;','&quot;;[.I26];&quot;','&quot;;[.J26];&quot;');&quot;)" office:value-type="string" office:string-value="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4','2','10','COMPSCI4067','Software Engineering for Financial Systems 4 ','This course introduces background theory and principles of financial markets and explores the software engineering tools, practices, techniques and software applications and infrastructures that realise them in a modern financial banking system. The course focuses on fixed income markets as a means of exploring the relationship between software engineering and financial systems. The course also provides an opportunity for students to experience a software engineering environment that replicates that used in a real financial technology organisation with a focus on agile practices.','Object Oriented Software Engineering 2 (or comparable course)Professional Software Development 3 (or related course)','Assessment is by examination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64</text:p>
          </table:table-cell>
          <table:table-cell office:value-type="string">
            <text:p>Big Data: Systems, Programming, and Management </text:p>
          </table:table-cell>
          <table:table-cell office:value-type="string">
            <text:p>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text:p>
          </table:table-cell>
          <table:table-cell office:value-type="string">
            <text:p>Mandatory Entry Requirements:Database Systems 3 Recommended Entry Requirements:Information Retrieval (M)</text:p>
          </table:table-cell>
          <table:table-cell office:value-type="string">
            <text:p>AssessmentExam 40% and Coursework 60% ReassessmentThis coursework is done in groups and therefore cannot be reassessed.</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7];&quot;','&quot;;[.B27];&quot;','&quot;;[.C27];&quot;','&quot;;[.D27];&quot;','&quot;;[.E27];&quot;','&quot;;[.F27];&quot;','&quot;;[.G27];&quot;','&quot;;[.H27];&quot;','&quot;;[.I27];&quot;','&quot;;[.J27];&quot;');&quot;)" office:value-type="string" office:string-value="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
            <text:p>INSERT INTO Course (Level,Semester,Credit,CourseId,Name,Description,EntryRequirements,Assessment,MainAssessment,School) VALUES ('4','1','10','COMPSCI4064','Big Data: Systems, Programming, and Management ','Big Data is nowadays manifested in a very large number of environments and application fields pertaining to our education, entertainment, health, public governance, enterprising, etc. The course will endow students with the understanding of the new challenges big data introduces and the currently available solutions. These include (i) challenges pertaining to the modelling, accessing, and storing of big data, (ii) an understanding of the fundamentals of systems designed to store and access big data, and (iii) programming paradigms for efficient scalable access to big data.','Mandatory Entry Requirements:Database Systems 3 Recommended Entry Requirements:Information Retrieval (M)','AssessmentExam 40% and Coursework 60% ReassessmentThis coursework is done in groups and therefore cannot be reassessed.','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8</text:p>
          </table:table-cell>
          <table:table-cell office:value-type="string">
            <text:p>Information Systems And Databases </text:p>
          </table:table-cell>
          <table:table-cell office:value-type="string">
            <text:p>To acquaint students with modern methods of managing computerised information including the use of spreadsheets and databases.</text:p>
          </table:table-cell>
          <table:table-cell office:value-type="string">
            <text:p>None.</text:p>
          </table:table-cell>
          <table:table-cell office:value-type="string">
            <text:p>Examination 70% and coursework 30%. The coursework cannot be redone becaus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8];&quot;','&quot;;[.B28];&quot;','&quot;;[.C28];&quot;','&quot;;[.D28];&quot;','&quot;;[.E28];&quot;','&quot;;[.F28];&quot;','&quot;;[.G28];&quot;','&quot;;[.H28];&quot;','&quot;;[.I28];&quot;','&quot;;[.J28];&quot;');&quot;)" office:value-type="string" office:string-value="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28','Information Systems And Databases ','To acquaint students with modern methods of managing computerised information including the use of spreadsheets and databases.','None.','Examination 70% and coursework 30%. The coursework cannot be redone because feedback provided to the students after the original coursework would give any students redoing the coursework an unfair advantag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65</text:p>
          </table:table-cell>
          <table:table-cell office:value-type="string">
            <text:p>Research Methods and Techniques 4 </text:p>
          </table:table-cell>
          <table:table-cell office:value-type="string">
            <text:p>This course covers the fundamental principles, of the scientific method. Students will learn the core skills of planning, designing, executing, evaluating and presenting research.</text:p>
          </table:table-cell>
          <table:table-cell office:value-type="string">
            <text:p>None.</text:p>
          </table:table-cell>
          <table:table-cell office:value-type="string">
            <text:p>Examination 70%,Coursework 3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29];&quot;','&quot;;[.B29];&quot;','&quot;;[.C29];&quot;','&quot;;[.D29];&quot;','&quot;;[.E29];&quot;','&quot;;[.F29];&quot;','&quot;;[.G29];&quot;','&quot;;[.H29];&quot;','&quot;;[.I29];&quot;','&quot;;[.J29];&quot;');&quot;)" office:value-type="string" office:string-value="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65','Research Methods and Techniques 4 ','This course covers the fundamental principles, of the scientific method. Students will learn the core skills of planning, designing, executing, evaluating and presenting research.','None.','Examination 70%,Coursework 3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20">
            <text:p>20</text:p>
          </table:table-cell>
          <table:table-cell office:value-type="string">
            <text:p>COMPSCI4024P</text:p>
          </table:table-cell>
          <table:table-cell office:value-type="string">
            <text:p>Individual Project 4 (Combined) </text:p>
          </table:table-cell>
          <table:table-cell office:value-type="string">
            <text:p>The aim of the individual project is to allow students to undertake a substantial piece of individual work, involving planning, specification, design, execution, evaluation, presentation and report-writing.</text:p>
          </table:table-cell>
          <table:table-cell office:value-type="string">
            <text:p>4th year entry regulations</text:p>
          </table:table-cell>
          <table:table-cell office:value-type="string">
            <text:p>Project 100%. This report will incorporate a year of continuous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0];&quot;','&quot;;[.B30];&quot;','&quot;;[.C30];&quot;','&quot;;[.D30];&quot;','&quot;;[.E30];&quot;','&quot;;[.F30];&quot;','&quot;;[.G30];&quot;','&quot;;[.H30];&quot;','&quot;;[.I30];&quot;','&quot;;[.J30];&quot;');&quot;)" office:value-type="string" office:string-value="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
            <text:p>INSERT INTO Course (Level,Semester,Credit,CourseId,Name,Description,EntryRequirements,Assessment,MainAssessment,School) VALUES ('4','1 &amp; 2','20','COMPSCI4024P','Individual Project 4 (Combined) ','The aim of the individual project is to allow students to undertake a substantial piece of individual work, involving planning, specification, design, execution, evaluation, presentation and report-writing.','4th year entry regulations','Project 100%. This report will incorporate a year of continuous work so it will therefore not be possible for students to resubmit this work.','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10">
            <text:p>10</text:p>
          </table:table-cell>
          <table:table-cell office:value-type="string">
            <text:p>COMPSCI4038</text:p>
          </table:table-cell>
          <table:table-cell office:value-type="string">
            <text:p>Professional Skills And Issues 4 </text:p>
          </table:table-cell>
          <table:table-cell office:value-type="string">
            <text:p>This course introduces the legal, professional and social issues involved in the widespread development and use of computational devices, and stimulates students to develop their own, well-argued positions on many of these issues.</text:p>
          </table:table-cell>
          <table:table-cell office:value-type="string">
            <text:p>Normal level 4 entry requirements.</text:p>
          </table:table-cell>
          <table:table-cell office:value-type="string">
            <text:p>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1];&quot;','&quot;;[.B31];&quot;','&quot;;[.C31];&quot;','&quot;;[.D31];&quot;','&quot;;[.E31];&quot;','&quot;;[.F31];&quot;','&quot;;[.G31];&quot;','&quot;;[.H31];&quot;','&quot;;[.I31];&quot;','&quot;;[.J31];&quot;');&quot;)" office:value-type="string" office:string-value="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
            <text:p>INSERT INTO Course (Level,Semester,Credit,CourseId,Name,Description,EntryRequirements,Assessment,MainAssessment,School) VALUES ('4','1 &amp; 2','10','COMPSCI4038','Professional Skills And Issues 4 ','This course introduces the legal, professional and social issues involved in the widespread development and use of computational devices, and stimulates students to develop their own, well-argued positions on many of these issues.','Normal level 4 entry requirements.','1 essay, 3 essay reviews, marking of 3 reviews (40%) [addressing ILOs 1,3,4,5]1 class test on laws and codes of conduct (20%) [addressing ILO 2]1 poster (group work) (10%) [addressing ILOs 1,3,4]1 creative presentation (video, slideshow, screen cast) (group work) (30%) [addressing all ILOs]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may be redon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20">
            <text:p>20</text:p>
          </table:table-cell>
          <table:table-cell office:value-type="string">
            <text:p>COMPSCI4039</text:p>
          </table:table-cell>
          <table:table-cell office:value-type="string">
            <text:p>Programming </text:p>
          </table:table-cell>
          <table:table-cell office:value-type="string">
            <text:p>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text:p>
          </table:table-cell>
          <table:table-cell office:value-type="string">
            <text:p>None.</text:p>
          </table:table-cell>
          <table:table-cell office:value-type="string">
            <text:p>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2];&quot;','&quot;;[.B32];&quot;','&quot;;[.C32];&quot;','&quot;;[.D32];&quot;','&quot;;[.E32];&quot;','&quot;;[.F32];&quot;','&quot;;[.G32];&quot;','&quot;;[.H32];&quot;','&quot;;[.I32];&quot;','&quot;;[.J32];&quot;');&quot;)" office:value-type="string" office:string-value="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
            <text:p>INSERT INTO Course (Level,Semester,Credit,CourseId,Name,Description,EntryRequirements,Assessment,MainAssessment,School) VALUES ('4','1','20','COMPSCI4039','Programming ','To provide a firm foundation in skills and key concepts essential for programming in Java, which is the main language used in the MSc IT programme.To provide a thorough introduction to problem solving and Java programming, giving a basis for study in topics such as algorithms and data structures, object-oriented design, and human computer interaction.To develop skills, required for implementing solutions to well-specified programming problems, which could then be transferred to other programming languages.','None.','Assessed exercise 1: 5%, Assessed exercise 2: 10%, Assessed exercise 3: 15%, Programming Project: 20%, Examination: 50%. The coursework cannot be redone because the nature of the coursework is such that it takes a significant number of days for staff to produce it and this effort is infeasible for producing coursework for the purpose of reassessment.','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27P</text:p>
          </table:table-cell>
          <table:table-cell office:value-type="string">
            <text:p>Individual Short Project 4 (Single) </text:p>
          </table:table-cell>
          <table:table-cell office:value-type="string">
            <text:p>The aim of the individual project is to allow students to undertake a piece of individual software development work, involving planning, specification, design, execution, evaluation, and report-writing.</text:p>
          </table:table-cell>
          <table:table-cell office:value-type="string">
            <text:p>4th year entry regulations</text:p>
          </table:table-cell>
          <table:table-cell office:value-type="string">
            <text:p>Project 100% This report will incorporate one semester''s worth of continuous work so it will therefore not be possible for students to resubmit this work.</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3];&quot;','&quot;;[.B33];&quot;','&quot;;[.C33];&quot;','&quot;;[.D33];&quot;','&quot;;[.E33];&quot;','&quot;;[.F33];&quot;','&quot;;[.G33];&quot;','&quot;;[.H33];&quot;','&quot;;[.I33];&quot;','&quot;;[.J33];&quot;');&quot;)" office:value-type="string" office:string-value="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
            <text:p>INSERT INTO Course (Level,Semester,Credit,CourseId,Name,Description,EntryRequirements,Assessment,MainAssessment,School) VALUES ('4','1','10','COMPSCI4027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one semester''s worth of continuous work so it will therefore not be possible for students to resubmit this work.','December','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48</text:p>
          </table:table-cell>
          <table:table-cell office:value-type="string">
            <text:p>Computing Science 3: Distributed Information Management 3 </text:p>
          </table:table-cell>
          <table:table-cell office:value-type="string">
            <text:p>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text:p>
          </table:table-cell>
          <table:table-cell office:value-type="string">
            <text:p>Information Management 2 (or equivalent), Java Programming 2 (or equivalent).</text:p>
          </table:table-cell>
          <table:table-cell office:value-type="string">
            <text:p>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4];&quot;','&quot;;[.B34];&quot;','&quot;;[.C34];&quot;','&quot;;[.D34];&quot;','&quot;;[.E34];&quot;','&quot;;[.F34];&quot;','&quot;;[.G34];&quot;','&quot;;[.H34];&quot;','&quot;;[.I34];&quot;','&quot;;[.J34];&quot;');&quot;)" office:value-type="string" office:string-value="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
            <text:p>INSERT INTO Course (Level,Semester,Credit,CourseId,Name,Description,EntryRequirements,Assessment,MainAssessment,School) VALUES ('4','2','10','COMPSCI4048','Computing Science 3: Distributed Information Management 3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Management 2 (or equivalent), Java Programming 2 (or equivalent).','Examination 80%, Coursework 20%.The coursework cannot be redone because it is completed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of the follow-up work which was done subsequent to the original submission. Feedback provided to the students after the original coursework would give any student redoing the coursework an unfair advantage. The coursework is linked to another piece of coursework and cannot be completed in isolation.','April/May','Computing Science');</text:p>
          </table:table-cell>
        </table:table-row>
        <table:table-row table:style-name="ro1">
          <table:table-cell office:value-type="float" office:value="4">
            <text:p>4</text:p>
          </table:table-cell>
          <table:table-cell office:value-type="string">
            <text:p>Summer</text:p>
          </table:table-cell>
          <table:table-cell office:value-type="float" office:value="10">
            <text:p>10</text:p>
          </table:table-cell>
          <table:table-cell office:value-type="string">
            <text:p>COMPSCI4046</text:p>
          </table:table-cell>
          <table:table-cell office:value-type="string">
            <text:p>Software Engineering Summer Placement </text:p>
          </table:table-cell>
          <table:table-cell office:value-type="string">
            <text:p>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text:p>
          </table:table-cell>
          <table:table-cell office:value-type="string">
            <text:p>Only for Software Engineering and Electronics and Software Engineering students progressing to Level 4.</text:p>
          </table:table-cell>
          <table:table-cell office:value-type="string">
            <text:p>Written report 50%, presentation on placement experience 25% and assessment of quality of experience 25%. Assessment takes place during and immediately after the placement, so it is not possible to re-assess without redoing the placement.</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5];&quot;','&quot;;[.B35];&quot;','&quot;;[.C35];&quot;','&quot;;[.D35];&quot;','&quot;;[.E35];&quot;','&quot;;[.F35];&quot;','&quot;;[.G35];&quot;','&quot;;[.H35];&quot;','&quot;;[.I35];&quot;','&quot;;[.J35];&quot;');&quot;)" office:value-type="string" office:string-value="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
            <text:p>INSERT INTO Course (Level,Semester,Credit,CourseId,Name,Description,EntryRequirements,Assessment,MainAssessment,School) VALUES ('4','Summer','10','COMPSCI4046','Software Engineering Summer Placement ','During the long vacation between third and fourth year, Software Engineering students will normally be required to undertake a summer placement of at least 10 weeks to gain relevant practical experience. During the placement their progress will be monitored by the School. At the beginning of the fourth year students will be expected to submit a written report and give a presentation on their placement experience.','Only for Software Engineering and Electronics and Software Engineering students progressing to Level 4.','Written report 50%, presentation on placement experience 25% and assessment of quality of experience 25%. Assessment takes place during and immediately after the placement, so it is not possible to re-assess without redoing the placement.','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20">
            <text:p>20</text:p>
          </table:table-cell>
          <table:table-cell office:value-type="string">
            <text:p>COMPSCI4047</text:p>
          </table:table-cell>
          <table:table-cell office:value-type="string">
            <text:p>Computing Science 3:Team Project(H) </text:p>
          </table:table-cell>
          <table:table-cell office:value-type="string">
            <text:p>To design and implement, in a team, a software system that solves a (more-or-less) well-understood problem; to achieve a deliverable product in the form of a piece of working software.</text:p>
          </table:table-cell>
          <table:table-cell office:value-type="string">
            <text:p>Object Oriented Software Engineering 2 (or equivalent), Algorithms and Data Structures 2 (or equivalent), Java Programming 2 (or equivalent).</text:p>
          </table:table-cell>
          <table:table-cell office:value-type="string">
            <text:p>Joint dissertation comprising a project report, documentation, and the software itself.5% Presentation, 5% Writing Skills, 90% Project Dissertation. Reassessment is not possible as the project is done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6];&quot;','&quot;;[.B36];&quot;','&quot;;[.C36];&quot;','&quot;;[.D36];&quot;','&quot;;[.E36];&quot;','&quot;;[.F36];&quot;','&quot;;[.G36];&quot;','&quot;;[.H36];&quot;','&quot;;[.I36];&quot;','&quot;;[.J36];&quot;');&quot;)" office:value-type="string" office:string-value="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
            <text:p>INSERT INTO Course (Level,Semester,Credit,CourseId,Name,Description,EntryRequirements,Assessment,MainAssessment,School) VALUES ('4','1 &amp; 2','20','COMPSCI4047','Computing Science 3:Team Project(H) ','To design and implement, in a team, a software system that solves a (more-or-less) well-understood problem; to achieve a deliverable product in the form of a piece of working software.','Object Oriented Software Engineering 2 (or equivalent), Algorithms and Data Structures 2 (or equivalent), Java Programming 2 (or equivalent).','Joint dissertation comprising a project report, documentation, and the software itself.5% Presentation, 5% Writing Skills, 90% Project Dissertation. Reassessment is not possible as the project is done as part of a group.','April/May','Computing Science');</text:p>
          </table:table-cell>
        </table:table-row>
        <table:table-row table:style-name="ro2">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09</text:p>
          </table:table-cell>
          <table:table-cell office:value-type="string">
            <text:p>Computing Science 3P: Algorithmics 3 </text:p>
          </table:table-cell>
          <table:table-cell office:value-type="string">
            <text:p>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text:p>
          </table:table-cell>
          <table:table-cell office:value-type="string">
            <text:p>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text:p>
          </table:table-cell>
          <table:table-cell office:value-type="string">
            <text:p>Examination 80% Coursework 20%.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7];&quot;','&quot;;[.B37];&quot;','&quot;;[.C37];&quot;','&quot;;[.D37];&quot;','&quot;;[.E37];&quot;','&quot;;[.F37];&quot;','&quot;;[.G37];&quot;','&quot;;[.H37];&quot;','&quot;;[.I37];&quot;','&quot;;[.J37];&quot;');&quot;)" office:value-type="string" office:string-value="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9','Computing Science 3P: Algorithmics 3 ','To develop the student''s skills in the design and analysis of algorithms;To study algorithms for a range of important standard problems;To introduce the student to the theory of NP-completeness together with its practical implications;To make the student aware of fundamental concepts of computability.','Algorithmic Foundations 2 (or equivalent), Algorithms and Data Structures 2 (or equivalent), Object Oriented Software Engineering 2 (or equivalent), Java Programming 2 (or equivalent). 40 credits of Level 1 Mathematics is strongly recommended. This course is only available to Honours students.','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8</text:p>
          </table:table-cell>
          <table:table-cell office:value-type="string">
            <text:p>Computing Science 3: Embedded Systems 3 </text:p>
          </table:table-cell>
          <table:table-cell office:value-type="string">
            <text:p>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text:p>
          </table:table-cell>
          <table:table-cell office:value-type="string">
            <text:p>Acceptance into the Mobile Software Engineering Cohort</text:p>
          </table:table-cell>
          <table:table-cell office:value-type="string">
            <text:p>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8];&quot;','&quot;;[.B38];&quot;','&quot;;[.C38];&quot;','&quot;;[.D38];&quot;','&quot;;[.E38];&quot;','&quot;;[.F38];&quot;','&quot;;[.G38];&quot;','&quot;;[.H38];&quot;','&quot;;[.I38];&quot;','&quot;;[.J38];&quot;');&quot;)" office:value-type="string" office:string-value="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8','Computing Science 3: Embedded Systems 3 ','To give students an understanding of the practical challenges associated with embedded software development;To give students experience with multiple development environments for mobile/embedded software development (e.g. Symbian, Windows Mobile);To give students ability to develop and deploy and debug software on mobile devices.','Acceptance into the Mobile Software Engineering Cohort','Coursework 100%.The course is a primarily practical course, and assessment will be based on performance in assessed work exercises during the course. Students will complete multiple mini-projects, and will document and collate their work in a submission with a report.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45</text:p>
          </table:table-cell>
          <table:table-cell office:value-type="string">
            <text:p>Safety-Critical Systems Development 4 </text:p>
          </table:table-cell>
          <table:table-cell office:value-type="string">
            <text:p>This course encourages students to apply engineering techniques to support the development of safety-critical applications. It also encourages students to consider the particular methodological and professional issues that surround the development of safety-critical systems.</text:p>
          </table:table-cell>
          <table:table-cell office:value-type="string">
            <text:p>None.</text:p>
          </table:table-cell>
          <table:table-cell office:value-type="string">
            <text:p>Examination (80%); Practical Exercises: (20%)</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39];&quot;','&quot;;[.B39];&quot;','&quot;;[.C39];&quot;','&quot;;[.D39];&quot;','&quot;;[.E39];&quot;','&quot;;[.F39];&quot;','&quot;;[.G39];&quot;','&quot;;[.H39];&quot;','&quot;;[.I39];&quot;','&quot;;[.J39];&quot;');&quot;)" office:value-type="string" office:string-value="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
            <text:p>INSERT INTO Course (Level,Semester,Credit,CourseId,Name,Description,EntryRequirements,Assessment,MainAssessment,School) VALUES ('4','1','10','COMPSCI4045','Safety-Critical Systems Development 4 ','This course encourages students to apply engineering techniques to support the development of safety-critical applications. It also encourages students to consider the particular methodological and professional issues that surround the development of safety-critical systems.','None.','Examination (80%); Practical Exercises: (20%)','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7</text:p>
          </table:table-cell>
          <table:table-cell office:value-type="string">
            <text:p>Computer Architecture 4 </text:p>
          </table:table-cell>
          <table:table-cell office:value-type="string">
            <text:p>The course explains in depth how a computer works, by developing a digital circuit that implements an instruction set architecture. The memory system, including cache and virtual memory, and support by the architecture for the operating system, are also covered.</text:p>
          </table:table-cell>
          <table:table-cell office:value-type="string">
            <text:p>Computer Systems 2 (or equivalent), Operating Systems 3 (or equivalent), Functional Programming 4 (or equivalent) (recommended)</text:p>
          </table:table-cell>
          <table:table-cell office:value-type="string">
            <text:p>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0];&quot;','&quot;;[.B40];&quot;','&quot;;[.C40];&quot;','&quot;;[.D40];&quot;','&quot;;[.E40];&quot;','&quot;;[.F40];&quot;','&quot;;[.G40];&quot;','&quot;;[.H40];&quot;','&quot;;[.I40];&quot;','&quot;;[.J40];&quot;');&quot;)" office:value-type="string" office:string-value="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7','Computer Architecture 4 ','The course explains in depth how a computer works, by developing a digital circuit that implements an instruction set architecture. The memory system, including cache and virtual memory, and support by the architecture for the operating system, are also covered.','Computer Systems 2 (or equivalent), Operating Systems 3 (or equivalent), Functional Programming 4 (or equivalent) (recommended)','Examination 80%, coursework 2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43</text:p>
          </table:table-cell>
          <table:table-cell office:value-type="string">
            <text:p>Systems And Networks </text:p>
          </table:table-cell>
          <table:table-cell office:value-type="string">
            <text:p>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text:p>
          </table:table-cell>
          <table:table-cell office:value-type="string">
            <text:p>None.</text:p>
          </table:table-cell>
          <table:table-cell office:value-type="string">
            <text:p>Examination 70%, coursework 30% The coursework cannot be redone as it is impossible to generate an equivalent piece of coursework which replicates the original one because of the follow-up work which was done subsequent to the original submiss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1];&quot;','&quot;;[.B41];&quot;','&quot;;[.C41];&quot;','&quot;;[.D41];&quot;','&quot;;[.E41];&quot;','&quot;;[.F41];&quot;','&quot;;[.G41];&quot;','&quot;;[.H41];&quot;','&quot;;[.I41];&quot;','&quot;;[.J41];&quot;');&quot;)" office:value-type="string" office:string-value="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43','Systems And Networks ','To introduce the structure and function of computer systems, in particular:To introduce the concept of representation of data.To provide a general understanding of what computers are and how they work.To provide background helpful for better understanding the behaviour of programming languages, compilers, and operating systems.To convey understanding of descriptions of computer systems and projections of future trends.','None.','Examination 70%, coursework 30% The coursework cannot be redone as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04</text:p>
          </table:table-cell>
          <table:table-cell office:value-type="string">
            <text:p>Artificial Intelligence 4 </text:p>
          </table:table-cell>
          <table:table-cell office:value-type="string">
            <text:p>Artificial Intelligence 4 is an introduction to Artificial Intelligence, giving the students an overview of intelligent agent design. </text:p>
          </table:table-cell>
          <table:table-cell office:value-type="string">
            <text:p>Having taken an introductory Mathematics course will be helpful, but is not obligatory.</text:p>
          </table:table-cell>
          <table:table-cell office:value-type="string">
            <text:p>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2];&quot;','&quot;;[.B42];&quot;','&quot;;[.C42];&quot;','&quot;;[.D42];&quot;','&quot;;[.E42];&quot;','&quot;;[.F42];&quot;','&quot;;[.G42];&quot;','&quot;;[.H42];&quot;','&quot;;[.I42];&quot;','&quot;;[.J42];&quot;');&quot;)" office:value-type="string" office:string-value="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10','COMPSCI4004','Artificial Intelligence 4 ','Artificial Intelligence 4 is an introduction to Artificial Intelligence, giving the students an overview of intelligent agent design. ','Having taken an introductory Mathematics course will be helpful, but is not obligatory.','Degree Examination 80%; Continuous assessment-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2">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3</text:p>
          </table:table-cell>
          <table:table-cell office:value-type="string">
            <text:p>Algorithmics 4 </text:p>
          </table:table-cell>
          <table:table-cell office:value-type="string">
            <text:p>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text:p>
          </table:table-cell>
          <table:table-cell office:value-type="string">
            <text:p>Algorithmics 3 (or equivalent). </text:p>
          </table:table-cell>
          <table:table-cell office:value-type="string">
            <text:p>Examination (80%); Practical Exercises: (20%). The coursework cannot be redone because the nature of the coursework is such that it would take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3];&quot;','&quot;;[.B43];&quot;','&quot;;[.C43];&quot;','&quot;;[.D43];&quot;','&quot;;[.E43];&quot;','&quot;;[.F43];&quot;','&quot;;[.G43];&quot;','&quot;;[.H43];&quot;','&quot;;[.I43];&quot;','&quot;;[.J43];&quot;');&quot;)" office:value-type="string" office:string-value="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03','Algorithmics 4 ','The aims of the course are:To present a broad range of algorithm design methods, with examples chosen to reflect practical applications;To enable students to make educated choices between strategies for algorithmic problem-solving;To convey the significance of computational complexity, and to present a range of methods for dealing with it in practice.','Algorithmics 3 (or equivalent). ','Examination (80%); Practical Exercises: (20%). The coursework cannot be redone because the nature of the coursework is such that it would take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02</text:p>
          </table:table-cell>
          <table:table-cell office:value-type="string">
            <text:p>Advanced Networking And Communications 4 </text:p>
          </table:table-cell>
          <table:table-cell office:value-type="string">
            <text:p>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text:p>
          </table:table-cell>
          <table:table-cell office:value-type="string">
            <text:p>Networked Systems 3 (or equivalent).</text:p>
          </table:table-cell>
          <table:table-cell office:value-type="string">
            <text:p>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4];&quot;','&quot;;[.B44];&quot;','&quot;;[.C44];&quot;','&quot;;[.D44];&quot;','&quot;;[.E44];&quot;','&quot;;[.F44];&quot;','&quot;;[.G44];&quot;','&quot;;[.H44];&quot;','&quot;;[.I44];&quot;','&quot;;[.J44];&quot;');&quot;)" office:value-type="string" office:string-value="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2','10','COMPSCI4002','Advanced Networking And Communications 4 ','This course adds depth and some breadth to the material covered in Networked Systems 3 (NS3). Advanced Networking and Communications 4 will show how fundamental principles of communications theory underpin the structures of the global telecommunications network and the Internet and determine the logic of how these networks interact.','Networked Systems 3 (or equivalent).','Assessment is mainly by exam (80%) with the balance made up by a coursework exercise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26P</text:p>
          </table:table-cell>
          <table:table-cell office:value-type="string">
            <text:p>Individual Short Project 4 (Single) </text:p>
          </table:table-cell>
          <table:table-cell office:value-type="string">
            <text:p>The aim of the individual project is to allow students to undertake a piece of individual software development work, involving planning, specification, design, execution, evaluation, and report-writing.</text:p>
          </table:table-cell>
          <table:table-cell office:value-type="string">
            <text:p>4th year entry regulations</text:p>
          </table:table-cell>
          <table:table-cell office:value-type="string">
            <text:p>Project 100% This report will incorporate a semester''s worth of continuous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5];&quot;','&quot;;[.B45];&quot;','&quot;;[.C45];&quot;','&quot;;[.D45];&quot;','&quot;;[.E45];&quot;','&quot;;[.F45];&quot;','&quot;;[.G45];&quot;','&quot;;[.H45];&quot;','&quot;;[.I45];&quot;','&quot;;[.J45];&quot;');&quot;)" office:value-type="string" office:string-value="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4','2','10','COMPSCI4026P','Individual Short Project 4 (Single) ','The aim of the individual project is to allow students to undertake a piece of individual software development work, involving planning, specification, design, execution, evaluation, and report-writing.','4th year entry regulations','Project 100% This report will incorporate a semester''s worth of continuous work so it will therefore not be possible for students to resubmit this work.','April/May','Computing Science');</text:p>
          </table:table-cell>
        </table:table-row>
        <table:table-row table:style-name="ro2">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0</text:p>
          </table:table-cell>
          <table:table-cell office:value-type="string">
            <text:p>Computing Science 3Q: Advanced Programming 3 </text:p>
          </table:table-cell>
          <table:table-cell office:value-type="string">
            <text:p>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text:p>
          </table:table-cell>
          <table:table-cell office:value-type="string">
            <text:p>Java Programming 2 (or equivalent), Object Oriented Software Engineering 2 (or equivalent), Algorithms and Data Structures 2 (or equivalent).</text:p>
          </table:table-cell>
          <table:table-cell office:value-type="string">
            <text:p>Examination: (80%); Coursework (20%). The coursework cannot be redone because it is impossible to generate an equivalent piece of coursework which replicates the original one because of the follow-up work which was done subsequent to the original submiss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6];&quot;','&quot;;[.B46];&quot;','&quot;;[.C46];&quot;','&quot;;[.D46];&quot;','&quot;;[.E46];&quot;','&quot;;[.F46];&quot;','&quot;;[.G46];&quot;','&quot;;[.H46];&quot;','&quot;;[.I46];&quot;','&quot;;[.J46];&quot;');&quot;)" office:value-type="string" office:string-value="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
            <text:p>INSERT INTO Course (Level,Semester,Credit,CourseId,Name,Description,EntryRequirements,Assessment,MainAssessment,School) VALUES ('4','1','10','COMPSCI4010','Computing Science 3Q: Advanced Programming 3 ','To develop practical expertise in, and understanding of, concurrent programming in Java;To explore a variety of different concurrency control mechanisms;To substantially develop the knowledge of C gained during summer preparatory reading;To develop the students'' experience and understanding of programming in a low-level language;To develop the ability to craft efficient and effective code in a pointer-rich language;To introduce concurrent programming in C using the PThreads library;To further develop the ability to select and re-use existing software components and libraries;To enhance the students'' skills in engineering software as interacting sub-systems, using interfaces and libraries to manage medium sized software development projects.','Java Programming 2 (or equivalent), Object Oriented Software Engineering 2 (or equivalent), Algorithms and Data Structures 2 (or equivalent).','Examination: (80%); Coursework (20%). The coursework cannot be redone because it is impossible to generate an equivalent piece of coursework which replicates the original one because of the follow-up work which was done subsequent to the original submission.','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12</text:p>
          </table:table-cell>
          <table:table-cell office:value-type="string">
            <text:p>Computing Science 3T: Networked Systems 3 </text:p>
          </table:table-cell>
          <table:table-cell office:value-type="string">
            <text:p>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text:p>
          </table:table-cell>
          <table:table-cell office:value-type="string">
            <text:p>Computer Systems 2 (or equivalent), Algorithms and Data Structures 2 (or equivalent), Object Oriented Software Engineering 2 (or equivalent). This course is only available to Honours students. </text:p>
          </table:table-cell>
          <table:table-cell office:value-type="string">
            <text:p>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7];&quot;','&quot;;[.B47];&quot;','&quot;;[.C47];&quot;','&quot;;[.D47];&quot;','&quot;;[.E47];&quot;','&quot;;[.F47];&quot;','&quot;;[.G47];&quot;','&quot;;[.H47];&quot;','&quot;;[.I47];&quot;','&quot;;[.J47];&quot;');&quot;)" office:value-type="string" office:string-value="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2','10','COMPSCI4012','Computing Science 3T: Networked Systems 3 ','To introduce the fundamental concepts and theory of communications;To provide a solid understanding of the technologies that support modern networked computer systems;To introduce low-level network programming concepts;To provide our students with the ability to evaluate and advise industry on the use and deployment of networked systems.','Computer Systems 2 (or equivalent), Algorithms and Data Structures 2 (or equivalent), Object Oriented Software Engineering 2 (or equivalent). This course is only available to Honours students. ','Examination 80%, coursework 20% - involving intensive C programming. The coursework cannot be redone because it is impossible to generate an equivalent piece of coursework which replicates the original one because of the follow-up work which was done subsequent to the original submission. The coursework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11</text:p>
          </table:table-cell>
          <table:table-cell office:value-type="string">
            <text:p>Computing Science 3S: Operating Systems 3 </text:p>
          </table:table-cell>
          <table:table-cell office:value-type="string">
            <text:p>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text:p>
          </table:table-cell>
          <table:table-cell office:value-type="string">
            <text:p>Computer Systems 2 (or equivalent), Java Programming 2 (or equivalent), Algorithms and Data Structures 2 (or equivalent), Object Oriented Software Engineering 2 (or equivalent). This course is only available to Honours students.</text:p>
          </table:table-cell>
          <table:table-cell office:value-type="string">
            <text:p>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8];&quot;','&quot;;[.B48];&quot;','&quot;;[.C48];&quot;','&quot;;[.D48];&quot;','&quot;;[.E48];&quot;','&quot;;[.F48];&quot;','&quot;;[.G48];&quot;','&quot;;[.H48];&quot;','&quot;;[.I48];&quot;','&quot;;[.J48];&quot;');&quot;)" office:value-type="string" office:string-value="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1','Computing Science 3S: Operating Systems 3 ','To introduce the students to the styles of coding required with an OS;To give a thorough presentation of the contents of a traditional OS, including the key abstractions;To show the range of algorithms and techniques available for specific OS problems, and the implications of selection specific algorithms for application behaviour;To develop an integrated understanding of what the computer is doing, from a non-naive view of hardware to the behaviour of multi-threaded application processes; present the alternatives and clarify the trade-offs that drive OS and hardware design.','Computer Systems 2 (or equivalent), Java Programming 2 (or equivalent), Algorithms and Data Structures 2 (or equivalent), Object Oriented Software Engineering 2 (or equivalent). This course is only available to Honours students.','Examination (80%); Practical Exercises (20%) involving intensive C programming, and thorough evaluation of understanding of principles and techniques via assessed questions.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4">
            <text:p>4</text:p>
          </table:table-cell>
          <table:table-cell office:value-type="string">
            <text:p>1 &amp; 2</text:p>
          </table:table-cell>
          <table:table-cell office:value-type="float" office:value="10">
            <text:p>10</text:p>
          </table:table-cell>
          <table:table-cell office:value-type="string">
            <text:p>COMPSCI4017</text:p>
          </table:table-cell>
          <table:table-cell office:value-type="string">
            <text:p>Computing Science In The Classroom </text:p>
          </table:table-cell>
          <table:table-cell office:value-type="string">
            <text:p>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text:p>
          </table:table-cell>
          <table:table-cell office:value-type="string">
            <text:p>None.</text:p>
          </table:table-cell>
          <table:table-cell office:value-type="string">
            <text:p>Assignment (reflective learning journal) 20%, Oral Presentation 10%, Project 50% and other coursework (conduct assessment by both placement teacher and university staff) 20%. The coursework cannot be redone because it requires a classroom of pupils, impossible to generate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49];&quot;','&quot;;[.B49];&quot;','&quot;;[.C49];&quot;','&quot;;[.D49];&quot;','&quot;;[.E49];&quot;','&quot;;[.F49];&quot;','&quot;;[.G49];&quot;','&quot;;[.H49];&quot;','&quot;;[.I49];&quot;','&quot;;[.J49];&quot;');&quot;)" office:value-type="string" office:string-value="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
            <text:p>INSERT INTO Course (Level,Semester,Credit,CourseId,Name,Description,EntryRequirements,Assessment,MainAssessment,School) VALUES ('4','1 &amp; 2','10','COMPSCI4017','Computing Science In The Classroom ','This course aims to develop in students a better understanding of and confidence in Computing Science/Software Engineering as a subject; provide students with an awareness and experience of operating as a teacher and facilitator in a school environment; enable students to develop a set of key transferable skills such as reflecting on critical incidents, analysis, developing coherent arguments, communication, planning and so on; promote better relations between schools and university computing; heighten pupils'' awareness of the many forms of computing, including its forms as academic discipline (computing science), distinctive profession (software engineering) and as a ubiquitous family of skills (ICT).','None.','Assignment (reflective learning journal) 20%, Oral Presentation 10%, Project 50% and other coursework (conduct assessment by both placement teacher and university staff) 20%. The coursework cannot be redone because it requires a classroom of pupils, impossible to generate over the summer.','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9</text:p>
          </table:table-cell>
          <table:table-cell office:value-type="string">
            <text:p>Distributed Algorithms And Systems 4 </text:p>
          </table:table-cell>
          <table:table-cell office:value-type="string">
            <text:p>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text:p>
          </table:table-cell>
          <table:table-cell office:value-type="string">
            <text:p>Advanced Programming 3 (or equivalent), Operating Systems 3 (or equivalent),Networked Systems 3 (or equivalent).</text:p>
          </table:table-cell>
          <table:table-cell office:value-type="string">
            <text:p>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0];&quot;','&quot;;[.B50];&quot;','&quot;;[.C50];&quot;','&quot;;[.D50];&quot;','&quot;;[.E50];&quot;','&quot;;[.F50];&quot;','&quot;;[.G50];&quot;','&quot;;[.H50];&quot;','&quot;;[.I50];&quot;','&quot;;[.J50];&quot;');&quot;)" office:value-type="string" office:string-value="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
            <text:p>INSERT INTO Course (Level,Semester,Credit,CourseId,Name,Description,EntryRequirements,Assessment,MainAssessment,School) VALUES ('4','1','10','COMPSCI4019','Distributed Algorithms And Systems 4 ','Distributed systems are ubiquitous in commerce and industry, from the international banking network to process control in large industrial sites. This course builds on the introductions to operating systems and networked systems in level 3, specifically focussing on the software engineering issues raised by distributed systems and algorithms for use in distributed systems.The key feature of this course will be the assumption that a distributed system is one in which: partial failure is to be expected�� local and remote operations differ greatly in cost�� and an element of message passing is required for communication.','Advanced Programming 3 (or equivalent), Operating Systems 3 (or equivalent),Networked Systems 3 (or equivalent).','Students are asked to submit a programming-based assessed coursework to implement a simple distributed system, embracing practical concepts covered in the course.Written examination constitutes the main summative assessment of this course.Examination 80% and coursework 20%.The coursework cannot be redone as it is completed as part of a group.','April/May','Computing Science');</text:p>
          </table:table-cell>
        </table:table-row>
        <table:table-row table:style-name="ro2">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4</text:p>
          </table:table-cell>
          <table:table-cell office:value-type="string">
            <text:p>Computing Science 3W: Interactive Systems 3 </text:p>
          </table:table-cell>
          <table:table-cell office:value-type="string">
            <text:p>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text:p>
          </table:table-cell>
          <table:table-cell office:value-type="string">
            <text:p>Information Management 2 (or equivalent), Java Programming 2 (or equivalent), Object Oriented Software Engineering 2 (or equivalent).</text:p>
          </table:table-cell>
          <table:table-cell office:value-type="string">
            <text:p>Examination 80%, Coursework 20%. The coursework cannot be redone as it is completed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1];&quot;','&quot;;[.B51];&quot;','&quot;;[.C51];&quot;','&quot;;[.D51];&quot;','&quot;;[.E51];&quot;','&quot;;[.F51];&quot;','&quot;;[.G51];&quot;','&quot;;[.H51];&quot;','&quot;;[.I51];&quot;','&quot;;[.J51];&quot;');&quot;)" office:value-type="string" office:string-value="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
            <text:p>INSERT INTO Course (Level,Semester,Credit,CourseId,Name,Description,EntryRequirements,Assessment,MainAssessment,School) VALUES ('4','1','10','COMPSCI4014','Computing Science 3W: Interactive Systems 3 ','The aims of the course areto offer students the opportunity to become familiar with one of the most important interaction paradigms;to enable students to become skilled in the use of techniques and tools for modelling, implementing and evaluating interactive systems;to enable students to apply the theories, techniques and tools presented in the course via challenging exercises which combine design, implementation and evaluation.','Information Management 2 (or equivalent), Java Programming 2 (or equivalent), Object Oriented Software Engineering 2 (or equivalent).','Examination 80%, Coursework 20%. The coursework cannot be redone as it is completed as part of a group.','April/May','Computing Science');</text:p>
          </table:table-cell>
        </table:table-row>
        <table:table-row table:style-name="ro1">
          <table:table-cell office:value-type="float" office:value="4">
            <text:p>4</text:p>
          </table:table-cell>
          <table:table-cell office:value-type="float" office:value="2">
            <text:p>2</text:p>
          </table:table-cell>
          <table:table-cell office:value-type="float" office:value="10">
            <text:p>10</text:p>
          </table:table-cell>
          <table:table-cell office:value-type="string">
            <text:p>COMPSCI4013</text:p>
          </table:table-cell>
          <table:table-cell office:value-type="string">
            <text:p>Computing Science 3U: Database Systems 3 </text:p>
          </table:table-cell>
          <table:table-cell office:value-type="string">
            <text:p>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text:p>
          </table:table-cell>
          <table:table-cell office:value-type="string">
            <text:p>Information Management 2 (or equivalent), Java Programming 2 (or equivalent). </text:p>
          </table:table-cell>
          <table:table-cell office:value-type="string">
            <text:p>Examination 80%, coursework 20%. The coursework cannot be redone because the feedback provided to the students after the original coursework would give any student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2];&quot;','&quot;;[.B52];&quot;','&quot;;[.C52];&quot;','&quot;;[.D52];&quot;','&quot;;[.E52];&quot;','&quot;;[.F52];&quot;','&quot;;[.G52];&quot;','&quot;;[.H52];&quot;','&quot;;[.I52];&quot;','&quot;;[.J52];&quot;');&quot;)" office:value-type="string" office:string-value="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
            <text:p>INSERT INTO Course (Level,Semester,Credit,CourseId,Name,Description,EntryRequirements,Assessment,MainAssessment,School) VALUES ('4','2','10','COMPSCI4013','Computing Science 3U: Database Systems 3 ','From the basic skills derived in Information Management 2, to develop the software engineering and database administration skills required for designing, creating, running and developing a relational database application and its associated application software suite. This will include extension of pre-existing systems and arrangements for extending operational systems;Understanding of how conventional programming languages interact with databases;Understanding of the fundamental concepts, theories and methods of the relational data model;Introduction to Information Retrieval concepts and techniques.','Information Management 2 (or equivalent), Java Programming 2 (or equivalent). ','Examination 80%, coursework 20%. The coursework cannot be redone because the feedback provided to the students after the original coursework would give any student redoing the coursework an unfair advantage.','April/May','Computing Science');</text:p>
          </table:table-cell>
        </table:table-row>
        <table:table-row table:style-name="ro1">
          <table:table-cell office:value-type="float" office:value="4">
            <text:p>4</text:p>
          </table:table-cell>
          <table:table-cell office:value-type="float" office:value="1">
            <text:p>1</text:p>
          </table:table-cell>
          <table:table-cell office:value-type="float" office:value="10">
            <text:p>10</text:p>
          </table:table-cell>
          <table:table-cell office:value-type="string">
            <text:p>COMPSCI4016</text:p>
          </table:table-cell>
          <table:table-cell office:value-type="string">
            <text:p>Computing Science 3Z: Programming Languages 3 </text:p>
          </table:table-cell>
          <table:table-cell office:value-type="string">
            <text:p>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text:p>
          </table:table-cell>
          <table:table-cell office:value-type="string">
            <text:p>Java Programming 2 (or equivalent). This course is for Honours students only.</text:p>
          </table:table-cell>
          <table:table-cell office:value-type="string">
            <text:p>Examination 80%, assignment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3];&quot;','&quot;;[.B53];&quot;','&quot;;[.C53];&quot;','&quot;;[.D53];&quot;','&quot;;[.E53];&quot;','&quot;;[.F53];&quot;','&quot;;[.G53];&quot;','&quot;;[.H53];&quot;','&quot;;[.I53];&quot;','&quot;;[.J53];&quot;');&quot;)" office:value-type="string" office:string-value="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4','1','10','COMPSCI4016','Computing Science 3Z: Programming Languages 3 ','This course aims to:provide a conceptual framework that will enable students to understand familiar programming languages more deeply and learn new languages more efficiently;show how the syntax of a programming language can be formalized;explain the functions of compilers and interpreters, how they interact, and how they work;show how to implement a compiler using compiler-generation tools.','Java Programming 2 (or equivalent). This course is for Honours students only.','Examination 80%, assignment 20%. The coursework cannot be redone because the feedback provided to the students after the original coursework would give any students redoing the coursework an unfair advantage.','April/May','Computing Science');</text:p>
          </table:table-cell>
        </table:table-row>
        <table:table-row table:style-name="ro2">
          <table:table-cell office:value-type="float" office:value="4">
            <text:p>4</text:p>
          </table:table-cell>
          <table:table-cell office:value-type="string">
            <text:p>1 &amp; 2</text:p>
          </table:table-cell>
          <table:table-cell office:value-type="float" office:value="20">
            <text:p>20</text:p>
          </table:table-cell>
          <table:table-cell office:value-type="string">
            <text:p>COMPSCI4015</text:p>
          </table:table-cell>
          <table:table-cell office:value-type="string">
            <text:p>Computing Science 3X: Professional Software Development 3 </text:p>
          </table:table-cell>
          <table:table-cell office:value-type="string">
            <text:p>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text:p>
          </table:table-cell>
          <table:table-cell office:value-type="string">
            <text:p>Java Programming 2 (or equivalent), Algorithms and Data Structures 2 (or equivalent), Object Oriented Software Engineering 2 (or equivalent).</text:p>
          </table:table-cell>
          <table:table-cell office:value-type="string">
            <text:p>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ext:s/>The coursework cannot be redone because it is done as part of a group.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4];&quot;','&quot;;[.B54];&quot;','&quot;;[.C54];&quot;','&quot;;[.D54];&quot;','&quot;;[.E54];&quot;','&quot;;[.F54];&quot;','&quot;;[.G54];&quot;','&quot;;[.H54];&quot;','&quot;;[.I54];&quot;','&quot;;[.J54];&quot;');&quot;)" office:value-type="string" office:string-value="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4','1 &amp; 2','20','COMPSCI4015','Computing Science 3X: Professional Software Development 3 ','The aims of the course are to:introduce students to modern software development methods and techniques for building and maintaining large systemsprovide an opportunity for the students to apply these methods and techniques presented to them in the context of an extended group-based software development exercisemake the students aware of the professional, social and ethical dimensions of software development.instil in the students a professional attitude towards software development.','Java Programming 2 (or equivalent), Algorithms and Data Structures 2 (or equivalent), Object Oriented Software Engineering 2 (or equivalent).','Because the material in this course is largely rooted in software engineering practice, 50% of the assessment comes from a number of assessments, including the PSD Group Exercise; the other 50% of the assessment comes from the course examination. An individual''s practical assessment will be made up of a combination of group and individual deliverables. Group deliverables include the system requirements, design specification, test plan and system documentation as well as a final acceptable software product. Individual deliverables will normally include at least two reports and at least one public presentation. 50% of an individual''s practical assessment will come from group deliverables and 50% from individual deliverables. <text:s/>The coursework cannot be redone because it is done as part of a group. The nature of the coursework is such that it takes a significant number of days to produce it and this effort is infeasible for supporting the redoing of such coursework over the summer.','April/May','Computing Science');</text:p>
          </table:table-cell>
        </table:table-row>
        <table:table-row table:style-name="ro2">
          <table:table-cell office:value-type="float" office:value="5">
            <text:p>5</text:p>
          </table:table-cell>
          <table:table-cell office:value-type="string">
            <text:p>Summer</text:p>
          </table:table-cell>
          <table:table-cell office:value-type="float" office:value="60">
            <text:p>60</text:p>
          </table:table-cell>
          <table:table-cell office:value-type="string">
            <text:p>COMPSCI5016P</text:p>
          </table:table-cell>
          <table:table-cell office:value-type="string">
            <text:p>Mres Research Project </text:p>
          </table:table-cell>
          <table:table-cell office:value-type="string">
            <text:p>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text:p>
          </table:table-cell>
          <table:table-cell office:value-type="string">
            <text:p>MRes Research Project Proposal</text:p>
          </table:table-cell>
          <table:table-cell office:value-type="string">
            <text:p>The course is assessed 100% by a dissertation. This report will incorporate 3 months of continuous work so it will therefore not be possible for students to resubmit this work.</text:p>
          </table:table-cell>
          <table:table-cell office:value-type="string">
            <text:p>August</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5];&quot;','&quot;;[.B55];&quot;','&quot;;[.C55];&quot;','&quot;;[.D55];&quot;','&quot;;[.E55];&quot;','&quot;;[.F55];&quot;','&quot;;[.G55];&quot;','&quot;;[.H55];&quot;','&quot;;[.I55];&quot;','&quot;;[.J55];&quot;');&quot;)" office:value-type="string" office:string-value="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6P','Mres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Res Research Project Proposal','The course is assessed 100% by a dissertation. This report will incorporate 3 months of continuous work so it will therefore not be possible for students to resubmit this work.','August','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29</text:p>
          </table:table-cell>
          <table:table-cell office:value-type="string">
            <text:p>SOFTWARE PROJECT MANAGEMENT (M) </text:p>
          </table:table-cell>
          <table:table-cell office:value-type="string">
            <text:p>This course introduces different approaches to software project management, and a variety of tools are available to support effective management of software development projects.</text:p>
          </table:table-cell>
          <table:table-cell office:value-type="string">
            <text:p>None</text:p>
          </table:table-cell>
          <table:table-cell office:value-type="string">
            <text:p>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6];&quot;','&quot;;[.B56];&quot;','&quot;;[.C56];&quot;','&quot;;[.D56];&quot;','&quot;;[.E56];&quot;','&quot;;[.F56];&quot;','&quot;;[.G56];&quot;','&quot;;[.H56];&quot;','&quot;;[.I56];&quot;','&quot;;[.J56];&quot;');&quot;)" office:value-type="string" office:string-value="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
            <text:p>INSERT INTO Course (Level,Semester,Credit,CourseId,Name,Description,EntryRequirements,Assessment,MainAssessment,School) VALUES ('5','2','10','COMPSCI5029','SOFTWARE PROJECT MANAGEMENT (M) ','This course introduces different approaches to software project management, and a variety of tools are available to support effective management of software development projects.','None','Examination 70%, coursework 20%, presentation 10%. The coursework essay will require students to compare the effectiveness of different project management techniques. The presentation will require students to argue for a particular approach over another. In the examination, students will be given a scenario and asked to apply techniques they have learnt. The exam and coursework may be reassessed; the presentation cannot.','April/May','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20">
            <text:p>20</text:p>
          </table:table-cell>
          <table:table-cell office:value-type="string">
            <text:p>COMPSCI5026</text:p>
          </table:table-cell>
          <table:table-cell office:value-type="string">
            <text:p>Research Readings In Computing Science (M) </text:p>
          </table:table-cell>
          <table:table-cell office:value-type="string">
            <text:p>Immerse students in seminal topics in Computing Science via papers from the research literature;Reinforce critical reading and reviewing skills learned in the Research Techniques course;Enable students to develop their critical thinking and group discussion capabilities.</text:p>
          </table:table-cell>
          <table:table-cell office:value-type="string">
            <text:p>None.</text:p>
          </table:table-cell>
          <table:table-cell office:value-type="string">
            <text:p>Coursework: paper summaries: 70%.In-depth presentation: 30%. This coursework cannot be redone because it is impossible to generate an equivalent piece of coursework which replicates the original one because of the follow-up work which was done subsequent to the original submission.</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7];&quot;','&quot;;[.B57];&quot;','&quot;;[.C57];&quot;','&quot;;[.D57];&quot;','&quot;;[.E57];&quot;','&quot;;[.F57];&quot;','&quot;;[.G57];&quot;','&quot;;[.H57];&quot;','&quot;;[.I57];&quot;','&quot;;[.J57];&quot;');&quot;)" office:value-type="string" office:string-value="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20','COMPSCI5026','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None.','Coursework: paper summaries: 70%.In-depth presentation: 30%. This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25</text:p>
          </table:table-cell>
          <table:table-cell office:value-type="string">
            <text:p>Research Methods And Techniques (M) </text:p>
          </table:table-cell>
          <table:table-cell office:value-type="string">
            <text:p>This course covers the fundamental principles, of the scientific method. Students will learn the core skills of planning, designing, executing, evaluating and presenting research.</text:p>
          </table:table-cell>
          <table:table-cell office:value-type="string">
            <text:p>None.</text:p>
          </table:table-cell>
          <table:table-cell office:value-type="string">
            <text:p>Examination 60%, Coursework 4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8];&quot;','&quot;;[.B58];&quot;','&quot;;[.C58];&quot;','&quot;;[.D58];&quot;','&quot;;[.E58];&quot;','&quot;;[.F58];&quot;','&quot;;[.G58];&quot;','&quot;;[.H58];&quot;','&quot;;[.I58];&quot;','&quot;;[.J58];&quot;');&quot;)" office:value-type="string" office:string-value="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25','Research Methods And Techniques (M) ','This course covers the fundamental principles, of the scientific method. Students will learn the core skills of planning, designing, executing, evaluating and presenting research.','None.','Examination 60%, Coursework 40%. The coursework cannot be redone because the feedback provided to the students after the original coursework would give any students redoing the coursework an unfair advantage.','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28</text:p>
          </table:table-cell>
          <table:table-cell office:value-type="string">
            <text:p>Selected Research Readings In Computing Science (M) </text:p>
          </table:table-cell>
          <table:table-cell office:value-type="string">
            <text:p>Immerse students in seminal topics in Computing Science via papers from the research literature;Reinforce critical reading and reviewing skills learned in the Research Techniques course;Enable students to develop their critical thinking and group discussion capabilities.</text:p>
          </table:table-cell>
          <table:table-cell office:value-type="string">
            <text:p>For Combined MSci students, Combined Honours degree in Computing Science.</text:p>
          </table:table-cell>
          <table:table-cell office:value-type="string">
            <text:p>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ext:s/>The coursework cannot be redone because it is impossible to generate an equivalent piece of coursework which replicates the original one because of the follow-up work which was done subsequent to the original submission.</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59];&quot;','&quot;;[.B59];&quot;','&quot;;[.C59];&quot;','&quot;;[.D59];&quot;','&quot;;[.E59];&quot;','&quot;;[.F59];&quot;','&quot;;[.G59];&quot;','&quot;;[.H59];&quot;','&quot;;[.I59];&quot;','&quot;;[.J59];&quot;');&quot;)" office:value-type="string" office:string-value="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he coursework cannot be redone because it is impossible to generate an equivalent piece of coursework which replicates the original one because of the follow-up work which was done subsequent to the original submission.','December','Computing Science');">
            <text:p>INSERT INTO Course (Level,Semester,Credit,CourseId,Name,Description,EntryRequirements,Assessment,MainAssessment,School) VALUES ('5','1','10','COMPSCI5028','Selected Research Readings In Computing Science (M) ','Immerse students in seminal topics in Computing Science via papers from the research literature;Reinforce critical reading and reviewing skills learned in the Research Techniques course;Enable students to develop their critical thinking and group discussion capabilities.','For Combined MSci students, Combined Honours degree in Computing Science.','Coursework composes 70% of the marks: one-page summaries of papers studied during the course. In addition, an in-depth review of one paper will be submitted, and an accompanying presentation given to the class. This makes up 30% of the marks, with an even split of 15% for the presentation, 15% for the written review. <text:s/>The coursework cannot be redone because it is impossible to generate an equivalent piece of coursework which replicates the original one because of the follow-up work which was done subsequent to the original submission.','December','Computing Science');</text:p>
          </table:table-cell>
        </table:table-row>
        <table:table-row table:style-name="ro1">
          <table:table-cell office:value-type="float" office:value="5">
            <text:p>5</text:p>
          </table:table-cell>
          <table:table-cell office:value-type="string">
            <text:p>1 &amp; 2</text:p>
          </table:table-cell>
          <table:table-cell office:value-type="float" office:value="10">
            <text:p>10</text:p>
          </table:table-cell>
          <table:table-cell office:value-type="string">
            <text:p>COMPSCI5022</text:p>
          </table:table-cell>
          <table:table-cell office:value-type="string">
            <text:p>Professional Skills And Issues (M) </text:p>
          </table:table-cell>
          <table:table-cell office:value-type="string">
            <text:p>This course introduces the legal, professional and social issues involved in the widespread development and use of computational devices, and stimulates students to develop their own, well-argued positions on many of these issues.</text:p>
          </table:table-cell>
          <table:table-cell office:value-type="string">
            <text:p>None</text:p>
          </table:table-cell>
          <table:table-cell office:value-type="string">
            <text:p>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0];&quot;','&quot;;[.B60];&quot;','&quot;;[.C60];&quot;','&quot;;[.D60];&quot;','&quot;;[.E60];&quot;','&quot;;[.F60];&quot;','&quot;;[.G60];&quot;','&quot;;[.H60];&quot;','&quot;;[.I60];&quot;','&quot;;[.J60];&quot;');&quot;)" office:value-type="string" office:string-value="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
            <text:p>INSERT INTO Course (Level,Semester,Credit,CourseId,Name,Description,EntryRequirements,Assessment,MainAssessment,School) VALUES ('5','1 &amp; 2','10','COMPSCI5022','Professional Skills And Issues (M) ','This course introduces the legal, professional and social issues involved in the widespread development and use of computational devices, and stimulates students to develop their own, well-argued positions on many of these issues.','None','1 essay, 3 essay reviews, marking of 3 reviews (40%) [addressing ILOs 1,3,4,5]1 class test on laws and codes of conduct (20%) [addressing ILO 2]1 poster (group work) (10%) [addressing ILOs 1,3,4]1 creative presentation (video, slideshow, screen cast) (group work) (25%) [addressing all ILOs]1 reflective and critical essay (5%) [addressing ILO 6] A multiplier system operates to ensure that the students approach the essay-based coursework in a professional manner, particularly given that the coursework programme functions best when all students take part in it. The students final aggregation score for the essay is multiplied by a value between 0.0 and 1.0 depending on how fully they have engaged with the coursework: their first draft essay is worth 0.7; each essay review is worth 0.05; and each review marked is worth 0.05. The group coursework and the essay cannot be redone as they are done as part of a group.The class test and the reflective essay may be redone.','April/May','Computing Science');</text:p>
          </table:table-cell>
        </table:table-row>
        <table:table-row table:style-name="ro2">
          <table:table-cell office:value-type="float" office:value="5">
            <text:p>5</text:p>
          </table:table-cell>
          <table:table-cell office:value-type="float" office:value="2">
            <text:p>2</text:p>
          </table:table-cell>
          <table:table-cell office:value-type="float" office:value="30">
            <text:p>30</text:p>
          </table:table-cell>
          <table:table-cell office:value-type="string">
            <text:p>COMPSCI5053P</text:p>
          </table:table-cell>
          <table:table-cell office:value-type="string">
            <text:p>MSci Research Project (HALF) </text:p>
          </table:table-cell>
          <table:table-cell office:value-type="string">
            <text:p>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text:p>
          </table:table-cell>
          <table:table-cell office:value-type="string">
            <text:p>MSci Research Project Proposal</text:p>
          </table:table-cell>
          <table:table-cell office:value-type="string">
            <text:p>The course is assessed 100% by a dissertation. This report will incorporate a semester''s worth of continuous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1];&quot;','&quot;;[.B61];&quot;','&quot;;[.C61];&quot;','&quot;;[.D61];&quot;','&quot;;[.E61];&quot;','&quot;;[.F61];&quot;','&quot;;[.G61];&quot;','&quot;;[.H61];&quot;','&quot;;[.I61];&quot;','&quot;;[.J61];&quot;');&quot;)" office:value-type="string" office:string-value="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
            <text:p>INSERT INTO Course (Level,Semester,Credit,CourseId,Name,Description,EntryRequirements,Assessment,MainAssessment,School) VALUES ('5','2','30','COMPSCI5053P','MSci Research Project (HALF)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dissertation. This report will incorporate a semester''s worth of continuous work so it will therefore not be possible for students to resubmit this work.','April/May','Computing Science');</text:p>
          </table:table-cell>
        </table:table-row>
        <table:table-row table:style-name="ro2">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9</text:p>
          </table:table-cell>
          <table:table-cell office:value-type="string">
            <text:p>Msc Development Project Proposal </text:p>
          </table:table-cell>
          <table:table-cell office:value-type="string">
            <text:p>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text:p>
          </table:table-cell>
          <table:table-cell office:value-type="string">
            <text:p>None.</text:p>
          </table:table-cell>
          <table:table-cell office:value-type="string">
            <text:p>This course is assessed 100% by a written report.</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2];&quot;','&quot;;[.B62];&quot;','&quot;;[.C62];&quot;','&quot;;[.D62];&quot;','&quot;;[.E62];&quot;','&quot;;[.F62];&quot;','&quot;;[.G62];&quot;','&quot;;[.H62];&quot;','&quot;;[.I62];&quot;','&quot;;[.J62];&quot;');&quot;)" office:value-type="string" office:string-value="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
            <text:p>INSERT INTO Course (Level,Semester,Credit,CourseId,Name,Description,EntryRequirements,Assessment,MainAssessment,School) VALUES ('5','2','10','COMPSCI5019','Msc Development Project Proposal ','The aim of the project proposal is to provide students with an opportunity to prepare to undertake the MSc Project. In particular, it will enable them to take a brief description of a software development problem and produce a reasonably detailed plan of work of suitable length and difficulty. Students will undertake a survey of existing work in the area, elaborate on the project specification, analyse the problem, work out the resources needed for the project, work out a feasible plan of work and identify potential risk factors. This will be written up as a report.','None.','This course is assessed 100% by a written report.','April/May','Computing Science');</text:p>
          </table:table-cell>
        </table:table-row>
        <table:table-row table:style-name="ro2">
          <table:table-cell office:value-type="float" office:value="5">
            <text:p>5</text:p>
          </table:table-cell>
          <table:table-cell office:value-type="float" office:value="2">
            <text:p>2</text:p>
          </table:table-cell>
          <table:table-cell office:value-type="float" office:value="20">
            <text:p>20</text:p>
          </table:table-cell>
          <table:table-cell office:value-type="string">
            <text:p>COMPSCI5017</text:p>
          </table:table-cell>
          <table:table-cell office:value-type="string">
            <text:p>Mres Research Project Proposal </text:p>
          </table:table-cell>
          <table:table-cell office:value-type="string">
            <text:p>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text:p>
          </table:table-cell>
          <table:table-cell office:value-type="string">
            <text:p>None.</text:p>
          </table:table-cell>
          <table:table-cell office:value-type="string">
            <text:p>This course is assessed 100% by a written report.</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3];&quot;','&quot;;[.B63];&quot;','&quot;;[.C63];&quot;','&quot;;[.D63];&quot;','&quot;;[.E63];&quot;','&quot;;[.F63];&quot;','&quot;;[.G63];&quot;','&quot;;[.H63];&quot;','&quot;;[.I63];&quot;','&quot;;[.J63];&quot;');&quot;)" office:value-type="string" office:string-value="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
            <text:p>INSERT INTO Course (Level,Semester,Credit,CourseId,Name,Description,EntryRequirements,Assessment,MainAssessment,School) VALUES ('5','2','20','COMPSCI5017','Mres Research Project Proposal ','The aim of the research project proposal is to provide students with an opportunity to prepare to undertake the MRes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5</text:p>
          </table:table-cell>
          <table:table-cell office:value-type="string">
            <text:p>Mobile Human-Computer Interaction (M) </text:p>
          </table:table-cell>
          <table:table-cell office:value-type="string">
            <text:p>Mobile Human-Computer Interaction (M) gives students an overview of the fields of mobile HCI and ubiquitous computing, and an understanding of the practical challenges associated with embedded software development for mobile interactive systems, and associated services.</text:p>
          </table:table-cell>
          <table:table-cell office:value-type="string">
            <text:p>Interactive Systems 3 (or equivalent) - recommended, Human-Computer Interaction 4 (or equivalent) - recommended</text:p>
          </table:table-cell>
          <table:table-cell office:value-type="string">
            <text:p>Examination 80%, coursework 20%.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4];&quot;','&quot;;[.B64];&quot;','&quot;;[.C64];&quot;','&quot;;[.D64];&quot;','&quot;;[.E64];&quot;','&quot;;[.F64];&quot;','&quot;;[.G64];&quot;','&quot;;[.H64];&quot;','&quot;;[.I64];&quot;','&quot;;[.J64];&quot;');&quot;)" office:value-type="string" office:string-value="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15','Mobile Human-Computer Interaction (M) ','Mobile Human-Computer Interaction (M) gives students an overview of the fields of mobile HCI and ubiquitous computing, and an understanding of the practical challenges associated with embedded software development for mobile interactive systems, and associated services.','Interactive Systems 3 (or equivalent) - recommended, Human-Computer Interaction 4 (or equivalent) - recommended','Examination 80%, coursework 20%.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4</text:p>
          </table:table-cell>
          <table:table-cell office:value-type="string">
            <text:p>Machine Learning (M) </text:p>
          </table:table-cell>
          <table:table-cell office:value-type="string">
            <text:p>A practical introduction to the foundations of machine learning.</text:p>
          </table:table-cell>
          <table:table-cell office:value-type="string">
            <text:p>Mandatory: Working knowledge of mathematics (e.g., matrices, linear spaces and basic geometry, as covered in, for example, Math1RS or Math1RT). Options: Some experience in probability and statistics would be useful but is not essential.</text:p>
          </table:table-cell>
          <table:table-cell office:value-type="string">
            <text:p>Examination 80%, coursework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5];&quot;','&quot;;[.B65];&quot;','&quot;;[.C65];&quot;','&quot;;[.D65];&quot;','&quot;;[.E65];&quot;','&quot;;[.F65];&quot;','&quot;;[.G65];&quot;','&quot;;[.H65];&quot;','&quot;;[.I65];&quot;','&quot;;[.J65];&quot;');&quot;)" office:value-type="string" office:string-value="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14','Machine Learning (M) ','A practical introduction to the foundations of machine learning.','Mandatory: Working knowledge of mathematics (e.g., matrices, linear spaces and basic geometry, as covered in, for example, Math1RS or Math1RT). Options: Some experience in probability and statistics would be useful but is not essential.','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3</text:p>
          </table:table-cell>
          <table:table-cell office:value-type="string">
            <text:p>IT Architecture (M) </text:p>
          </table:table-cell>
          <table:table-cell office:value-type="string">
            <text:p>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text:s text:c="3"/>architectural principles.</text:p>
          </table:table-cell>
          <table:table-cell office:value-type="string">
            <text:p>Professional Software Development 3 (or equivalent).</text:p>
          </table:table-cell>
          <table:table-cell office:value-type="string">
            <text:p>Examination 60%, coursework 40%. The coursework cannot be redone because it is done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6];&quot;','&quot;;[.B66];&quot;','&quot;;[.C66];&quot;','&quot;;[.D66];&quot;','&quot;;[.E66];&quot;','&quot;;[.F66];&quot;','&quot;;[.G66];&quot;','&quot;;[.H66];&quot;','&quot;;[.I66];&quot;','&quot;;[.J66];&quot;');&quot;)" office:value-type="string" office:string-value="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architectural principles.','Professional Software Development 3 (or equivalent).','Examination 60%, coursework 40%. The coursework cannot be redone because it is done as part of a group.','April/May','Computing Science');">
            <text:p>INSERT INTO Course (Level,Semester,Credit,CourseId,Name,Description,EntryRequirements,Assessment,MainAssessment,School) VALUES ('5','2','10','COMPSCI5013','IT Architecture (M) ','IT Architecture''s key role is to design and maintain system integrity of large heterogenous enterprise systems. Such systems may involve integrating disparate systems such as legacy systems, new web-based externally facing systems, systems developed externally or in collaboration with other organisations. IT Architects may also be faced with strategic problems caused by enterprise mergers or acquisitions. Within this context, this course aims to give students:1. an appreciation of the need for IT Architecture and the role of the IT architect;2. an understanding of the foundations of IT architecture and the best practice in applying <text:s text:c="3"/>architectural principles.','Professional Software Development 3 (or equivalent).','Examination 60%, coursework 40%. The coursework cannot be redone because it is done as part of a group.','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12</text:p>
          </table:table-cell>
          <table:table-cell office:value-type="string">
            <text:p>Internet Technology (M) </text:p>
          </table:table-cell>
          <table:table-cell office:value-type="string">
            <text:p>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text:p>
          </table:table-cell>
          <table:table-cell office:value-type="string">
            <text:p>Information Systems and Databases (or equivalent), Programming (or equivalent).</text:p>
          </table:table-cell>
          <table:table-cell office:value-type="string">
            <text:p>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text:s/></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7];&quot;','&quot;;[.B67];&quot;','&quot;;[.C67];&quot;','&quot;;[.D67];&quot;','&quot;;[.E67];&quot;','&quot;;[.F67];&quot;','&quot;;[.G67];&quot;','&quot;;[.H67];&quot;','&quot;;[.I67];&quot;','&quot;;[.J67];&quot;');&quot;)" office:value-type="string" office:string-value="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April/May','Computing Science');">
            <text:p>INSERT INTO Course (Level,Semester,Credit,CourseId,Name,Description,EntryRequirements,Assessment,MainAssessment,School) VALUES ('5','2','10','COMPSCI5012','Internet Technology (M) ','The aim of this course is to provide students with a comprehensive overview of web application development. It will provide students with the skills to design and development distributed web applications in a disciplined manner, and strengthen their understanding of the context and rationale of distributed systems.','Information Systems and Databases (or equivalent), Programming (or equivalent).','Examination 70%, project 30%. The coursework cannot be redone because it is done as part of a group. The nature of the coursework is such that it takes a significant number of days to produce it and this effort is infeasible for supporting the re-doing of such coursework over the summer. It is impossible to generate an equivalent piece of coursework which replicates the original one because the follow-up work which was done subsequent to the original submission. Feedback provided to the students after the original coursework would give any students redoing the coursework an unfair advantage. The coursework is linked to another piece of coursework and cannot be completed in isolation. <text:s/>','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11</text:p>
          </table:table-cell>
          <table:table-cell office:value-type="string">
            <text:p>Information Retrieval (M) </text:p>
          </table:table-cell>
          <table:table-cell office:value-type="string">
            <text:p>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text:p>
          </table:table-cell>
          <table:table-cell office:value-type="string">
            <text:p>For MSc students - Honours degree in Computing Science.For Honours students - third year Computing Science.For MSci students - fourth year Computing Science.Mandatory courses: Two from Maths 1R, 1S, 1T, 1X, 1Y (or equivalent).</text:p>
          </table:table-cell>
          <table:table-cell office:value-type="string">
            <text:p>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8];&quot;','&quot;;[.B68];&quot;','&quot;;[.C68];&quot;','&quot;;[.D68];&quot;','&quot;;[.E68];&quot;','&quot;;[.F68];&quot;','&quot;;[.G68];&quot;','&quot;;[.H68];&quot;','&quot;;[.I68];&quot;','&quot;;[.J68];&quot;');&quot;)" office:value-type="string" office:string-value="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
            <text:p>INSERT INTO Course (Level,Semester,Credit,CourseId,Name,Description,EntryRequirements,Assessment,MainAssessment,School) VALUES ('5','1','10','COMPSCI5011','Information Retrieval (M) ','To present students with an in-depth examination of the theoretical and practical issues involved in providing tools to access large collections of documents, especially in the context of the World Wide Web.To present students with the practical engineering issues raised by the design and implementation of an information retrieval system.','For MSc students - Honours degree in Computing Science.For Honours students - third year Computing Science.For MSci students - fourth year Computing Science.Mandatory courses: Two from Maths 1R, 1S, 1T, 1X, 1Y (or equivalent).','Examination 80%, coursework 20%. The coursework cannot be redone because the feedback provided to the students after the original coursework would give any students redoing the coursework an unfair advantage. It is impossible to generate an equivalent piece of coursework which replicates the original one because of the follow-up work which was done subsequent to the original submission and based on feedback given.','April/May','Computing Science');</text:p>
          </table:table-cell>
        </table:table-row>
        <table:table-row table:style-name="ro2">
          <table:table-cell office:value-type="float" office:value="5">
            <text:p>5</text:p>
          </table:table-cell>
          <table:table-cell office:value-type="float" office:value="2">
            <text:p>2</text:p>
          </table:table-cell>
          <table:table-cell office:value-type="float" office:value="60">
            <text:p>60</text:p>
          </table:table-cell>
          <table:table-cell office:value-type="string">
            <text:p>COMPSCI5064P</text:p>
          </table:table-cell>
          <table:table-cell office:value-type="string">
            <text:p>MSci Research Project </text:p>
          </table:table-cell>
          <table:table-cell office:value-type="string">
            <text:p>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text:p>
          </table:table-cell>
          <table:table-cell office:value-type="string">
            <text:p>MSci Research Project Proposal</text:p>
          </table:table-cell>
          <table:table-cell office:value-type="string">
            <text:p>The course is assessed 100% by a scientific report. This report will incorporate a year of continuous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69];&quot;','&quot;;[.B69];&quot;','&quot;;[.C69];&quot;','&quot;;[.D69];&quot;','&quot;;[.E69];&quot;','&quot;;[.F69];&quot;','&quot;;[.G69];&quot;','&quot;;[.H69];&quot;','&quot;;[.I69];&quot;','&quot;;[.J69];&quot;');&quot;)" office:value-type="string" office:string-value="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
            <text:p>INSERT INTO Course (Level,Semester,Credit,CourseId,Name,Description,EntryRequirements,Assessment,MainAssessment,School) VALUES ('5','2','60','COMPSCI5064P','MSci Research Project ','The aim of the research project is to enable students to undertake a substantial, independent, individual research-oriented project at level M. It will include carrying out an investigation of an appropriate, well-defined research problem in Computing Science and writing up the results.','MSci Research Project Proposal','The course is assessed 100% by a scientific report. This report will incorporate a year of continuous work so it will therefore not be possible for students to resubmit this work.','April/May','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60</text:p>
          </table:table-cell>
          <table:table-cell office:value-type="string">
            <text:p>Human-Centred Security (M) </text:p>
          </table:table-cell>
          <table:table-cell office:value-type="string">
            <text:p>This course provides an introduction to the human side of information security.</text:p>
          </table:table-cell>
          <table:table-cell office:value-type="string">
            <text:p>None</text:p>
          </table:table-cell>
          <table:table-cell office:value-type="string">
            <text:p>Examination 50%, Assignment 50% (investigation into effects of policies &amp; weekly essays/quizzes)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0];&quot;','&quot;;[.B70];&quot;','&quot;;[.C70];&quot;','&quot;;[.D70];&quot;','&quot;;[.E70];&quot;','&quot;;[.F70];&quot;','&quot;;[.G70];&quot;','&quot;;[.H70];&quot;','&quot;;[.I70];&quot;','&quot;;[.J70];&quot;');&quot;)" office:value-type="string" office:string-value="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1','10','COMPSCI5060','Human-Centred Security (M) ','This course provides an introduction to the human side of information security.','None','Examination 50%, Assignment 50% (investigation into effects of policies &amp; weekly essays/quizzes)The coursework cannot be redone because the feedback provided to the students after the original coursework would give any students redoing the coursework an unfair advantage.','April/May','Computing Science');</text:p>
          </table:table-cell>
        </table:table-row>
        <table:table-row table:style-name="ro2">
          <table:table-cell office:value-type="float" office:value="5">
            <text:p>5</text:p>
          </table:table-cell>
          <table:table-cell office:value-type="string">
            <text:p>Summer</text:p>
          </table:table-cell>
          <table:table-cell office:value-type="float" office:value="60">
            <text:p>60</text:p>
          </table:table-cell>
          <table:table-cell office:value-type="string">
            <text:p>COMPSCI5018P</text:p>
          </table:table-cell>
          <table:table-cell office:value-type="string">
            <text:p>Msc Development Project </text:p>
          </table:table-cell>
          <table:table-cell office:value-type="string">
            <text:p>The aim of the project is to enable students to carry out a substantial, independent, individual development project at level M. It will include requirements capture, design, implementation, and evaluation of a software product, and writing a dissertation. <text:s/></text:p>
          </table:table-cell>
          <table:table-cell office:value-type="string">
            <text:p>MSc Development Project Proposal</text:p>
          </table:table-cell>
          <table:table-cell office:value-type="string">
            <text:p>This course is assessed 100% by a demonstration and dissertation. This report will incorporate 3 months of continuous work so it will therefore not be possible for students to resubmit this work.</text:p>
          </table:table-cell>
          <table:table-cell office:value-type="string">
            <text:p>August</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1];&quot;','&quot;;[.B71];&quot;','&quot;;[.C71];&quot;','&quot;;[.D71];&quot;','&quot;;[.E71];&quot;','&quot;;[.F71];&quot;','&quot;;[.G71];&quot;','&quot;;[.H71];&quot;','&quot;;[.I71];&quot;','&quot;;[.J71];&quot;');&quot;)" office:value-type="string" office:string-value="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MSc Development Project Proposal','This course is assessed 100% by a demonstration and dissertation. This report will incorporate 3 months of continuous work so it will therefore not be possible for students to resubmit this work.','August','Computing Science');">
            <text:p>INSERT INTO Course (Level,Semester,Credit,CourseId,Name,Description,EntryRequirements,Assessment,MainAssessment,School) VALUES ('5','Summer','60','COMPSCI5018P','Msc Development Project ','The aim of the project is to enable students to carry out a substantial, independent, individual development project at level M. It will include requirements capture, design, implementation, and evaluation of a software product, and writing a dissertation. <text:s/>','MSc Development Project Proposal','This course is assessed 100% by a demonstration and dissertation. This report will incorporate 3 months of continuous work so it will therefore not be possible for students to resubmit this work.','August','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54P</text:p>
          </table:table-cell>
          <table:table-cell office:value-type="string">
            <text:p>MSci Research Proposal (HALF) </text:p>
          </table:table-cell>
          <table:table-cell office:value-type="string">
            <text:p>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text:p>
          </table:table-cell>
          <table:table-cell office:value-type="string">
            <text:p>None.</text:p>
          </table:table-cell>
          <table:table-cell office:value-type="string">
            <text:p>This course is assessed 100% by a written report.</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2];&quot;','&quot;;[.B72];&quot;','&quot;;[.C72];&quot;','&quot;;[.D72];&quot;','&quot;;[.E72];&quot;','&quot;;[.F72];&quot;','&quot;;[.G72];&quot;','&quot;;[.H72];&quot;','&quot;;[.I72];&quot;','&quot;;[.J72];&quot;');&quot;)" office:value-type="string" office:string-value="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10','COMPSCI5054P','MSci Research Proposal (HALF)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58</text:p>
          </table:table-cell>
          <table:table-cell office:value-type="string">
            <text:p>Requirements Engineering (M) </text:p>
          </table:table-cell>
          <table:table-cell office:value-type="string">
            <text:p>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text:p>
          </table:table-cell>
          <table:table-cell office:value-type="string">
            <text:p>Programming (or equivalent)</text:p>
          </table:table-cell>
          <table:table-cell office:value-type="string">
            <text:p>Assessment is by exam (70%), practical project work (20%) and a reflective essay (10%). The coursework cannot be redone because it is done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3];&quot;','&quot;;[.B73];&quot;','&quot;;[.C73];&quot;','&quot;;[.D73];&quot;','&quot;;[.E73];&quot;','&quot;;[.F73];&quot;','&quot;;[.G73];&quot;','&quot;;[.H73];&quot;','&quot;;[.I73];&quot;','&quot;;[.J73];&quot;');&quot;)" office:value-type="string" office:string-value="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
            <text:p>INSERT INTO Course (Level,Semester,Credit,CourseId,Name,Description,EntryRequirements,Assessment,MainAssessment,School) VALUES ('5','1','10','COMPSCI5058','Requirements Engineering (M) ','To identify the problems in building large software information systems and give an overview of the processes and methods used to manage and specify such systems.To introduce briefly the management problems specific to software development: cost estimation, quality management and team organisation.To study the generic components of requirements engineering and specification, independently of any particular software development process.To present a study of object-oriented systems analysis and domain modelling, using UML class diagrams.To discuss other approaches to software development, for example extreme programming and web engineering.','Programming (or equivalent)','Assessment is by exam (70%), practical project work (20%) and a reflective essay (10%). The coursework cannot be redone because it is done as part of a group.','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59</text:p>
          </table:table-cell>
          <table:table-cell office:value-type="string">
            <text:p>Software Engineering (M) </text:p>
          </table:table-cell>
          <table:table-cell office:value-type="string">
            <text:p>To introduce the basic concepts of software engineering in the small;To present methods for the design, implementation, testing and documentation of object-oriented programs;To develop program comprehension and design skills by studying and extending existing programs.</text:p>
          </table:table-cell>
          <table:table-cell office:value-type="string">
            <text:p>None.</text:p>
          </table:table-cell>
          <table:table-cell office:value-type="string">
            <text:p>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4];&quot;','&quot;;[.B74];&quot;','&quot;;[.C74];&quot;','&quot;;[.D74];&quot;','&quot;;[.E74];&quot;','&quot;;[.F74];&quot;','&quot;;[.G74];&quot;','&quot;;[.H74];&quot;','&quot;;[.I74];&quot;','&quot;;[.J74];&quot;');&quot;)" office:value-type="string" office:string-value="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9','Software Engineering (M) ','To introduce the basic concepts of software engineering in the small;To present methods for the design, implementation, testing and documentation of object-oriented programs;To develop program comprehension and design skills by studying and extending existing programs.','None.','1.5 hour examination (70%), coursework (30%). Coursework comprises two software maintenance exercises and one reflective exercise on software engineering practice, each worth 1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1</text:p>
          </table:table-cell>
          <table:table-cell office:value-type="string">
            <text:p>Advanced Operating Systems (M) </text:p>
          </table:table-cell>
          <table:table-cell office:value-type="string">
            <text:p>This course will review research literature on systems programming techniques and operating systems design, discuss the limitations of deployed systems, and show how the operating system infrastructure might evolve to address the challenges of supporting modern computing systems.</text:p>
          </table:table-cell>
          <table:table-cell office:value-type="string">
            <text:p>Computer Systems 2 (or equivalent), Operating Systems 3 (or equivalent), Advanced Programming 3 (or equivalent), Functional Programming 4 (or equivalent).</text:p>
          </table:table-cell>
          <table:table-cell office:value-type="string">
            <text:p>Examination (80%), coursework (2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5];&quot;','&quot;;[.B75];&quot;','&quot;;[.C75];&quot;','&quot;;[.D75];&quot;','&quot;;[.E75];&quot;','&quot;;[.F75];&quot;','&quot;;[.G75];&quot;','&quot;;[.H75];&quot;','&quot;;[.I75];&quot;','&quot;;[.J75];&quot;');&quot;)" office:value-type="string" office:string-value="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1','Advanced Operating Systems (M) ','This course will review research literature on systems programming techniques and operating systems design, discuss the limitations of deployed systems, and show how the operating system infrastructure might evolve to address the challenges of supporting modern computing systems.','Computer Systems 2 (or equivalent), Operating Systems 3 (or equivalent), Advanced Programming 3 (or equivalent), Functional Programming 4 (or equivalent).','Examination (80%), coursework (20%). The coursework cannot be redone because the feedback provided to the students after the original coursework would give any students redoing the coursework an unfair advantage.','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2</text:p>
          </table:table-cell>
          <table:table-cell office:value-type="string">
            <text:p>Advanced Programming (M) </text:p>
          </table:table-cell>
          <table:table-cell office:value-type="string">
            <text:p>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text:p>
          </table:table-cell>
          <table:table-cell office:value-type="string">
            <text:p>Programming (or equivalent)</text:p>
          </table:table-cell>
          <table:table-cell office:value-type="string">
            <text:p>Examination 70%, coursework 3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6];&quot;','&quot;;[.B76];&quot;','&quot;;[.C76];&quot;','&quot;;[.D76];&quot;','&quot;;[.E76];&quot;','&quot;;[.F76];&quot;','&quot;;[.G76];&quot;','&quot;;[.H76];&quot;','&quot;;[.I76];&quot;','&quot;;[.J76];&quot;');&quot;)" office:value-type="string" office:string-value="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2','Advanced Programming (M) ','The course is intended to extend the student''s knowledge to encompass a number of important programming techniques necessary for building a modern computing application. The course content will include techniques in Java to deal with a range of issues drawn from the following: program design using an object oriented programming model; modelling data using programming language type systems; event and exception programming; providing a graphical user interface; thread programming; persistence; and distributed programming. It will also cover in brief the underlying Java run time system and techniques found in other languages.','Programming (or equivalent)','Examination 70%, coursework 30%. The coursework cannot be redone because the feedback provided to the students after the original coursework would give any students redoing the coursework an unfair advantage.','April/May','Computing Science');</text:p>
          </table:table-cell>
        </table:table-row>
        <table:table-row table:style-name="ro2">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3</text:p>
          </table:table-cell>
          <table:table-cell office:value-type="string">
            <text:p>Advanced Research Readings In Computing Science (M) </text:p>
          </table:table-cell>
          <table:table-cell office:value-type="string">
            <text:p>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text:p>
          </table:table-cell>
          <table:table-cell office:value-type="string">
            <text:p>For MRes/PgDip students, an Honours degree in Computing Science.For MSci students, level 4 Computing Science.</text:p>
          </table:table-cell>
          <table:table-cell office:value-type="string">
            <text:p>Examination 70% and coursework 30%. The coursework cannot be redone because the assessment is done in a group setting, and it is impossible to reproduce this context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7];&quot;','&quot;;[.B77];&quot;','&quot;;[.C77];&quot;','&quot;;[.D77];&quot;','&quot;;[.E77];&quot;','&quot;;[.F77];&quot;','&quot;;[.G77];&quot;','&quot;;[.H77];&quot;','&quot;;[.I77];&quot;','&quot;;[.J77];&quot;');&quot;)" office:value-type="string" office:string-value="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
            <text:p>INSERT INTO Course (Level,Semester,Credit,CourseId,Name,Description,EntryRequirements,Assessment,MainAssessment,School) VALUES ('5','2','10','COMPSCI5003','Advanced Research Readings In Computing Science (M) ','Immerse students in research topics in a specialist area of Computing Science;Reinforce critical reading and reviewing skills learned in the Research Methods and Techniques course;Enable students to develop their critical thinking and group discussion capabilities;Develop students'' presentation skills.','For MRes/PgDip students, an Honours degree in Computing Science.For MSci students, level 4 Computing Science.','Examination 70% and coursework 30%. The coursework cannot be redone because the assessment is done in a group setting, and it is impossible to reproduce this context over the summer.','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04</text:p>
          </table:table-cell>
          <table:table-cell office:value-type="string">
            <text:p>Algorithms And Data Structures (M) </text:p>
          </table:table-cell>
          <table:table-cell office:value-type="string">
            <text:p>Ģ<text:tab/>To study the concept of algorithms, and how to analyse their efficiency.Ģ<text:tab/>To study the concept of abstract data types, and the abstract data types most commonly used in software development.Ģ<text:tab/>To study the basic data structures most commonly used to represent these abstract data types, together with algorithms operating on these data structures.</text:p>
          </table:table-cell>
          <table:table-cell office:value-type="string">
            <text:p>Programming (or equivalent).</text:p>
          </table:table-cell>
          <table:table-cell office:value-type="string">
            <text:p>Examination 70%, assignments 30%. The coursework cannot be redone because the feedback provided to the students after the original coursework would give any students redoing the coursework an unfair advantage.</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8];&quot;','&quot;;[.B78];&quot;','&quot;;[.C78];&quot;','&quot;;[.D78];&quot;','&quot;;[.E78];&quot;','&quot;;[.F78];&quot;','&quot;;[.G78];&quot;','&quot;;[.H78];&quot;','&quot;;[.I78];&quot;','&quot;;[.J78];&quot;');&quot;)" office:value-type="string" office:string-value="INSERT INTO Course (Level,Semester,Credit,CourseId,Name,Description,EntryRequirements,Assessment,MainAssessment,School) VALUES ('5','2','10','COMPSCI5004','Algorithms And Data Structures (M) ','Ģ&#9;To study the concept of algorithms, and how to analyse their efficiency.Ģ&#9;To study the concept of abstract data types, and the abstract data types most commonly used in software development.Ģ&#9;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
            <text:p>INSERT INTO Course (Level,Semester,Credit,CourseId,Name,Description,EntryRequirements,Assessment,MainAssessment,School) VALUES ('5','2','10','COMPSCI5004','Algorithms And Data Structures (M) ','Ģ<text:tab/>To study the concept of algorithms, and how to analyse their efficiency.Ģ<text:tab/>To study the concept of abstract data types, and the abstract data types most commonly used in software development.Ģ<text:tab/>To study the basic data structures most commonly used to represent these abstract data types, together with algorithms operating on these data structures.','Programming (or equivalent).','Examination 70%, assignments 30%. The coursework cannot be redone because the feedback provided to the students after the original coursework would give any students redoing the coursework an unfair advantage.','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06</text:p>
          </table:table-cell>
          <table:table-cell office:value-type="string">
            <text:p>Constraint Programming (M) </text:p>
          </table:table-cell>
          <table:table-cell office:value-type="string">
            <text:p>We cover Constraint Programming and its use in solving a number of combinatorial problems. We also cover the underlying technology.</text:p>
          </table:table-cell>
          <table:table-cell office:value-type="string">
            <text:p>For MSc students - Honours degree in Computing ScienceFor Honours students - 3rd year Computing ScienceFor MSci students - 4th year Computing Science</text:p>
          </table:table-cell>
          <table:table-cell office:value-type="string">
            <text:p>Examination 80% and coursework 20%.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79];&quot;','&quot;;[.B79];&quot;','&quot;;[.C79];&quot;','&quot;;[.D79];&quot;','&quot;;[.E79];&quot;','&quot;;[.F79];&quot;','&quot;;[.G79];&quot;','&quot;;[.H79];&quot;','&quot;;[.I79];&quot;','&quot;;[.J79];&quot;');&quot;)" office:value-type="string" office:string-value="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1','10','COMPSCI5006','Constraint Programming (M) ','We cover Constraint Programming and its use in solving a number of combinatorial problems. We also cover the underlying technology.','For MSc students - Honours degree in Computing ScienceFor Honours students - 3rd year Computing ScienceFor MSci students - 4th year Computing Science','Examination 80% and coursework 20%.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08</text:p>
          </table:table-cell>
          <table:table-cell office:value-type="string">
            <text:p>Enterprise Computing (M) </text:p>
          </table:table-cell>
          <table:table-cell office:value-type="string">
            <text:p>The use of computer technology in business.</text:p>
          </table:table-cell>
          <table:table-cell office:value-type="string">
            <text:p>For MSc students - Honours degree in Computing Science.For Honours students - third year Computing Science.For MSci students - fourth year Computing Science. A background of traditional systems development and design is essential.</text:p>
          </table:table-cell>
          <table:table-cell office:value-type="string">
            <text:p>Examination 70%, coursework 30%. The coursework cannot be redone as it is done as part of a group.</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0];&quot;','&quot;;[.B80];&quot;','&quot;;[.C80];&quot;','&quot;;[.D80];&quot;','&quot;;[.E80];&quot;','&quot;;[.F80];&quot;','&quot;;[.G80];&quot;','&quot;;[.H80];&quot;','&quot;;[.I80];&quot;','&quot;;[.J80];&quot;');&quot;)" office:value-type="string" office:string-value="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
            <text:p>INSERT INTO Course (Level,Semester,Credit,CourseId,Name,Description,EntryRequirements,Assessment,MainAssessment,School) VALUES ('5','1','10','COMPSCI5008','Enterprise Computing (M) ','The use of computer technology in business.','For MSc students - Honours degree in Computing Science.For Honours students - third year Computing Science.For MSci students - fourth year Computing Science. A background of traditional systems development and design is essential.','Examination 70%, coursework 30%. The coursework cannot be redone as it is done as part of a group.','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56</text:p>
          </table:table-cell>
          <table:table-cell office:value-type="string">
            <text:p>Component Based Software Engineering (M) </text:p>
          </table:table-cell>
          <table:table-cell office:value-type="string">
            <text:p>To present an in-depth study of the use of software components in software architecture, design, implementation and testing. To discuss the issues involved in component re-use, including selection, adaptation and integration.</text:p>
          </table:table-cell>
          <table:table-cell office:value-type="string">
            <text:p>Professional Software Development 3 (or equivalent)</text:p>
          </table:table-cell>
          <table:table-cell office:value-type="string">
            <text:p>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1];&quot;','&quot;;[.B81];&quot;','&quot;;[.C81];&quot;','&quot;;[.D81];&quot;','&quot;;[.E81];&quot;','&quot;;[.F81];&quot;','&quot;;[.G81];&quot;','&quot;;[.H81];&quot;','&quot;;[.I81];&quot;','&quot;;[.J81];&quot;');&quot;)" office:value-type="string" office:string-value="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
            <text:p>INSERT INTO Course (Level,Semester,Credit,CourseId,Name,Description,EntryRequirements,Assessment,MainAssessment,School) VALUES ('5','2','10','COMPSCI5056','Component Based Software Engineering (M) ','To present an in-depth study of the use of software components in software architecture, design, implementation and testing. To discuss the issues involved in component re-use, including selection, adaptation and integration.','Professional Software Development 3 (or equivalent)','Assessment is by exam (70%), practical coursework (30%). The coursework cannot be redone because the feedback provided to the students after the original coursework would give any student redoing the coursework an unfair advantage. The nature of the coursework is such that it takes a significant number of days to produce it and this effort is infeasible for supporting the re-doing of such coursework over the summer. The coursework is linked to another piece of coursework and cannot be completed in isolation.','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57</text:p>
          </table:table-cell>
          <table:table-cell office:value-type="string">
            <text:p>Human Computer Interaction Design and Evaluation (M) </text:p>
          </table:table-cell>
          <table:table-cell office:value-type="string">
            <text:p>The course will focus on two aspects of HCI: user centred software design, and interface evaluation methods. Both will be useful for students when they do their MSc projects.</text:p>
          </table:table-cell>
          <table:table-cell office:value-type="string">
            <text:p>None</text:p>
          </table:table-cell>
          <table:table-cell office:value-type="string">
            <text:p>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2];&quot;','&quot;;[.B82];&quot;','&quot;;[.C82];&quot;','&quot;;[.D82];&quot;','&quot;;[.E82];&quot;','&quot;;[.F82];&quot;','&quot;;[.G82];&quot;','&quot;;[.H82];&quot;','&quot;;[.I82];&quot;','&quot;;[.J82];&quot;');&quot;)" office:value-type="string" office:string-value="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
            <text:p>INSERT INTO Course (Level,Semester,Credit,CourseId,Name,Description,EntryRequirements,Assessment,MainAssessment,School) VALUES ('5','2','10','COMPSCI5057','Human Computer Interaction Design and Evaluation (M) ','The course will focus on two aspects of HCI: user centred software design, and interface evaluation methods. Both will be useful for students when they do their MSc projects.','None','Coursework 100%. Students will choose to either undertake a significant user centred design project, or to conduct a significant HCI experiment. The activity will be conducted in pairs, although the final submission will include an individual report. The tutorial sessions will be used for peer-critique, when students will present their progress since the previous week, and get feedback from the rest of the class and the lecturer. The final project report will take the form of a draft paper; the individual report will be a critical and reflective summary of the processes followed, and the use of the feedback provided during the semester. Reassessment will be permitted.','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40">
            <text:p>40</text:p>
          </table:table-cell>
          <table:table-cell office:value-type="string">
            <text:p>COMPSCI5055P</text:p>
          </table:table-cell>
          <table:table-cell office:value-type="string">
            <text:p>MRes Warm-up Project </text:p>
          </table:table-cell>
          <table:table-cell office:value-type="string">
            <text:p>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text:p>
          </table:table-cell>
          <table:table-cell office:value-type="string">
            <text:p>None</text:p>
          </table:table-cell>
          <table:table-cell office:value-type="string">
            <text:p>The course is assessed 100% by a report. This report will incorporate a semester worth of continuous supervised work so it will therefore not be possible for students to resubmit this work.</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3];&quot;','&quot;;[.B83];&quot;','&quot;;[.C83];&quot;','&quot;;[.D83];&quot;','&quot;;[.E83];&quot;','&quot;;[.F83];&quot;','&quot;;[.G83];&quot;','&quot;;[.H83];&quot;','&quot;;[.I83];&quot;','&quot;;[.J83];&quot;');&quot;)" office:value-type="string" office:string-value="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
            <text:p>INSERT INTO Course (Level,Semester,Credit,CourseId,Name,Description,EntryRequirements,Assessment,MainAssessment,School) VALUES ('5','1','40','COMPSCI5055P','MRes Warm-up Project ','The aim of the warm-up project is to enable the students to undertake a small research and development exercise allowing them to practice and apply research methods, while working towards the definition of a research proposal to undertake later as a project. It will include carrying out the research and implementation exercise and writing up the results.','None','The course is assessed 100% by a report. This report will incorporate a semester worth of continuous supervised work so it will therefore not be possible for students to resubmit this work.','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69</text:p>
          </table:table-cell>
          <table:table-cell office:value-type="string">
            <text:p>Trends in Information Security (M) </text:p>
          </table:table-cell>
          <table:table-cell office:value-type="string">
            <text:p>This course introduces a number of Information Security topics via published papers.</text:p>
          </table:table-cell>
          <table:table-cell office:value-type="string">
            <text:p>None</text:p>
          </table:table-cell>
          <table:table-cell office:value-type="string">
            <text:p>Examination 70% and coursework 30%. The coursework cannot be redone as it consists of a presentation to the class on a topic in information security.</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4];&quot;','&quot;;[.B84];&quot;','&quot;;[.C84];&quot;','&quot;;[.D84];&quot;','&quot;;[.E84];&quot;','&quot;;[.F84];&quot;','&quot;;[.G84];&quot;','&quot;;[.H84];&quot;','&quot;;[.I84];&quot;','&quot;;[.J84];&quot;');&quot;)" office:value-type="string" office:string-value="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
            <text:p>INSERT INTO Course (Level,Semester,Credit,CourseId,Name,Description,EntryRequirements,Assessment,MainAssessment,School) VALUES ('5','2','10','COMPSCI5069','Trends in Information Security (M) ','This course introduces a number of Information Security topics via published papers.','None','Examination 70% and coursework 30%. The coursework cannot be redone as it consists of a presentation to the class on a topic in information security.','April/May','Computing Science');</text:p>
          </table:table-cell>
        </table:table-row>
        <table:table-row table:style-name="ro1">
          <table:table-cell office:value-type="float" office:value="5">
            <text:p>5</text:p>
          </table:table-cell>
          <table:table-cell office:value-type="float" office:value="2">
            <text:p>2</text:p>
          </table:table-cell>
          <table:table-cell office:value-type="float" office:value="10">
            <text:p>10</text:p>
          </table:table-cell>
          <table:table-cell office:value-type="string">
            <text:p>COMPSCI5063</text:p>
          </table:table-cell>
          <table:table-cell office:value-type="string">
            <text:p>Cyber Security M </text:p>
          </table:table-cell>
          <table:table-cell office:value-type="string">
            <text:p>This course covers the technical aspects of information security, such as algorithms and protocols. It also covers ways in which these systems can be attacked and techniques for thwarting these attacks, leading to the development of a realistic case study.</text:p>
          </table:table-cell>
          <table:table-cell office:value-type="string">
            <text:p>None</text:p>
          </table:table-cell>
          <table:table-cell office:value-type="string">
            <text:p>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5];&quot;','&quot;;[.B85];&quot;','&quot;;[.C85];&quot;','&quot;;[.D85];&quot;','&quot;;[.E85];&quot;','&quot;;[.F85];&quot;','&quot;;[.G85];&quot;','&quot;;[.H85];&quot;','&quot;;[.I85];&quot;','&quot;;[.J85];&quot;');&quot;)" office:value-type="string" office:string-value="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
            <text:p>INSERT INTO Course (Level,Semester,Credit,CourseId,Name,Description,EntryRequirements,Assessment,MainAssessment,School) VALUES ('5','2','10','COMPSCI5063','Cyber Security M ','This course covers the technical aspects of information security, such as algorithms and protocols. It also covers ways in which these systems can be attacked and techniques for thwarting these attacks, leading to the development of a realistic case study.','None','AssessmentExamination (70%); Practical Exercises: (30%) ReassessmentIn accordance with the University''s Code of Assessment reassessments are normally set for all courses which do not contribute to the honours classifications. For non honours courses, students are offered reassessment in all or any of the components of assessment if the satisfactory (threshold) grade for the overall course is not achieved at the first attempt. This is normally grade D3 for undergraduate students, and grade C3 for postgraduate students. Exceptionally it may not be possible to offer reassessment of some coursework items, in which case the mark achieved at the first attempt will be counted towards the final course grade. Any such exceptions are listed below in this box. The coursework cannot be redone because the nature of the coursework is such that it takes a significant number of days to produce it and this effort is infeasible for supporting the re-doing of such coursework over the summer.','April/May','Computing Science');</text:p>
          </table:table-cell>
        </table:table-row>
        <table:table-row table:style-name="ro1">
          <table:table-cell office:value-type="float" office:value="5">
            <text:p>5</text:p>
          </table:table-cell>
          <table:table-cell office:value-type="float" office:value="1">
            <text:p>1</text:p>
          </table:table-cell>
          <table:table-cell office:value-type="float" office:value="10">
            <text:p>10</text:p>
          </table:table-cell>
          <table:table-cell office:value-type="string">
            <text:p>COMPSCI5068</text:p>
          </table:table-cell>
          <table:table-cell office:value-type="string">
            <text:p>Safety-Critical Systems Development (M) </text:p>
          </table:table-cell>
          <table:table-cell office:value-type="string">
            <text:p>This course encourages students to apply engineering techniques to support the development of safety-critical applications. It also encourages students to consider the particular methodological and professional issues that surround the development of safety-critical systems. <text:s/>It provides an overview of recent research into software certification, into national critical infrastructure protection and to the interactions between safety and cyber-security. </text:p>
          </table:table-cell>
          <table:table-cell office:value-type="string">
            <text:p>None</text:p>
          </table:table-cell>
          <table:table-cell office:value-type="string">
            <text:p>AssessmentExamination 80%, Practical Exercises 20%.</text:p>
          </table:table-cell>
          <table:table-cell office:value-type="string">
            <text:p>April/May</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6];&quot;','&quot;;[.B86];&quot;','&quot;;[.C86];&quot;','&quot;;[.D86];&quot;','&quot;;[.E86];&quot;','&quot;;[.F86];&quot;','&quot;;[.G86];&quot;','&quot;;[.H86];&quot;','&quot;;[.I86];&quot;','&quot;;[.J86];&quot;');&quot;)" office:value-type="string" office:string-value="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It provides an overview of recent research into software certification, into national critical infrastructure protection and to the interactions between safety and cyber-security. ','None','AssessmentExamination 80%, Practical Exercises 20%.','April/May','Computing Science');">
            <text:p>INSERT INTO Course (Level,Semester,Credit,CourseId,Name,Description,EntryRequirements,Assessment,MainAssessment,School) VALUES ('5','1','10','COMPSCI5068','Safety-Critical Systems Development (M) ','This course encourages students to apply engineering techniques to support the development of safety-critical applications. It also encourages students to consider the particular methodological and professional issues that surround the development of safety-critical systems. <text:s/>It provides an overview of recent research into software certification, into national critical infrastructure protection and to the interactions between safety and cyber-security. ','None','AssessmentExamination 80%, Practical Exercises 20%.','April/May','Computing Science');</text:p>
          </table:table-cell>
        </table:table-row>
        <table:table-row table:style-name="ro2">
          <table:table-cell office:value-type="float" office:value="5">
            <text:p>5</text:p>
          </table:table-cell>
          <table:table-cell office:value-type="float" office:value="1">
            <text:p>1</text:p>
          </table:table-cell>
          <table:table-cell office:value-type="float" office:value="20">
            <text:p>20</text:p>
          </table:table-cell>
          <table:table-cell office:value-type="string">
            <text:p>COMPSCI5065</text:p>
          </table:table-cell>
          <table:table-cell office:value-type="string">
            <text:p>MSci Research Proposal </text:p>
          </table:table-cell>
          <table:table-cell office:value-type="string">
            <text:p>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text:p>
          </table:table-cell>
          <table:table-cell office:value-type="string">
            <text:p>None.</text:p>
          </table:table-cell>
          <table:table-cell office:value-type="string">
            <text:p>This course is assessed 100% by a written report.</text:p>
          </table:table-cell>
          <table:table-cell office:value-type="string">
            <text:p>December</text:p>
          </table:table-cell>
          <table:table-cell office:value-type="string">
            <text:p>Computing Science</text:p>
          </table:table-cell>
          <table:table-cell/>
          <table:table-cell table:formula="of:=CONCATENATE(&quot;INSERT INTO &quot;;[.$A$1];&quot; (&quot;;[.$A$2];&quot;,&quot;;[.$B$2];&quot;,&quot;;[.$C$2];&quot;,&quot;;[.$D$2];&quot;,&quot;;[.$E$2];&quot;,&quot;;[.$F$2];&quot;,&quot;;[.$G$2];&quot;,&quot;;[.$H$2];&quot;,&quot;;[.$I$2];&quot;,&quot;;[.$J$2];&quot;) VALUES ('&quot;;[.A87];&quot;','&quot;;[.B87];&quot;','&quot;;[.C87];&quot;','&quot;;[.D87];&quot;','&quot;;[.E87];&quot;','&quot;;[.F87];&quot;','&quot;;[.G87];&quot;','&quot;;[.H87];&quot;','&quot;;[.I87];&quot;','&quot;;[.J87];&quot;');&quot;)" office:value-type="string" office:string-value="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
            <text:p>INSERT INTO Course (Level,Semester,Credit,CourseId,Name,Description,EntryRequirements,Assessment,MainAssessment,School) VALUES ('5','1','20','COMPSCI5065','MSci Research Proposal ','The aim of the research project proposal is to provide students with an opportunity to prepare to undertake the MSci Research Project. In particular, it will enable them to identify and refine a research problem in an appropriate area and of a suitable degree of difficulty. Students will also be required to carry out a literature survey in the area of their selected research problem.','None.','This course is assessed 100% by a written report.','December','Computing Science');</text:p>
          </table:table-cell>
        </table:table-row>
        <table:table-row table:style-name="ro2" table:number-rows-repeated="1048488">
          <table:table-cell table:number-columns-repeated="12"/>
        </table:table-row>
        <table:table-row table:style-name="ro2">
          <table:table-cell table:number-columns-repeated="12"/>
        </table:table-row>
      </table:table>
      <table:table table:name="CourseListHasCourse" table:style-name="ta1" table:print="false">
        <table:table-column table:style-name="co7" table:default-cell-style-name="Default"/>
        <table:table-column table:style-name="co8" table:default-cell-style-name="Default"/>
        <table:table-column table:style-name="co9" table:default-cell-style-name="Default"/>
        <table:table-column table:style-name="co1" table:number-columns-repeated="3" table:default-cell-style-name="Default"/>
        <table:table-row table:style-name="ro1">
          <table:table-cell office:value-type="string">
            <text:p>CourseListHasCourse</text:p>
          </table:table-cell>
          <table:table-cell table:number-columns-repeated="5"/>
        </table:table-row>
        <table:table-row table:style-name="ro1">
          <table:table-cell office:value-type="string">
            <text:p>CourseListHasCourseId</text:p>
          </table:table-cell>
          <table:table-cell office:value-type="string">
            <text:p>Degree</text:p>
          </table:table-cell>
          <table:table-cell office:value-type="string">
            <text:p>CourseId</text:p>
          </table:table-cell>
          <table:table-cell table:number-columns-repeated="3"/>
        </table:table-row>
        <table:table-row table:style-name="ro1">
          <table:table-cell office:value-type="float" office:value="1">
            <text:p>1</text:p>
          </table:table-cell>
          <table:table-cell office:value-type="string">
            <text:p>English Literature</text:p>
          </table:table-cell>
          <table:table-cell office:value-type="string">
            <text:p>ENGLANG3012</text:p>
          </table:table-cell>
          <table:table-cell table:number-columns-repeated="2"/>
          <table:table-cell table:formula="of:=CONCATENATE(&quot;INSERT INTO &quot;;[.$A$1];&quot; (&quot;;[.$A$2];&quot;,&quot;;[.$B$2];&quot;,&quot;;[.$C$2];&quot;) VALUES ('&quot;;[.A3];&quot;','&quot;;[.B3];&quot;','&quot;;[.C3];&quot;');&quot;)" office:value-type="string" office:string-value="INSERT INTO CourseListHasCourse (CourseListHasCourseId,Degree,CourseId) VALUES ('1','English Literature','ENGLANG3012');">
            <text:p>INSERT INTO CourseListHasCourse (CourseListHasCourseId,Degree,CourseId) VALUES ('1','English Literature','ENGLANG3012');</text:p>
          </table:table-cell>
        </table:table-row>
        <table:table-row table:style-name="ro1">
          <table:table-cell office:value-type="float" office:value="2">
            <text:p>2</text:p>
          </table:table-cell>
          <table:table-cell office:value-type="string">
            <text:p>Computer Science</text:p>
          </table:table-cell>
          <table:table-cell office:value-type="string">
            <text:p>Compsci2438</text:p>
          </table:table-cell>
          <table:table-cell table:number-columns-repeated="2"/>
          <table:table-cell table:formula="of:=CONCATENATE(&quot;INSERT INTO &quot;;[.$A$1];&quot; (&quot;;[.$A$2];&quot;,&quot;;[.$B$2];&quot;,&quot;;[.$C$2];&quot;) VALUES ('&quot;;[.A4];&quot;','&quot;;[.B4];&quot;','&quot;;[.C4];&quot;');&quot;)" office:value-type="string" office:string-value="INSERT INTO CourseListHasCourse (CourseListHasCourseId,Degree,CourseId) VALUES ('2','Computer Science','Compsci2438');">
            <text:p>INSERT INTO CourseListHasCourse (CourseListHasCourseId,Degree,CourseId) VALUES ('2','Computer Science','Compsci2438');</text:p>
          </table:table-cell>
        </table:table-row>
        <table:table-row table:style-name="ro1">
          <table:table-cell office:value-type="float" office:value="3">
            <text:p>3</text:p>
          </table:table-cell>
          <table:table-cell office:value-type="string">
            <text:p>Mechanical Engineering</text:p>
          </table:table-cell>
          <table:table-cell office:value-type="string">
            <text:p>ENG4425</text:p>
          </table:table-cell>
          <table:table-cell table:number-columns-repeated="2"/>
          <table:table-cell table:formula="of:=CONCATENATE(&quot;INSERT INTO &quot;;[.$A$1];&quot; (&quot;;[.$A$2];&quot;,&quot;;[.$B$2];&quot;,&quot;;[.$C$2];&quot;) VALUES ('&quot;;[.A5];&quot;','&quot;;[.B5];&quot;','&quot;;[.C5];&quot;');&quot;)" office:value-type="string" office:string-value="INSERT INTO CourseListHasCourse (CourseListHasCourseId,Degree,CourseId) VALUES ('3','Mechanical Engineering','ENG4425');">
            <text:p>INSERT INTO CourseListHasCourse (CourseListHasCourseId,Degree,CourseId) VALUES ('3','Mechanical Engineering','ENG4425');</text:p>
          </table:table-cell>
        </table:table-row>
        <table:table-row table:style-name="ro1">
          <table:table-cell office:value-type="float" office:value="4">
            <text:p>4</text:p>
          </table:table-cell>
          <table:table-cell office:value-type="string">
            <text:p>Electronic and Software Engineering</text:p>
          </table:table-cell>
          <table:table-cell office:value-type="string">
            <text:p>Compsci2436</text:p>
          </table:table-cell>
          <table:table-cell table:number-columns-repeated="2"/>
          <table:table-cell table:formula="of:=CONCATENATE(&quot;INSERT INTO &quot;;[.$A$1];&quot; (&quot;;[.$A$2];&quot;,&quot;;[.$B$2];&quot;,&quot;;[.$C$2];&quot;) VALUES ('&quot;;[.A6];&quot;','&quot;;[.B6];&quot;','&quot;;[.C6];&quot;');&quot;)" office:value-type="string" office:string-value="INSERT INTO CourseListHasCourse (CourseListHasCourseId,Degree,CourseId) VALUES ('4','Electronic and Software Engineering','Compsci2436');">
            <text:p>INSERT INTO CourseListHasCourse (CourseListHasCourseId,Degree,CourseId) VALUES ('4','Electronic and Software Engineering','Compsci2436');</text:p>
          </table:table-cell>
        </table:table-row>
        <table:table-row table:style-name="ro1">
          <table:table-cell office:value-type="float" office:value="5">
            <text:p>5</text:p>
          </table:table-cell>
          <table:table-cell office:value-type="string">
            <text:p>Music</text:p>
          </table:table-cell>
          <table:table-cell office:value-type="string">
            <text:p>MUSIC1323</text:p>
          </table:table-cell>
          <table:table-cell table:number-columns-repeated="2"/>
          <table:table-cell table:formula="of:=CONCATENATE(&quot;INSERT INTO &quot;;[.$A$1];&quot; (&quot;;[.$A$2];&quot;,&quot;;[.$B$2];&quot;,&quot;;[.$C$2];&quot;) VALUES ('&quot;;[.A7];&quot;','&quot;;[.B7];&quot;','&quot;;[.C7];&quot;');&quot;)" office:value-type="string" office:string-value="INSERT INTO CourseListHasCourse (CourseListHasCourseId,Degree,CourseId) VALUES ('5','Music','MUSIC1323');">
            <text:p>INSERT INTO CourseListHasCourse (CourseListHasCourseId,Degree,CourseId) VALUES ('5','Music','MUSIC1323');</text:p>
          </table:table-cell>
        </table:table-row>
        <table:table-row table:style-name="ro1">
          <table:table-cell office:value-type="float" office:value="6">
            <text:p>6</text:p>
          </table:table-cell>
          <table:table-cell office:value-type="string">
            <text:p>English Literature</text:p>
          </table:table-cell>
          <table:table-cell office:value-type="string">
            <text:p>ENGLANG3014</text:p>
          </table:table-cell>
          <table:table-cell table:number-columns-repeated="2"/>
          <table:table-cell table:formula="of:=CONCATENATE(&quot;INSERT INTO &quot;;[.$A$1];&quot; (&quot;;[.$A$2];&quot;,&quot;;[.$B$2];&quot;,&quot;;[.$C$2];&quot;) VALUES ('&quot;;[.A8];&quot;','&quot;;[.B8];&quot;','&quot;;[.C8];&quot;');&quot;)" office:value-type="string" office:string-value="INSERT INTO CourseListHasCourse (CourseListHasCourseId,Degree,CourseId) VALUES ('6','English Literature','ENGLANG3014');">
            <text:p>INSERT INTO CourseListHasCourse (CourseListHasCourseId,Degree,CourseId) VALUES ('6','English Literature','ENGLANG3014');</text:p>
          </table:table-cell>
        </table:table-row>
        <table:table-row table:style-name="ro1">
          <table:table-cell office:value-type="float" office:value="7">
            <text:p>7</text:p>
          </table:table-cell>
          <table:table-cell office:value-type="string">
            <text:p>Computer Science</text:p>
          </table:table-cell>
          <table:table-cell office:value-type="string">
            <text:p>Compsci2438</text:p>
          </table:table-cell>
          <table:table-cell table:number-columns-repeated="2"/>
          <table:table-cell table:formula="of:=CONCATENATE(&quot;INSERT INTO &quot;;[.$A$1];&quot; (&quot;;[.$A$2];&quot;,&quot;;[.$B$2];&quot;,&quot;;[.$C$2];&quot;) VALUES ('&quot;;[.A9];&quot;','&quot;;[.B9];&quot;','&quot;;[.C9];&quot;');&quot;)" office:value-type="string" office:string-value="INSERT INTO CourseListHasCourse (CourseListHasCourseId,Degree,CourseId) VALUES ('7','Computer Science','Compsci2438');">
            <text:p>INSERT INTO CourseListHasCourse (CourseListHasCourseId,Degree,CourseId) VALUES ('7','Computer Science','Compsci2438');</text:p>
          </table:table-cell>
        </table:table-row>
        <table:table-row table:style-name="ro1">
          <table:table-cell office:value-type="float" office:value="8">
            <text:p>8</text:p>
          </table:table-cell>
          <table:table-cell office:value-type="string">
            <text:p>Mechanical Engineering</text:p>
          </table:table-cell>
          <table:table-cell office:value-type="string">
            <text:p>ENG4427</text:p>
          </table:table-cell>
          <table:table-cell table:number-columns-repeated="2"/>
          <table:table-cell table:formula="of:=CONCATENATE(&quot;INSERT INTO &quot;;[.$A$1];&quot; (&quot;;[.$A$2];&quot;,&quot;;[.$B$2];&quot;,&quot;;[.$C$2];&quot;) VALUES ('&quot;;[.A10];&quot;','&quot;;[.B10];&quot;','&quot;;[.C10];&quot;');&quot;)" office:value-type="string" office:string-value="INSERT INTO CourseListHasCourse (CourseListHasCourseId,Degree,CourseId) VALUES ('8','Mechanical Engineering','ENG4427');">
            <text:p>INSERT INTO CourseListHasCourse (CourseListHasCourseId,Degree,CourseId) VALUES ('8','Mechanical Engineering','ENG4427');</text:p>
          </table:table-cell>
        </table:table-row>
        <table:table-row table:style-name="ro1">
          <table:table-cell office:value-type="float" office:value="9">
            <text:p>9</text:p>
          </table:table-cell>
          <table:table-cell office:value-type="string">
            <text:p>Electronic and Software Engineering</text:p>
          </table:table-cell>
          <table:table-cell office:value-type="string">
            <text:p>Compsci2438</text:p>
          </table:table-cell>
          <table:table-cell table:number-columns-repeated="2"/>
          <table:table-cell table:formula="of:=CONCATENATE(&quot;INSERT INTO &quot;;[.$A$1];&quot; (&quot;;[.$A$2];&quot;,&quot;;[.$B$2];&quot;,&quot;;[.$C$2];&quot;) VALUES ('&quot;;[.A11];&quot;','&quot;;[.B11];&quot;','&quot;;[.C11];&quot;');&quot;)" office:value-type="string" office:string-value="INSERT INTO CourseListHasCourse (CourseListHasCourseId,Degree,CourseId) VALUES ('9','Electronic and Software Engineering','Compsci2438');">
            <text:p>INSERT INTO CourseListHasCourse (CourseListHasCourseId,Degree,CourseId) VALUES ('9','Electronic and Software Engineering','Compsci2438');</text:p>
          </table:table-cell>
        </table:table-row>
        <table:table-row table:style-name="ro1">
          <table:table-cell office:value-type="float" office:value="10">
            <text:p>10</text:p>
          </table:table-cell>
          <table:table-cell office:value-type="string">
            <text:p>Music</text:p>
          </table:table-cell>
          <table:table-cell office:value-type="string">
            <text:p>MUSIC1325</text:p>
          </table:table-cell>
          <table:table-cell table:number-columns-repeated="2"/>
          <table:table-cell table:formula="of:=CONCATENATE(&quot;INSERT INTO &quot;;[.$A$1];&quot; (&quot;;[.$A$2];&quot;,&quot;;[.$B$2];&quot;,&quot;;[.$C$2];&quot;) VALUES ('&quot;;[.A12];&quot;','&quot;;[.B12];&quot;','&quot;;[.C12];&quot;');&quot;)" office:value-type="string" office:string-value="INSERT INTO CourseListHasCourse (CourseListHasCourseId,Degree,CourseId) VALUES ('10','Music','MUSIC1325');">
            <text:p>INSERT INTO CourseListHasCourse (CourseListHasCourseId,Degree,CourseId) VALUES ('10','Music','MUSIC1325');</text:p>
          </table:table-cell>
        </table:table-row>
      </table:table>
      <table:table table:name="Degree" table:style-name="ta1" table:print="false">
        <table:table-column table:style-name="co8" table:default-cell-style-name="Default"/>
        <table:table-column table:style-name="co25" table:default-cell-style-name="Default"/>
        <table:table-column table:style-name="co34" table:default-cell-style-name="Default"/>
        <table:table-column table:style-name="co1" table:number-columns-repeated="3" table:default-cell-style-name="Default"/>
        <table:table-row table:style-name="ro1">
          <table:table-cell office:value-type="string">
            <text:p>Degree</text:p>
          </table:table-cell>
          <table:table-cell table:number-columns-repeated="5"/>
        </table:table-row>
        <table:table-row table:style-name="ro1">
          <table:table-cell office:value-type="string">
            <text:p>Name</text:p>
          </table:table-cell>
          <table:table-cell office:value-type="string">
            <text:p>School</text:p>
          </table:table-cell>
          <table:table-cell office:value-type="string">
            <text:p>Years</text:p>
          </table:table-cell>
          <table:table-cell office:value-type="string">
            <text:p>DegreeType</text:p>
          </table:table-cell>
          <table:table-cell table:number-columns-repeated="2"/>
        </table:table-row>
        <table:table-row table:style-name="ro1">
          <table:table-cell office:value-type="string">
            <text:p>English Literature</text:p>
          </table:table-cell>
          <table:table-cell office:value-type="string">
            <text:p>Critical Studies</text:p>
          </table:table-cell>
          <table:table-cell office:value-type="float" office:value="4">
            <text:p>4</text:p>
          </table:table-cell>
          <table:table-cell office:value-type="string">
            <text:p>BA</text:p>
          </table:table-cell>
          <table:table-cell/>
          <table:table-cell table:formula="of:=CONCATENATE(&quot;INSERT INTO &quot;;[.$A$1];&quot; (&quot;;[.$A$2];&quot;,&quot;;[.$B$2];&quot;,&quot;;[.$C$2];&quot;,&quot;;[.$D$2];&quot;) values ('&quot;;[.A3];&quot;','&quot;;[.B3];&quot;','&quot;;[.C3];&quot;','&quot;;[.D3];&quot;');&quot;)" office:value-type="string" office:string-value="INSERT INTO Degree (Name,School,Years,DegreeType) values ('English Literature','Critical Studies','4','BA');">
            <text:p>INSERT INTO Degree (Name,School,Years,DegreeType) values ('English Literature','Critical Studies','4','BA');</text:p>
          </table:table-cell>
        </table:table-row>
        <table:table-row table:style-name="ro1">
          <table:table-cell office:value-type="string">
            <text:p>Computer Science</text:p>
          </table:table-cell>
          <table:table-cell office:value-type="string">
            <text:p>Computing Science</text:p>
          </table:table-cell>
          <table:table-cell office:value-type="float" office:value="4">
            <text:p>4</text:p>
          </table:table-cell>
          <table:table-cell table:formula="of:=&quot;BEng&quot;" office:value-type="string" office:string-value="BEng">
            <text:p>BEng</text:p>
          </table:table-cell>
          <table:table-cell/>
          <table:table-cell table:formula="of:=CONCATENATE(&quot;INSERT INTO &quot;;[.$A$1];&quot; (&quot;;[.$A$2];&quot;,&quot;;[.$B$2];&quot;,&quot;;[.$C$2];&quot;,&quot;;[.$D$2];&quot;) values ('&quot;;[.A4];&quot;','&quot;;[.B4];&quot;','&quot;;[.C4];&quot;','&quot;;[.D4];&quot;');&quot;)" office:value-type="string" office:string-value="INSERT INTO Degree (Name,School,Years,DegreeType) values ('Computer Science','Computing Science','4','BEng');">
            <text:p>INSERT INTO Degree (Name,School,Years,DegreeType) values ('Computer Science','Computing Science','4','BEng');</text:p>
          </table:table-cell>
        </table:table-row>
        <table:table-row table:style-name="ro1">
          <table:table-cell office:value-type="string">
            <text:p>Mechanical Engineering</text:p>
          </table:table-cell>
          <table:table-cell office:value-type="string">
            <text:p>Engineering</text:p>
          </table:table-cell>
          <table:table-cell office:value-type="float" office:value="4">
            <text:p>4</text:p>
          </table:table-cell>
          <table:table-cell table:formula="of:=&quot;BSci&quot;" office:value-type="string" office:string-value="BSci">
            <text:p>BSci</text:p>
          </table:table-cell>
          <table:table-cell/>
          <table:table-cell table:formula="of:=CONCATENATE(&quot;INSERT INTO &quot;;[.$A$1];&quot; (&quot;;[.$A$2];&quot;,&quot;;[.$B$2];&quot;,&quot;;[.$C$2];&quot;,&quot;;[.$D$2];&quot;) values ('&quot;;[.A5];&quot;','&quot;;[.B5];&quot;','&quot;;[.C5];&quot;','&quot;;[.D5];&quot;');&quot;)" office:value-type="string" office:string-value="INSERT INTO Degree (Name,School,Years,DegreeType) values ('Mechanical Engineering','Engineering','4','BSci');">
            <text:p>INSERT INTO Degree (Name,School,Years,DegreeType) values ('Mechanical Engineering','Engineering','4','BSci');</text:p>
          </table:table-cell>
        </table:table-row>
        <table:table-row table:style-name="ro1">
          <table:table-cell office:value-type="string">
            <text:p>Electronic and Software Engineering</text:p>
          </table:table-cell>
          <table:table-cell office:value-type="string">
            <text:p>Engineering</text:p>
          </table:table-cell>
          <table:table-cell office:value-type="float" office:value="4">
            <text:p>4</text:p>
          </table:table-cell>
          <table:table-cell table:formula="of:=&quot;BEng&quot;" office:value-type="string" office:string-value="BEng">
            <text:p>BEng</text:p>
          </table:table-cell>
          <table:table-cell/>
          <table:table-cell table:formula="of:=CONCATENATE(&quot;INSERT INTO &quot;;[.$A$1];&quot; (&quot;;[.$A$2];&quot;,&quot;;[.$B$2];&quot;,&quot;;[.$C$2];&quot;,&quot;;[.$D$2];&quot;) values ('&quot;;[.A6];&quot;','&quot;;[.B6];&quot;','&quot;;[.C6];&quot;','&quot;;[.D6];&quot;');&quot;)" office:value-type="string" office:string-value="INSERT INTO Degree (Name,School,Years,DegreeType) values ('Electronic and Software Engineering','Engineering','4','BEng');">
            <text:p>INSERT INTO Degree (Name,School,Years,DegreeType) values ('Electronic and Software Engineering','Engineering','4','BEng');</text:p>
          </table:table-cell>
        </table:table-row>
        <table:table-row table:style-name="ro1">
          <table:table-cell office:value-type="string">
            <text:p>Music</text:p>
          </table:table-cell>
          <table:table-cell office:value-type="string">
            <text:p>Culture and Creative Arts</text:p>
          </table:table-cell>
          <table:table-cell office:value-type="float" office:value="4">
            <text:p>4</text:p>
          </table:table-cell>
          <table:table-cell office:value-type="string">
            <text:p>BA</text:p>
          </table:table-cell>
          <table:table-cell/>
          <table:table-cell table:formula="of:=CONCATENATE(&quot;INSERT INTO &quot;;[.$A$1];&quot; (&quot;;[.$A$2];&quot;,&quot;;[.$B$2];&quot;,&quot;;[.$C$2];&quot;,&quot;;[.$D$2];&quot;) values ('&quot;;[.A7];&quot;','&quot;;[.B7];&quot;','&quot;;[.C7];&quot;','&quot;;[.D7];&quot;');&quot;)" office:value-type="string" office:string-value="INSERT INTO Degree (Name,School,Years,DegreeType) values ('Music','Culture and Creative Arts','4','BA');">
            <text:p>INSERT INTO Degree (Name,School,Years,DegreeType) values ('Music','Culture and Creative Arts','4','BA');</text:p>
          </table:table-cell>
        </table:table-row>
      </table:table>
      <table:table table:name="DeptHead" table:style-name="ta1" table:print="false">
        <table:table-column table:style-name="co1" table:number-columns-repeated="2" table:default-cell-style-name="Default"/>
        <table:table-column table:style-name="co12" table:default-cell-style-name="Default"/>
        <table:table-column table:style-name="co2" table:default-cell-style-name="Default"/>
        <table:table-row table:style-name="ro1">
          <table:table-cell office:value-type="string">
            <text:p>DeptHead</text:p>
          </table:table-cell>
          <table:table-cell/>
          <table:table-cell table:number-columns-repeated="2"/>
        </table:table-row>
        <table:table-row table:style-name="ro1">
          <table:table-cell office:value-type="string">
            <text:p>StaffId</text:p>
          </table:table-cell>
          <table:table-cell office:value-type="string">
            <text:p>Year</text:p>
          </table:table-cell>
          <table:table-cell table:number-columns-repeated="2"/>
        </table:table-row>
        <table:table-row table:style-name="ro1">
          <table:table-cell office:value-type="float" office:value="3435232">
            <text:p>3435232</text:p>
          </table:table-cell>
          <table:table-cell office:value-type="float" office:value="1">
            <text:p>1</text:p>
          </table:table-cell>
          <table:table-cell/>
          <table:table-cell table:formula="of:=CONCATENATE(&quot;INSERT INTO &quot;;[.$A$1];&quot; (&quot;;[.$A$2];&quot;,&quot;;[.$B$2];&quot;) VALUES ('&quot;;[.A3];&quot;','&quot;;[.B3];&quot;');&quot;)" office:value-type="string" office:string-value="INSERT INTO DeptHead (StaffId,Year) VALUES ('3435232','1');">
            <text:p>INSERT INTO DeptHead (StaffId,Year) VALUES ('3435232','1');</text:p>
          </table:table-cell>
        </table:table-row>
        <table:table-row table:style-name="ro1">
          <table:table-cell office:value-type="float" office:value="4533531">
            <text:p>4533531</text:p>
          </table:table-cell>
          <table:table-cell office:value-type="float" office:value="2">
            <text:p>2</text:p>
          </table:table-cell>
          <table:table-cell/>
          <table:table-cell table:formula="of:=CONCATENATE(&quot;INSERT INTO &quot;;[.$A$1];&quot; (&quot;;[.$A$2];&quot;,&quot;;[.$B$2];&quot;) VALUES ('&quot;;[.A4];&quot;','&quot;;[.B4];&quot;');&quot;)" office:value-type="string" office:string-value="INSERT INTO DeptHead (StaffId,Year) VALUES ('4533531','2');">
            <text:p>INSERT INTO DeptHead (StaffId,Year) VALUES ('4533531','2');</text:p>
          </table:table-cell>
        </table:table-row>
        <table:table-row table:style-name="ro1">
          <table:table-cell office:value-type="float" office:value="5345331">
            <text:p>5345331</text:p>
          </table:table-cell>
          <table:table-cell office:value-type="float" office:value="3">
            <text:p>3</text:p>
          </table:table-cell>
          <table:table-cell/>
          <table:table-cell table:formula="of:=CONCATENATE(&quot;INSERT INTO &quot;;[.$A$1];&quot; (&quot;;[.$A$2];&quot;,&quot;;[.$B$2];&quot;) VALUES ('&quot;;[.A5];&quot;','&quot;;[.B5];&quot;');&quot;)" office:value-type="string" office:string-value="INSERT INTO DeptHead (StaffId,Year) VALUES ('5345331','3');">
            <text:p>INSERT INTO DeptHead (StaffId,Year) VALUES ('5345331','3');</text:p>
          </table:table-cell>
        </table:table-row>
        <table:table-row table:style-name="ro1">
          <table:table-cell office:value-type="float" office:value="9023403">
            <text:p>9023403</text:p>
          </table:table-cell>
          <table:table-cell office:value-type="float" office:value="4">
            <text:p>4</text:p>
          </table:table-cell>
          <table:table-cell/>
          <table:table-cell table:formula="of:=CONCATENATE(&quot;INSERT INTO &quot;;[.$A$1];&quot; (&quot;;[.$A$2];&quot;,&quot;;[.$B$2];&quot;) VALUES ('&quot;;[.A6];&quot;','&quot;;[.B6];&quot;');&quot;)" office:value-type="string" office:string-value="INSERT INTO DeptHead (StaffId,Year) VALUES ('9023403','4');">
            <text:p>INSERT INTO DeptHead (StaffId,Year) VALUES ('9023403','4');</text:p>
          </table:table-cell>
        </table:table-row>
      </table:table>
      <table:table table:name="School" table:style-name="ta1" table:print="false">
        <table:table-column table:style-name="co12" table:default-cell-style-name="Default"/>
        <table:table-column table:style-name="co2" table:default-cell-style-name="Default"/>
        <table:table-column table:style-name="co1" table:number-columns-repeated="2" table:default-cell-style-name="Default"/>
        <table:table-row table:style-name="ro1">
          <table:table-cell office:value-type="string">
            <text:p>School</text:p>
          </table:table-cell>
          <table:table-cell table:number-columns-repeated="3"/>
        </table:table-row>
        <table:table-row table:style-name="ro1">
          <table:table-cell office:value-type="string">
            <text:p>Name</text:p>
          </table:table-cell>
          <table:table-cell office:value-type="string">
            <text:p>College</text:p>
          </table:table-cell>
          <table:table-cell table:number-columns-repeated="2"/>
        </table:table-row>
        <table:table-row table:style-name="ro1">
          <table:table-cell office:value-type="string">
            <text:p>Engineering</text:p>
          </table:table-cell>
          <table:table-cell office:value-type="string">
            <text:p>Science and Engineering</text:p>
          </table:table-cell>
          <table:table-cell/>
          <table:table-cell table:formula="of:=CONCATENATE(&quot;INSERT INTO &quot;;[.$A$1];&quot; (&quot;;[.$A$2];&quot;,&quot;;[.$B$2];&quot;) VALUES ('&quot;;[.A3];&quot;','&quot;;[.B3];&quot;');&quot;)" office:value-type="string" office:string-value="INSERT INTO School (Name,College) VALUES ('Engineering','Science and Engineering');">
            <text:p>INSERT INTO School (Name,College) VALUES ('Engineering','Science and Engineering');</text:p>
          </table:table-cell>
        </table:table-row>
        <table:table-row table:style-name="ro1">
          <table:table-cell office:value-type="string">
            <text:p>Computing Science</text:p>
          </table:table-cell>
          <table:table-cell office:value-type="string">
            <text:p>Science and Engineering</text:p>
          </table:table-cell>
          <table:table-cell/>
          <table:table-cell table:formula="of:=CONCATENATE(&quot;INSERT INTO &quot;;[.$A$1];&quot; (&quot;;[.$A$2];&quot;,&quot;;[.$B$2];&quot;) VALUES ('&quot;;[.A4];&quot;','&quot;;[.B4];&quot;');&quot;)" office:value-type="string" office:string-value="INSERT INTO School (Name,College) VALUES ('Computing Science','Science and Engineering');">
            <text:p>INSERT INTO School (Name,College) VALUES ('Computing Science','Science and Engineering');</text:p>
          </table:table-cell>
        </table:table-row>
        <table:table-row table:style-name="ro1">
          <table:table-cell office:value-type="string">
            <text:p>Culture and Creative Arts</text:p>
          </table:table-cell>
          <table:table-cell office:value-type="string">
            <text:p>Arts</text:p>
          </table:table-cell>
          <table:table-cell/>
          <table:table-cell table:formula="of:=CONCATENATE(&quot;INSERT INTO &quot;;[.$A$1];&quot; (&quot;;[.$A$2];&quot;,&quot;;[.$B$2];&quot;) VALUES ('&quot;;[.A5];&quot;','&quot;;[.B5];&quot;');&quot;)" office:value-type="string" office:string-value="INSERT INTO School (Name,College) VALUES ('Culture and Creative Arts','Arts');">
            <text:p>INSERT INTO School (Name,College) VALUES ('Culture and Creative Arts','Arts');</text:p>
          </table:table-cell>
        </table:table-row>
        <table:table-row table:style-name="ro1">
          <table:table-cell office:value-type="string">
            <text:p>Critical Studies</text:p>
          </table:table-cell>
          <table:table-cell office:value-type="string">
            <text:p>Arts</text:p>
          </table:table-cell>
          <table:table-cell/>
          <table:table-cell table:formula="of:=CONCATENATE(&quot;INSERT INTO &quot;;[.$A$1];&quot; (&quot;;[.$A$2];&quot;,&quot;;[.$B$2];&quot;) VALUES ('&quot;;[.A6];&quot;','&quot;;[.B6];&quot;');&quot;)" office:value-type="string" office:string-value="INSERT INTO School (Name,College) VALUES ('Critical Studies','Arts');">
            <text:p>INSERT INTO School (Name,College) VALUES ('Critical Studies','Arts');</text:p>
          </table:table-cell>
        </table:table-row>
      </table:table>
      <table:table table:name="Student" table:style-name="ta1" table:print="false">
        <table:table-column table:style-name="co24" table:default-cell-style-name="Default"/>
        <table:table-column table:style-name="co26" table:default-cell-style-name="Default"/>
        <table:table-column table:style-name="co26" table:default-cell-style-name="ce2"/>
        <table:table-column table:style-name="co20" table:default-cell-style-name="Default"/>
        <table:table-column table:style-name="co12" table:default-cell-style-name="Default"/>
        <table:table-column table:style-name="co1" table:default-cell-style-name="Default"/>
        <table:table-column table:style-name="co31" table:default-cell-style-name="Default"/>
        <table:table-column table:style-name="co32" table:default-cell-style-name="Default"/>
        <table:table-column table:style-name="co8" table:default-cell-style-name="Default"/>
        <table:table-column table:style-name="co1" table:number-columns-repeated="2" table:default-cell-style-name="Default"/>
        <table:table-column table:style-name="co33" table:default-cell-style-name="Default"/>
        <table:table-column table:style-name="co35" table:default-cell-style-name="Default"/>
        <table:table-row table:style-name="ro1">
          <table:table-cell office:value-type="string">
            <text:p>Student</text:p>
          </table:table-cell>
          <table:table-cell/>
          <table:table-cell table:style-name="Default"/>
          <table:table-cell table:number-columns-repeated="10"/>
        </table:table-row>
        <table:table-row table:style-name="ro3">
          <table:table-cell office:value-type="string">
            <text:p>Matric</text:p>
          </table:table-cell>
          <table:table-cell office:value-type="string">
            <text:p>Username</text:p>
          </table:table-cell>
          <table:table-cell table:style-name="Default" office:value-type="string">
            <text:p>Email</text:p>
          </table:table-cell>
          <table:table-cell table:formula="of:=&quot;password&quot;" office:value-type="string" office:string-value="password">
            <text:p>password</text:p>
          </table:table-cell>
          <table:table-cell office:value-type="string">
            <text:p>Forename</text:p>
          </table:table-cell>
          <table:table-cell office:value-type="string">
            <text:p>Surname</text:p>
          </table:table-cell>
          <table:table-cell office:value-type="string">
            <text:p>Year</text:p>
          </table:table-cell>
          <table:table-cell office:value-type="string">
            <text:p>StaffId</text:p>
          </table:table-cell>
          <table:table-cell office:value-type="string">
            <text:p>Degree</text:p>
          </table:table-cell>
          <table:table-cell office:value-type="string">
            <text:p>Salt</text:p>
          </table:table-cell>
          <table:table-cell table:number-columns-repeated="3"/>
        </table:table-row>
        <table:table-row table:style-name="ro1">
          <table:table-cell office:value-type="float" office:value="3000001">
            <text:p>3000001</text:p>
          </table:table-cell>
          <table:table-cell table:formula="of:=CONCATENATE([.A3];MID([.F3];1;1))" office:value-type="string" office:string-value="3000001B">
            <text:p>3000001B</text:p>
          </table:table-cell>
          <table:table-cell table:formula="of:=CONCATENATE([.A3];MID([.F3];1;1); &quot;@student.gla.ac.uk&quot;)" office:value-type="string" office:string-value="3000001B@student.gla.ac.uk">
            <text:p>3000001B@student.gla.ac.uk</text:p>
          </table:table-cell>
          <table:table-cell table:formula="of:=&quot;password&quot;" office:value-type="string" office:string-value="password">
            <text:p>password</text:p>
          </table:table-cell>
          <table:table-cell office:value-type="string">
            <text:p>Steven</text:p>
          </table:table-cell>
          <table:table-cell office:value-type="string">
            <text:p>Bell</text:p>
          </table:table-cell>
          <table:table-cell office:value-type="float" office:value="2">
            <text:p>2</text:p>
          </table:table-cell>
          <table:table-cell office:value-type="float" office:value="5462624">
            <text:p>5462624</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3];&quot;','&quot;;[.B3];&quot;','&quot;;[.C3];&quot;','&quot;;[.D3];&quot;','&quot;;[.E3];&quot;','&quot;;[.F3];&quot;','&quot;;[.G3];&quot;','&quot;;[.H3];&quot;','&quot;;[.I3];&quot;','&quot;;[.J3];&quot;');&quot;)" office:value-type="string" office:string-value="INSERT INTO Student (Matric,Username,Email,password,Forename,Surname,Year,StaffId,Degree,Salt) VALUES ('3000001','3000001B','3000001B@student.gla.ac.uk','password','Steven','Bell','2','5462624','Computing Science','');">
            <text:p>INSERT INTO Student (Matric,Username,Email,password,Forename,Surname,Year,StaffId,Degree,Salt) VALUES ('3000001','3000001B','3000001B@student.gla.ac.uk','password','Steven','Bell','2','5462624','Computing Science','');</text:p>
          </table:table-cell>
        </table:table-row>
        <table:table-row table:style-name="ro1">
          <table:table-cell office:value-type="float" office:value="3000002">
            <text:p>3000002</text:p>
          </table:table-cell>
          <table:table-cell table:formula="of:=CONCATENATE([.A4];MID([.F4];1;1))" office:value-type="string" office:string-value="3000002H">
            <text:p>3000002H</text:p>
          </table:table-cell>
          <table:table-cell table:formula="of:=CONCATENATE([.A4];MID([.F4];1;1); &quot;@student.gla.ac.uk&quot;)" office:value-type="string" office:string-value="3000002H@student.gla.ac.uk">
            <text:p>3000002H@student.gla.ac.uk</text:p>
          </table:table-cell>
          <table:table-cell table:formula="of:=&quot;password&quot;" office:value-type="string" office:string-value="password">
            <text:p>password</text:p>
          </table:table-cell>
          <table:table-cell office:value-type="string">
            <text:p>Ben</text:p>
          </table:table-cell>
          <table:table-cell office:value-type="string">
            <text:p>Harris</text:p>
          </table:table-cell>
          <table:table-cell office:value-type="float" office:value="3">
            <text:p>3</text:p>
          </table:table-cell>
          <table:table-cell office:value-type="float" office:value="5498923">
            <text:p>5498923</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4];&quot;','&quot;;[.B4];&quot;','&quot;;[.C4];&quot;','&quot;;[.D4];&quot;','&quot;;[.E4];&quot;','&quot;;[.F4];&quot;','&quot;;[.G4];&quot;','&quot;;[.H4];&quot;','&quot;;[.I4];&quot;','&quot;;[.J4];&quot;');&quot;)" office:value-type="string" office:string-value="INSERT INTO Student (Matric,Username,Email,password,Forename,Surname,Year,StaffId,Degree,Salt) VALUES ('3000002','3000002H','3000002H@student.gla.ac.uk','password','Ben','Harris','3','5498923','Software Engineering','');">
            <text:p>INSERT INTO Student (Matric,Username,Email,password,Forename,Surname,Year,StaffId,Degree,Salt) VALUES ('3000002','3000002H','3000002H@student.gla.ac.uk','password','Ben','Harris','3','5498923','Software Engineering','');</text:p>
          </table:table-cell>
        </table:table-row>
        <table:table-row table:style-name="ro1">
          <table:table-cell office:value-type="float" office:value="3000003">
            <text:p>3000003</text:p>
          </table:table-cell>
          <table:table-cell table:formula="of:=CONCATENATE([.A5];MID([.F5];1;1))" office:value-type="string" office:string-value="3000003J">
            <text:p>3000003J</text:p>
          </table:table-cell>
          <table:table-cell table:formula="of:=CONCATENATE([.A5];MID([.F5];1;1); &quot;@student.gla.ac.uk&quot;)" office:value-type="string" office:string-value="3000003J@student.gla.ac.uk">
            <text:p>3000003J@student.gla.ac.uk</text:p>
          </table:table-cell>
          <table:table-cell table:formula="of:=&quot;password&quot;" office:value-type="string" office:string-value="password">
            <text:p>password</text:p>
          </table:table-cell>
          <table:table-cell office:value-type="string">
            <text:p>Sarah</text:p>
          </table:table-cell>
          <table:table-cell office:value-type="string">
            <text:p>Jane</text:p>
          </table:table-cell>
          <table:table-cell office:value-type="float" office:value="1">
            <text:p>1</text:p>
          </table:table-cell>
          <table:table-cell office:value-type="float" office:value="3423432">
            <text:p>3423432</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5];&quot;','&quot;;[.B5];&quot;','&quot;;[.C5];&quot;','&quot;;[.D5];&quot;','&quot;;[.E5];&quot;','&quot;;[.F5];&quot;','&quot;;[.G5];&quot;','&quot;;[.H5];&quot;','&quot;;[.I5];&quot;','&quot;;[.J5];&quot;');&quot;)" office:value-type="string" office:string-value="INSERT INTO Student (Matric,Username,Email,password,Forename,Surname,Year,StaffId,Degree,Salt) VALUES ('3000003','3000003J','3000003J@student.gla.ac.uk','password','Sarah','Jane','1','3423432','Computing Science','');">
            <text:p>INSERT INTO Student (Matric,Username,Email,password,Forename,Surname,Year,StaffId,Degree,Salt) VALUES ('3000003','3000003J','3000003J@student.gla.ac.uk','password','Sarah','Jane','1','3423432','Computing Science','');</text:p>
          </table:table-cell>
        </table:table-row>
        <table:table-row table:style-name="ro1">
          <table:table-cell office:value-type="float" office:value="3000004">
            <text:p>3000004</text:p>
          </table:table-cell>
          <table:table-cell table:formula="of:=CONCATENATE([.A6];MID([.F6];1;1))" office:value-type="string" office:string-value="3000004S">
            <text:p>3000004S</text:p>
          </table:table-cell>
          <table:table-cell table:formula="of:=CONCATENATE([.A6];MID([.F6];1;1); &quot;@student.gla.ac.uk&quot;)" office:value-type="string" office:string-value="3000004S@student.gla.ac.uk">
            <text:p>3000004S@student.gla.ac.uk</text:p>
          </table:table-cell>
          <table:table-cell table:formula="of:=&quot;password&quot;" office:value-type="string" office:string-value="password">
            <text:p>password</text:p>
          </table:table-cell>
          <table:table-cell office:value-type="string">
            <text:p>Jim</text:p>
          </table:table-cell>
          <table:table-cell office:value-type="string">
            <text:p>Stephens</text:p>
          </table:table-cell>
          <table:table-cell office:value-type="float" office:value="2">
            <text:p>2</text:p>
          </table:table-cell>
          <table:table-cell office:value-type="float" office:value="3423432">
            <text:p>3423432</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6];&quot;','&quot;;[.B6];&quot;','&quot;;[.C6];&quot;','&quot;;[.D6];&quot;','&quot;;[.E6];&quot;','&quot;;[.F6];&quot;','&quot;;[.G6];&quot;','&quot;;[.H6];&quot;','&quot;;[.I6];&quot;','&quot;;[.J6];&quot;');&quot;)" office:value-type="string" office:string-value="INSERT INTO Student (Matric,Username,Email,password,Forename,Surname,Year,StaffId,Degree,Salt) VALUES ('3000004','3000004S','3000004S@student.gla.ac.uk','password','Jim','Stephens','2','3423432','Software Engineering','');">
            <text:p>INSERT INTO Student (Matric,Username,Email,password,Forename,Surname,Year,StaffId,Degree,Salt) VALUES ('3000004','3000004S','3000004S@student.gla.ac.uk','password','Jim','Stephens','2','3423432','Software Engineering','');</text:p>
          </table:table-cell>
        </table:table-row>
        <table:table-row table:style-name="ro1">
          <table:table-cell office:value-type="float" office:value="3000005">
            <text:p>3000005</text:p>
          </table:table-cell>
          <table:table-cell table:formula="of:=CONCATENATE([.A7];MID([.F7];1;1))" office:value-type="string" office:string-value="3000005M">
            <text:p>3000005M</text:p>
          </table:table-cell>
          <table:table-cell table:formula="of:=CONCATENATE([.A7];MID([.F7];1;1); &quot;@student.gla.ac.uk&quot;)" office:value-type="string" office:string-value="3000005M@student.gla.ac.uk">
            <text:p>3000005M@student.gla.ac.uk</text:p>
          </table:table-cell>
          <table:table-cell table:formula="of:=&quot;password&quot;" office:value-type="string" office:string-value="password">
            <text:p>password</text:p>
          </table:table-cell>
          <table:table-cell office:value-type="string">
            <text:p>Kyle</text:p>
          </table:table-cell>
          <table:table-cell office:value-type="string">
            <text:p>Marx</text:p>
          </table:table-cell>
          <table:table-cell office:value-type="float" office:value="3">
            <text:p>3</text:p>
          </table:table-cell>
          <table:table-cell office:value-type="float" office:value="6829432">
            <text:p>6829432</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7];&quot;','&quot;;[.B7];&quot;','&quot;;[.C7];&quot;','&quot;;[.D7];&quot;','&quot;;[.E7];&quot;','&quot;;[.F7];&quot;','&quot;;[.G7];&quot;','&quot;;[.H7];&quot;','&quot;;[.I7];&quot;','&quot;;[.J7];&quot;');&quot;)" office:value-type="string" office:string-value="INSERT INTO Student (Matric,Username,Email,password,Forename,Surname,Year,StaffId,Degree,Salt) VALUES ('3000005','3000005M','3000005M@student.gla.ac.uk','password','Kyle','Marx','3','6829432','Computing Science','');">
            <text:p>INSERT INTO Student (Matric,Username,Email,password,Forename,Surname,Year,StaffId,Degree,Salt) VALUES ('3000005','3000005M','3000005M@student.gla.ac.uk','password','Kyle','Marx','3','6829432','Computing Science','');</text:p>
          </table:table-cell>
        </table:table-row>
        <table:table-row table:style-name="ro1">
          <table:table-cell office:value-type="float" office:value="3000006">
            <text:p>3000006</text:p>
          </table:table-cell>
          <table:table-cell table:formula="of:=CONCATENATE([.A8];MID([.F8];1;1))" office:value-type="string" office:string-value="3000006M">
            <text:p>3000006M</text:p>
          </table:table-cell>
          <table:table-cell table:formula="of:=CONCATENATE([.A8];MID([.F8];1;1); &quot;@student.gla.ac.uk&quot;)" office:value-type="string" office:string-value="3000006M@student.gla.ac.uk">
            <text:p>3000006M@student.gla.ac.uk</text:p>
          </table:table-cell>
          <table:table-cell table:formula="of:=&quot;password&quot;" office:value-type="string" office:string-value="password">
            <text:p>password</text:p>
          </table:table-cell>
          <table:table-cell office:value-type="string">
            <text:p>Tessa</text:p>
          </table:table-cell>
          <table:table-cell office:value-type="string">
            <text:p>Molly</text:p>
          </table:table-cell>
          <table:table-cell office:value-type="float" office:value="3">
            <text:p>3</text:p>
          </table:table-cell>
          <table:table-cell office:value-type="float" office:value="5462624">
            <text:p>5462624</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8];&quot;','&quot;;[.B8];&quot;','&quot;;[.C8];&quot;','&quot;;[.D8];&quot;','&quot;;[.E8];&quot;','&quot;;[.F8];&quot;','&quot;;[.G8];&quot;','&quot;;[.H8];&quot;','&quot;;[.I8];&quot;','&quot;;[.J8];&quot;');&quot;)" office:value-type="string" office:string-value="INSERT INTO Student (Matric,Username,Email,password,Forename,Surname,Year,StaffId,Degree,Salt) VALUES ('3000006','3000006M','3000006M@student.gla.ac.uk','password','Tessa','Molly','3','5462624','Software Engineering','');">
            <text:p>INSERT INTO Student (Matric,Username,Email,password,Forename,Surname,Year,StaffId,Degree,Salt) VALUES ('3000006','3000006M','3000006M@student.gla.ac.uk','password','Tessa','Molly','3','5462624','Software Engineering','');</text:p>
          </table:table-cell>
        </table:table-row>
        <table:table-row table:style-name="ro1">
          <table:table-cell office:value-type="float" office:value="3000007">
            <text:p>3000007</text:p>
          </table:table-cell>
          <table:table-cell table:formula="of:=CONCATENATE([.A9];MID([.F9];1;1))" office:value-type="string" office:string-value="3000007W">
            <text:p>3000007W</text:p>
          </table:table-cell>
          <table:table-cell table:formula="of:=CONCATENATE([.A9];MID([.F9];1;1); &quot;@student.gla.ac.uk&quot;)" office:value-type="string" office:string-value="3000007W@student.gla.ac.uk">
            <text:p>3000007W@student.gla.ac.uk</text:p>
          </table:table-cell>
          <table:table-cell table:formula="of:=&quot;password&quot;" office:value-type="string" office:string-value="password">
            <text:p>password</text:p>
          </table:table-cell>
          <table:table-cell office:value-type="string">
            <text:p>Jacob</text:p>
          </table:table-cell>
          <table:table-cell office:value-type="string">
            <text:p>Wells</text:p>
          </table:table-cell>
          <table:table-cell office:value-type="float" office:value="3">
            <text:p>3</text:p>
          </table:table-cell>
          <table:table-cell office:value-type="float" office:value="5498923">
            <text:p>5498923</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9];&quot;','&quot;;[.B9];&quot;','&quot;;[.C9];&quot;','&quot;;[.D9];&quot;','&quot;;[.E9];&quot;','&quot;;[.F9];&quot;','&quot;;[.G9];&quot;','&quot;;[.H9];&quot;','&quot;;[.I9];&quot;','&quot;;[.J9];&quot;');&quot;)" office:value-type="string" office:string-value="INSERT INTO Student (Matric,Username,Email,password,Forename,Surname,Year,StaffId,Degree,Salt) VALUES ('3000007','3000007W','3000007W@student.gla.ac.uk','password','Jacob','Wells','3','5498923','Computing Science','');">
            <text:p>INSERT INTO Student (Matric,Username,Email,password,Forename,Surname,Year,StaffId,Degree,Salt) VALUES ('3000007','3000007W','3000007W@student.gla.ac.uk','password','Jacob','Wells','3','5498923','Computing Science','');</text:p>
          </table:table-cell>
        </table:table-row>
        <table:table-row table:style-name="ro3">
          <table:table-cell office:value-type="float" office:value="3000008">
            <text:p>3000008</text:p>
          </table:table-cell>
          <table:table-cell table:formula="of:=CONCATENATE([.A10];MID([.F10];1;1))" office:value-type="string" office:string-value="3000008G">
            <text:p>3000008G</text:p>
          </table:table-cell>
          <table:table-cell table:formula="of:=CONCATENATE([.A10];MID([.F10];1;1); &quot;@student.gla.ac.uk&quot;)" office:value-type="string" office:string-value="3000008G@student.gla.ac.uk">
            <text:p>3000008G@student.gla.ac.uk</text:p>
          </table:table-cell>
          <table:table-cell table:formula="of:=&quot;password&quot;" office:value-type="string" office:string-value="password">
            <text:p>password</text:p>
          </table:table-cell>
          <table:table-cell office:value-type="string">
            <text:p>Shak</text:p>
          </table:table-cell>
          <table:table-cell office:value-type="string">
            <text:p>Gains</text:p>
          </table:table-cell>
          <table:table-cell office:value-type="float" office:value="4">
            <text:p>4</text:p>
          </table:table-cell>
          <table:table-cell office:value-type="float" office:value="5462624">
            <text:p>5462624</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10];&quot;','&quot;;[.B10];&quot;','&quot;;[.C10];&quot;','&quot;;[.D10];&quot;','&quot;;[.E10];&quot;','&quot;;[.F10];&quot;','&quot;;[.G10];&quot;','&quot;;[.H10];&quot;','&quot;;[.I10];&quot;','&quot;;[.J10];&quot;');&quot;)" office:value-type="string" office:string-value="INSERT INTO Student (Matric,Username,Email,password,Forename,Surname,Year,StaffId,Degree,Salt) VALUES ('3000008','3000008G','3000008G@student.gla.ac.uk','password','Shak','Gains','4','5462624','Software Engineering','');">
            <text:p>INSERT INTO Student (Matric,Username,Email,password,Forename,Surname,Year,StaffId,Degree,Salt) VALUES ('3000008','3000008G','3000008G@student.gla.ac.uk','password','Shak','Gains','4','5462624','Software Engineering','');</text:p>
          </table:table-cell>
        </table:table-row>
        <table:table-row table:style-name="ro3">
          <table:table-cell office:value-type="float" office:value="3000009">
            <text:p>3000009</text:p>
          </table:table-cell>
          <table:table-cell table:formula="of:=CONCATENATE([.A11];MID([.F11];1;1))" office:value-type="string" office:string-value="3000009S">
            <text:p>3000009S</text:p>
          </table:table-cell>
          <table:table-cell table:formula="of:=CONCATENATE([.A11];MID([.F11];1;1); &quot;@student.gla.ac.uk&quot;)" office:value-type="string" office:string-value="3000009S@student.gla.ac.uk">
            <text:p>3000009S@student.gla.ac.uk</text:p>
          </table:table-cell>
          <table:table-cell table:formula="of:=&quot;password&quot;" office:value-type="string" office:string-value="password">
            <text:p>password</text:p>
          </table:table-cell>
          <table:table-cell office:value-type="string">
            <text:p>Mohammed</text:p>
          </table:table-cell>
          <table:table-cell office:value-type="string">
            <text:p>Sharik</text:p>
          </table:table-cell>
          <table:table-cell office:value-type="float" office:value="5">
            <text:p>5</text:p>
          </table:table-cell>
          <table:table-cell office:value-type="float" office:value="5498923">
            <text:p>5498923</text:p>
          </table:table-cell>
          <table:table-cell office:value-type="string">
            <text:p>Computing Science</text:p>
          </table:table-cell>
          <table:table-cell/>
          <table:table-cell table:number-columns-repeated="2"/>
          <table:table-cell table:formula="of:=CONCATENATE(&quot;INSERT INTO &quot;;[.$A$1];&quot; (&quot;;[.$A$2];&quot;,&quot;;[.$B$2];&quot;,&quot;;[.$C$2];&quot;,&quot;;[.$D$2];&quot;,&quot;;[.$E$2];&quot;,&quot;;[.$F$2];&quot;,&quot;;[.$G$2];&quot;,&quot;;[.$H$2];&quot;,&quot;;[.$I$2];&quot;,&quot;;[.$J$2];&quot;) VALUES ('&quot;;[.A11];&quot;','&quot;;[.B11];&quot;','&quot;;[.C11];&quot;','&quot;;[.D11];&quot;','&quot;;[.E11];&quot;','&quot;;[.F11];&quot;','&quot;;[.G11];&quot;','&quot;;[.H11];&quot;','&quot;;[.I11];&quot;','&quot;;[.J11];&quot;');&quot;)" office:value-type="string" office:string-value="INSERT INTO Student (Matric,Username,Email,password,Forename,Surname,Year,StaffId,Degree,Salt) VALUES ('3000009','3000009S','3000009S@student.gla.ac.uk','password','Mohammed','Sharik','5','5498923','Computing Science','');">
            <text:p>INSERT INTO Student (Matric,Username,Email,password,Forename,Surname,Year,StaffId,Degree,Salt) VALUES ('3000009','3000009S','3000009S@student.gla.ac.uk','password','Mohammed','Sharik','5','5498923','Computing Science','');</text:p>
          </table:table-cell>
        </table:table-row>
        <table:table-row table:style-name="ro3">
          <table:table-cell office:value-type="float" office:value="3000010">
            <text:p>3000010</text:p>
          </table:table-cell>
          <table:table-cell table:formula="of:=CONCATENATE([.A12];MID([.F12];1;1))" office:value-type="string" office:string-value="3000010A">
            <text:p>3000010A</text:p>
          </table:table-cell>
          <table:table-cell table:formula="of:=CONCATENATE([.A12];MID([.F12];1;1); &quot;@student.gla.ac.uk&quot;)" office:value-type="string" office:string-value="3000010A@student.gla.ac.uk">
            <text:p>3000010A@student.gla.ac.uk</text:p>
          </table:table-cell>
          <table:table-cell table:formula="of:=&quot;password&quot;" office:value-type="string" office:string-value="password">
            <text:p>password</text:p>
          </table:table-cell>
          <table:table-cell office:value-type="string">
            <text:p>Benôit</text:p>
          </table:table-cell>
          <table:table-cell office:value-type="string">
            <text:p>Ashdown</text:p>
          </table:table-cell>
          <table:table-cell office:value-type="float" office:value="4">
            <text:p>4</text:p>
          </table:table-cell>
          <table:table-cell office:value-type="float" office:value="6829432">
            <text:p>6829432</text:p>
          </table:table-cell>
          <table:table-cell office:value-type="string">
            <text:p>Software Engineering</text:p>
          </table:table-cell>
          <table:table-cell/>
          <table:table-cell table:number-columns-repeated="2"/>
          <table:table-cell table:formula="of:=CONCATENATE(&quot;INSERT INTO &quot;;[.$A$1];&quot; (&quot;;[.$A$2];&quot;,&quot;;[.$B$2];&quot;,&quot;;[.$C$2];&quot;,&quot;;[.$D$2];&quot;,&quot;;[.$E$2];&quot;,&quot;;[.$F$2];&quot;,&quot;;[.$G$2];&quot;,&quot;;[.$H$2];&quot;,&quot;;[.$I$2];&quot;,&quot;;[.$J$2];&quot;) VALUES ('&quot;;[.A12];&quot;','&quot;;[.B12];&quot;','&quot;;[.C12];&quot;','&quot;;[.D12];&quot;','&quot;;[.E12];&quot;','&quot;;[.F12];&quot;','&quot;;[.G12];&quot;','&quot;;[.H12];&quot;','&quot;;[.I12];&quot;','&quot;;[.J12];&quot;');&quot;)" office:value-type="string" office:string-value="INSERT INTO Student (Matric,Username,Email,password,Forename,Surname,Year,StaffId,Degree,Salt) VALUES ('3000010','3000010A','3000010A@student.gla.ac.uk','password','Benôit','Ashdown','4','6829432','Software Engineering','');">
            <text:p>INSERT INTO Student (Matric,Username,Email,password,Forename,Surname,Year,StaffId,Degree,Salt) VALUES ('3000010','3000010A','3000010A@student.gla.ac.uk','password','Benôit','Ashdown','4','6829432','Software Engineering','');</text:p>
          </table:table-cell>
        </table:table-row>
      </table:table>
      <table:table table:name="Staff" table:style-name="ta1" table:print="false">
        <table:table-column table:style-name="co1" table:number-columns-repeated="3" table:default-cell-style-name="Default"/>
        <table:table-column table:style-name="co27" table:default-cell-style-name="Default"/>
        <table:table-column table:style-name="co1" table:number-columns-repeated="3" table:default-cell-style-name="Default"/>
        <table:table-column table:style-name="co25" table:number-columns-repeated="2" table:default-cell-style-name="Default"/>
        <table:table-column table:style-name="co1" table:default-cell-style-name="Default"/>
        <table:table-row table:style-name="ro1">
          <table:table-cell office:value-type="string">
            <text:p>Staff</text:p>
          </table:table-cell>
          <table:table-cell table:number-columns-repeated="9"/>
        </table:table-row>
        <table:table-row table:style-name="ro1">
          <table:table-cell office:value-type="string">
            <text:p>StaffId</text:p>
          </table:table-cell>
          <table:table-cell office:value-type="string">
            <text:p>Forename</text:p>
          </table:table-cell>
          <table:table-cell office:value-type="string">
            <text:p>Surname</text:p>
          </table:table-cell>
          <table:table-cell office:value-type="string">
            <text:p>Email</text:p>
          </table:table-cell>
          <table:table-cell office:value-type="string">
            <text:p>Password</text:p>
          </table:table-cell>
          <table:table-cell office:value-type="string">
            <text:p>Salt</text:p>
          </table:table-cell>
          <table:table-cell office:value-type="string">
            <text:p>Username</text:p>
          </table:table-cell>
          <table:table-cell office:value-type="string">
            <text:p>School</text:p>
          </table:table-cell>
          <table:table-cell table:number-columns-repeated="2"/>
        </table:table-row>
        <table:table-row table:style-name="ro1">
          <table:table-cell office:value-type="float" office:value="3423432">
            <text:p>3423432</text:p>
          </table:table-cell>
          <table:table-cell office:value-type="string">
            <text:p>William</text:p>
          </table:table-cell>
          <table:table-cell office:value-type="string">
            <text:p>Kane</text:p>
          </table:table-cell>
          <table:table-cell table:formula="of:=CONCATENATE([.B3];&quot;.&quot;;[.C3];&quot;@glasgow.ac.uk&quot;)" office:value-type="string" office:string-value="William.Kane@glasgow.ac.uk">
            <text:p>William.Kane@glasgow.ac.uk</text:p>
          </table:table-cell>
          <table:table-cell office:value-type="string">
            <text:p>Password</text:p>
          </table:table-cell>
          <table:table-cell/>
          <table:table-cell table:formula="of:=CONCATENATE([.A3];MID([.C3];1;1))" office:value-type="string" office:string-value="3423432K">
            <text:p>3423432K</text:p>
          </table:table-cell>
          <table:table-cell office:value-type="string">
            <text:p>Engineering</text:p>
          </table:table-cell>
          <table:table-cell/>
          <table:table-cell table:formula="of:=CONCATENATE(&quot;INSERT INTO &quot;;[.$A$1];&quot; (&quot;;[.$A$2];&quot;,&quot;;[.$B$2];&quot;,&quot;;[.$C$2];&quot;,&quot;;[.$D$2];&quot;,&quot;;[.$E$2];&quot;,&quot;;[.$G$2];&quot;,&quot;;[.$H$2];&quot;) VALUES ('&quot;;[.A3];&quot;','&quot;;[.B3];&quot;','&quot;;[.C3];&quot;','&quot;;[.D3];&quot;','&quot;;[.E3];&quot;','&quot;;[.G3];&quot;','&quot;;[.H3];&quot;');&quot;)" office:value-type="string" office:string-value="INSERT INTO Staff (StaffId,Forename,Surname,Email,Password,Username,School) VALUES ('3423432','William','Kane','William.Kane@glasgow.ac.uk','Password','3423432K','Engineering');">
            <text:p>INSERT INTO Staff (StaffId,Forename,Surname,Email,Password,Username,School) VALUES ('3423432','William','Kane','William.Kane@glasgow.ac.uk','Password','3423432K','Engineering');</text:p>
          </table:table-cell>
        </table:table-row>
        <table:table-row table:style-name="ro1">
          <table:table-cell office:value-type="float" office:value="5498923">
            <text:p>5498923</text:p>
          </table:table-cell>
          <table:table-cell office:value-type="string">
            <text:p>Nicola</text:p>
          </table:table-cell>
          <table:table-cell office:value-type="string">
            <text:p>Tracy</text:p>
          </table:table-cell>
          <table:table-cell table:formula="of:=CONCATENATE([.B4];&quot;.&quot;;[.C4];&quot;@glasgow.ac.uk&quot;)" office:value-type="string" office:string-value="Nicola.Tracy@glasgow.ac.uk">
            <text:p>Nicola.Tracy@glasgow.ac.uk</text:p>
          </table:table-cell>
          <table:table-cell office:value-type="string">
            <text:p>Password</text:p>
          </table:table-cell>
          <table:table-cell/>
          <table:table-cell table:formula="of:=CONCATENATE([.A4];MID([.C4];1;1))" office:value-type="string" office:string-value="5498923T">
            <text:p>5498923T</text:p>
          </table:table-cell>
          <table:table-cell office:value-type="string">
            <text:p>Computing Science</text:p>
          </table:table-cell>
          <table:table-cell/>
          <table:table-cell table:formula="of:=CONCATENATE(&quot;INSERT INTO &quot;;[.$A$1];&quot; (&quot;;[.$A$2];&quot;,&quot;;[.$B$2];&quot;,&quot;;[.$C$2];&quot;,&quot;;[.$D$2];&quot;,&quot;;[.$E$2];&quot;,&quot;;[.$G$2];&quot;,&quot;;[.$H$2];&quot;) VALUES ('&quot;;[.A4];&quot;','&quot;;[.B4];&quot;','&quot;;[.C4];&quot;','&quot;;[.D4];&quot;','&quot;;[.E4];&quot;','&quot;;[.G4];&quot;','&quot;;[.H4];&quot;');&quot;)" office:value-type="string" office:string-value="INSERT INTO Staff (StaffId,Forename,Surname,Email,Password,Username,School) VALUES ('5498923','Nicola','Tracy','Nicola.Tracy@glasgow.ac.uk','Password','5498923T','Computing Science');">
            <text:p>INSERT INTO Staff (StaffId,Forename,Surname,Email,Password,Username,School) VALUES ('5498923','Nicola','Tracy','Nicola.Tracy@glasgow.ac.uk','Password','5498923T','Computing Science');</text:p>
          </table:table-cell>
        </table:table-row>
        <table:table-row table:style-name="ro1">
          <table:table-cell office:value-type="float" office:value="6829432">
            <text:p>6829432</text:p>
          </table:table-cell>
          <table:table-cell office:value-type="string">
            <text:p>Suzanne</text:p>
          </table:table-cell>
          <table:table-cell office:value-type="string">
            <text:p>Kerns</text:p>
          </table:table-cell>
          <table:table-cell table:formula="of:=CONCATENATE([.B5];&quot;.&quot;;[.C5];&quot;@glasgow.ac.uk&quot;)" office:value-type="string" office:string-value="Suzanne.Kerns@glasgow.ac.uk">
            <text:p>Suzanne.Kerns@glasgow.ac.uk</text:p>
          </table:table-cell>
          <table:table-cell office:value-type="string">
            <text:p>Password</text:p>
          </table:table-cell>
          <table:table-cell/>
          <table:table-cell table:formula="of:=CONCATENATE([.A5];MID([.C5];1;1))" office:value-type="string" office:string-value="6829432K">
            <text:p>6829432K</text:p>
          </table:table-cell>
          <table:table-cell office:value-type="string">
            <text:p>Culture and Creative Arts</text:p>
          </table:table-cell>
          <table:table-cell/>
          <table:table-cell table:formula="of:=CONCATENATE(&quot;INSERT INTO &quot;;[.$A$1];&quot; (&quot;;[.$A$2];&quot;,&quot;;[.$B$2];&quot;,&quot;;[.$C$2];&quot;,&quot;;[.$D$2];&quot;,&quot;;[.$E$2];&quot;,&quot;;[.$G$2];&quot;,&quot;;[.$H$2];&quot;) VALUES ('&quot;;[.A5];&quot;','&quot;;[.B5];&quot;','&quot;;[.C5];&quot;','&quot;;[.D5];&quot;','&quot;;[.E5];&quot;','&quot;;[.G5];&quot;','&quot;;[.H5];&quot;');&quot;)" office:value-type="string" office:string-value="INSERT INTO Staff (StaffId,Forename,Surname,Email,Password,Username,School) VALUES ('6829432','Suzanne','Kerns','Suzanne.Kerns@glasgow.ac.uk','Password','6829432K','Culture and Creative Arts');">
            <text:p>INSERT INTO Staff (StaffId,Forename,Surname,Email,Password,Username,School) VALUES ('6829432','Suzanne','Kerns','Suzanne.Kerns@glasgow.ac.uk','Password','6829432K','Culture and Creative Arts');</text:p>
          </table:table-cell>
        </table:table-row>
        <table:table-row table:style-name="ro1">
          <table:table-cell office:value-type="float" office:value="5462624">
            <text:p>5462624</text:p>
          </table:table-cell>
          <table:table-cell office:value-type="string">
            <text:p>John</text:p>
          </table:table-cell>
          <table:table-cell office:value-type="string">
            <text:p>Ashton</text:p>
          </table:table-cell>
          <table:table-cell table:formula="of:=CONCATENATE([.B6];&quot;.&quot;;[.C6];&quot;@glasgow.ac.uk&quot;)" office:value-type="string" office:string-value="John.Ashton@glasgow.ac.uk">
            <text:p>John.Ashton@glasgow.ac.uk</text:p>
          </table:table-cell>
          <table:table-cell office:value-type="string">
            <text:p>Password</text:p>
          </table:table-cell>
          <table:table-cell/>
          <table:table-cell table:formula="of:=CONCATENATE([.A6];MID([.C6];1;1))" office:value-type="string" office:string-value="5462624A">
            <text:p>5462624A</text:p>
          </table:table-cell>
          <table:table-cell office:value-type="string">
            <text:p>Critical Studies</text:p>
          </table:table-cell>
          <table:table-cell/>
          <table:table-cell table:formula="of:=CONCATENATE(&quot;INSERT INTO &quot;;[.$A$1];&quot; (&quot;;[.$A$2];&quot;,&quot;;[.$B$2];&quot;,&quot;;[.$C$2];&quot;,&quot;;[.$D$2];&quot;,&quot;;[.$E$2];&quot;,&quot;;[.$G$2];&quot;,&quot;;[.$H$2];&quot;) VALUES ('&quot;;[.A6];&quot;','&quot;;[.B6];&quot;','&quot;;[.C6];&quot;','&quot;;[.D6];&quot;','&quot;;[.E6];&quot;','&quot;;[.G6];&quot;','&quot;;[.H6];&quot;');&quot;)" office:value-type="string" office:string-value="INSERT INTO Staff (StaffId,Forename,Surname,Email,Password,Username,School) VALUES ('5462624','John','Ashton','John.Ashton@glasgow.ac.uk','Password','5462624A','Critical Studies');">
            <text:p>INSERT INTO Staff (StaffId,Forename,Surname,Email,Password,Username,School) VALUES ('5462624','John','Ashton','John.Ashton@glasgow.ac.uk','Password','5462624A','Critical Studies');</text:p>
          </table:table-cell>
        </table:table-row>
        <table:table-row table:style-name="ro1">
          <table:table-cell office:value-type="float" office:value="9023403">
            <text:p>9023403</text:p>
          </table:table-cell>
          <table:table-cell office:value-type="string">
            <text:p>Bernard</text:p>
          </table:table-cell>
          <table:table-cell office:value-type="string">
            <text:p>Yolk</text:p>
          </table:table-cell>
          <table:table-cell table:formula="of:=CONCATENATE([.B7];&quot;.&quot;;[.C7];&quot;@glasgow.ac.uk&quot;)" office:value-type="string" office:string-value="Bernard.Yolk@glasgow.ac.uk">
            <text:p>Bernard.Yolk@glasgow.ac.uk</text:p>
          </table:table-cell>
          <table:table-cell office:value-type="string">
            <text:p>Password</text:p>
          </table:table-cell>
          <table:table-cell/>
          <table:table-cell table:formula="of:=CONCATENATE([.A7];MID([.C7];1;1))" office:value-type="string" office:string-value="9023403Y">
            <text:p>9023403Y</text:p>
          </table:table-cell>
          <table:table-cell office:value-type="string">
            <text:p>Engineering</text:p>
          </table:table-cell>
          <table:table-cell/>
          <table:table-cell table:formula="of:=CONCATENATE(&quot;INSERT INTO &quot;;[.$A$1];&quot; (&quot;;[.$A$2];&quot;,&quot;;[.$B$2];&quot;,&quot;;[.$C$2];&quot;,&quot;;[.$D$2];&quot;,&quot;;[.$E$2];&quot;,&quot;;[.$G$2];&quot;,&quot;;[.$H$2];&quot;) VALUES ('&quot;;[.A7];&quot;','&quot;;[.B7];&quot;','&quot;;[.C7];&quot;','&quot;;[.D7];&quot;','&quot;;[.E7];&quot;','&quot;;[.G7];&quot;','&quot;;[.H7];&quot;');&quot;)" office:value-type="string" office:string-value="INSERT INTO Staff (StaffId,Forename,Surname,Email,Password,Username,School) VALUES ('9023403','Bernard','Yolk','Bernard.Yolk@glasgow.ac.uk','Password','9023403Y','Engineering');">
            <text:p>INSERT INTO Staff (StaffId,Forename,Surname,Email,Password,Username,School) VALUES ('9023403','Bernard','Yolk','Bernard.Yolk@glasgow.ac.uk','Password','9023403Y','Engineering');</text:p>
          </table:table-cell>
        </table:table-row>
        <table:table-row table:style-name="ro1">
          <table:table-cell office:value-type="float" office:value="3435232">
            <text:p>3435232</text:p>
          </table:table-cell>
          <table:table-cell office:value-type="string">
            <text:p>James</text:p>
          </table:table-cell>
          <table:table-cell office:value-type="string">
            <text:p>Read</text:p>
          </table:table-cell>
          <table:table-cell table:formula="of:=CONCATENATE([.B8];&quot;.&quot;;[.C8];&quot;@glasgow.ac.uk&quot;)" office:value-type="string" office:string-value="James.Read@glasgow.ac.uk">
            <text:p>James.Read@glasgow.ac.uk</text:p>
          </table:table-cell>
          <table:table-cell office:value-type="string">
            <text:p>Password</text:p>
          </table:table-cell>
          <table:table-cell/>
          <table:table-cell table:formula="of:=CONCATENATE([.A8];MID([.C8];1;1))" office:value-type="string" office:string-value="3435232R">
            <text:p>3435232R</text:p>
          </table:table-cell>
          <table:table-cell office:value-type="string">
            <text:p>Computing Science</text:p>
          </table:table-cell>
          <table:table-cell/>
          <table:table-cell table:formula="of:=CONCATENATE(&quot;INSERT INTO &quot;;[.$A$1];&quot; (&quot;;[.$A$2];&quot;,&quot;;[.$B$2];&quot;,&quot;;[.$C$2];&quot;,&quot;;[.$D$2];&quot;,&quot;;[.$E$2];&quot;,&quot;;[.$G$2];&quot;,&quot;;[.$H$2];&quot;) VALUES ('&quot;;[.A8];&quot;','&quot;;[.B8];&quot;','&quot;;[.C8];&quot;','&quot;;[.D8];&quot;','&quot;;[.E8];&quot;','&quot;;[.G8];&quot;','&quot;;[.H8];&quot;');&quot;)" office:value-type="string" office:string-value="INSERT INTO Staff (StaffId,Forename,Surname,Email,Password,Username,School) VALUES ('3435232','James','Read','James.Read@glasgow.ac.uk','Password','3435232R','Computing Science');">
            <text:p>INSERT INTO Staff (StaffId,Forename,Surname,Email,Password,Username,School) VALUES ('3435232','James','Read','James.Read@glasgow.ac.uk','Password','3435232R','Computing Science');</text:p>
          </table:table-cell>
        </table:table-row>
        <table:table-row table:style-name="ro1">
          <table:table-cell office:value-type="float" office:value="4533531">
            <text:p>4533531</text:p>
          </table:table-cell>
          <table:table-cell office:value-type="string">
            <text:p>Robert</text:p>
          </table:table-cell>
          <table:table-cell office:value-type="string">
            <text:p>Silk</text:p>
          </table:table-cell>
          <table:table-cell table:formula="of:=CONCATENATE([.B9];&quot;.&quot;;[.C9];&quot;@glasgow.ac.uk&quot;)" office:value-type="string" office:string-value="Robert.Silk@glasgow.ac.uk">
            <text:p>Robert.Silk@glasgow.ac.uk</text:p>
          </table:table-cell>
          <table:table-cell office:value-type="string">
            <text:p>Password</text:p>
          </table:table-cell>
          <table:table-cell/>
          <table:table-cell table:formula="of:=CONCATENATE([.A9];MID([.C9];1;1))" office:value-type="string" office:string-value="4533531S">
            <text:p>4533531S</text:p>
          </table:table-cell>
          <table:table-cell office:value-type="string">
            <text:p>Culture and Creative Arts</text:p>
          </table:table-cell>
          <table:table-cell/>
          <table:table-cell table:formula="of:=CONCATENATE(&quot;INSERT INTO &quot;;[.$A$1];&quot; (&quot;;[.$A$2];&quot;,&quot;;[.$B$2];&quot;,&quot;;[.$C$2];&quot;,&quot;;[.$D$2];&quot;,&quot;;[.$E$2];&quot;,&quot;;[.$G$2];&quot;,&quot;;[.$H$2];&quot;) VALUES ('&quot;;[.A9];&quot;','&quot;;[.B9];&quot;','&quot;;[.C9];&quot;','&quot;;[.D9];&quot;','&quot;;[.E9];&quot;','&quot;;[.G9];&quot;','&quot;;[.H9];&quot;');&quot;)" office:value-type="string" office:string-value="INSERT INTO Staff (StaffId,Forename,Surname,Email,Password,Username,School) VALUES ('4533531','Robert','Silk','Robert.Silk@glasgow.ac.uk','Password','4533531S','Culture and Creative Arts');">
            <text:p>INSERT INTO Staff (StaffId,Forename,Surname,Email,Password,Username,School) VALUES ('4533531','Robert','Silk','Robert.Silk@glasgow.ac.uk','Password','4533531S','Culture and Creative Arts');</text:p>
          </table:table-cell>
        </table:table-row>
        <table:table-row table:style-name="ro1">
          <table:table-cell office:value-type="float" office:value="5345331">
            <text:p>5345331</text:p>
          </table:table-cell>
          <table:table-cell office:value-type="string">
            <text:p>Theodore</text:p>
          </table:table-cell>
          <table:table-cell office:value-type="string">
            <text:p>Edwards</text:p>
          </table:table-cell>
          <table:table-cell table:formula="of:=CONCATENATE([.B10];&quot;.&quot;;[.C10];&quot;@glasgow.ac.uk&quot;)" office:value-type="string" office:string-value="Theodore.Edwards@glasgow.ac.uk">
            <text:p>Theodore.Edwards@glasgow.ac.uk</text:p>
          </table:table-cell>
          <table:table-cell office:value-type="string">
            <text:p>Password</text:p>
          </table:table-cell>
          <table:table-cell/>
          <table:table-cell table:formula="of:=CONCATENATE([.A10];MID([.C10];1;1))" office:value-type="string" office:string-value="5345331E">
            <text:p>5345331E</text:p>
          </table:table-cell>
          <table:table-cell office:value-type="string">
            <text:p>Critical Studies</text:p>
          </table:table-cell>
          <table:table-cell/>
          <table:table-cell table:formula="of:=CONCATENATE(&quot;INSERT INTO &quot;;[.$A$1];&quot; (&quot;;[.$A$2];&quot;,&quot;;[.$B$2];&quot;,&quot;;[.$C$2];&quot;,&quot;;[.$D$2];&quot;,&quot;;[.$E$2];&quot;,&quot;;[.$G$2];&quot;,&quot;;[.$H$2];&quot;) VALUES ('&quot;;[.A10];&quot;','&quot;;[.B10];&quot;','&quot;;[.C10];&quot;','&quot;;[.D10];&quot;','&quot;;[.E10];&quot;','&quot;;[.G10];&quot;','&quot;;[.H10];&quot;');&quot;)" office:value-type="string" office:string-value="INSERT INTO Staff (StaffId,Forename,Surname,Email,Password,Username,School) VALUES ('5345331','Theodore','Edwards','Theodore.Edwards@glasgow.ac.uk','Password','5345331E','Critical Studies');">
            <text:p>INSERT INTO Staff (StaffId,Forename,Surname,Email,Password,Username,School) VALUES ('5345331','Theodore','Edwards','Theodore.Edwards@glasgow.ac.uk','Password','5345331E','Critical Studies');</text:p>
          </table:table-cell>
        </table:table-row>
      </table:table>
      <table:table table:name="StudentHasCourse" table:style-name="ta1" table:print="false">
        <table:table-column table:style-name="co28" table:default-cell-style-name="Default"/>
        <table:table-column table:style-name="co29" table:default-cell-style-name="Default"/>
        <table:table-column table:style-name="co21" table:default-cell-style-name="Default"/>
        <table:table-column table:style-name="co30" table:default-cell-style-name="Default"/>
        <table:table-column table:style-name="co1" table:number-columns-repeated="3" table:default-cell-style-name="Default"/>
        <table:table-row table:style-name="ro1">
          <table:table-cell office:value-type="string">
            <text:p>StudentHasCourse</text:p>
          </table:table-cell>
          <table:table-cell table:number-columns-repeated="6"/>
        </table:table-row>
        <table:table-row table:style-name="ro1">
          <table:table-cell office:value-type="string">
            <text:p>StudentHasCourseId</text:p>
          </table:table-cell>
          <table:table-cell office:value-type="string">
            <text:p>Matric</text:p>
          </table:table-cell>
          <table:table-cell office:value-type="string">
            <text:p>CourseId</text:p>
          </table:table-cell>
          <table:table-cell office:value-type="string">
            <text:p>Grade</text:p>
          </table:table-cell>
          <table:table-cell office:value-type="string">
            <text:p>Status</text:p>
          </table:table-cell>
          <table:table-cell table:number-columns-repeated="2"/>
        </table:table-row>
        <table:table-row table:style-name="ro1">
          <table:table-cell office:value-type="float" office:value="1">
            <text:p>1</text:p>
          </table:table-cell>
          <table:table-cell office:value-type="float" office:value="3000001">
            <text:p>3000001</text:p>
          </table:table-cell>
          <table:table-cell office:value-type="string">
            <text:p>ENGLANG3012</text:p>
          </table:table-cell>
          <table:table-cell office:value-type="string">
            <text:p>B1</text:p>
          </table:table-cell>
          <table:table-cell office:value-type="string">
            <text:p>Completed</text:p>
          </table:table-cell>
          <table:table-cell/>
          <table:table-cell table:formula="of:=CONCATENATE(&quot;INSERT INTO &quot;;[.$A$1];&quot; (&quot;;[.$A$2];&quot;,&quot;;[.$B$2];&quot;,&quot;;[.$C$2];&quot;,&quot;;[.$D$2];&quot;,&quot;;[.$E$2];&quot;) VALUES ('&quot;;[.A3];&quot;','&quot;;[.B3];&quot;','&quot;;[.C3];;&quot;','&quot;;[.D3];&quot;','&quot;;[.E3];&quot;');&quot;)" office:value-type="string" office:string-value="INSERT INTO StudentHasCourse (StudentHasCourseId,Matric,CourseId,Grade,Status) VALUES ('1','3000001','ENGLANG3012','B1','Completed');">
            <text:p>INSERT INTO StudentHasCourse (StudentHasCourseId,Matric,CourseId,Grade,Status) VALUES ('1','3000001','ENGLANG3012','B1','Completed');</text:p>
          </table:table-cell>
        </table:table-row>
        <table:table-row table:style-name="ro1">
          <table:table-cell office:value-type="float" office:value="2">
            <text:p>2</text:p>
          </table:table-cell>
          <table:table-cell office:value-type="float" office:value="3000002">
            <text:p>3000002</text:p>
          </table:table-cell>
          <table:table-cell office:value-type="string">
            <text:p>Compsci2436</text:p>
          </table:table-cell>
          <table:table-cell office:value-type="string">
            <text:p>A2</text:p>
          </table:table-cell>
          <table:table-cell office:value-type="string">
            <text:p>Completed</text:p>
          </table:table-cell>
          <table:table-cell/>
          <table:table-cell table:formula="of:=CONCATENATE(&quot;INSERT INTO &quot;;[.$A$1];&quot; (&quot;;[.$A$2];&quot;,&quot;;[.$B$2];&quot;,&quot;;[.$C$2];&quot;,&quot;;[.$D$2];&quot;,&quot;;[.$E$2];&quot;) VALUES ('&quot;;[.A4];&quot;','&quot;;[.B4];&quot;','&quot;;[.C4];;&quot;','&quot;;[.D4];&quot;','&quot;;[.E4];&quot;');&quot;)" office:value-type="string" office:string-value="INSERT INTO StudentHasCourse (StudentHasCourseId,Matric,CourseId,Grade,Status) VALUES ('2','3000002','Compsci2436','A2','Completed');">
            <text:p>INSERT INTO StudentHasCourse (StudentHasCourseId,Matric,CourseId,Grade,Status) VALUES ('2','3000002','Compsci2436','A2','Completed');</text:p>
          </table:table-cell>
        </table:table-row>
        <table:table-row table:style-name="ro1">
          <table:table-cell office:value-type="float" office:value="3">
            <text:p>3</text:p>
          </table:table-cell>
          <table:table-cell office:value-type="float" office:value="3000003">
            <text:p>3000003</text:p>
          </table:table-cell>
          <table:table-cell office:value-type="string">
            <text:p>ENG4425</text:p>
          </table:table-cell>
          <table:table-cell office:value-type="string">
            <text:p>D3</text:p>
          </table:table-cell>
          <table:table-cell office:value-type="string">
            <text:p>Completed</text:p>
          </table:table-cell>
          <table:table-cell/>
          <table:table-cell table:formula="of:=CONCATENATE(&quot;INSERT INTO &quot;;[.$A$1];&quot; (&quot;;[.$A$2];&quot;,&quot;;[.$B$2];&quot;,&quot;;[.$C$2];&quot;,&quot;;[.$D$2];&quot;,&quot;;[.$E$2];&quot;) VALUES ('&quot;;[.A5];&quot;','&quot;;[.B5];&quot;','&quot;;[.C5];;&quot;','&quot;;[.D5];&quot;','&quot;;[.E5];&quot;');&quot;)" office:value-type="string" office:string-value="INSERT INTO StudentHasCourse (StudentHasCourseId,Matric,CourseId,Grade,Status) VALUES ('3','3000003','ENG4425','D3','Completed');">
            <text:p>INSERT INTO StudentHasCourse (StudentHasCourseId,Matric,CourseId,Grade,Status) VALUES ('3','3000003','ENG4425','D3','Completed');</text:p>
          </table:table-cell>
        </table:table-row>
        <table:table-row table:style-name="ro1">
          <table:table-cell office:value-type="float" office:value="4">
            <text:p>4</text:p>
          </table:table-cell>
          <table:table-cell office:value-type="float" office:value="3000004">
            <text:p>3000004</text:p>
          </table:table-cell>
          <table:table-cell office:value-type="string">
            <text:p>ENG4425</text:p>
          </table:table-cell>
          <table:table-cell office:value-type="string">
            <text:p>C2</text:p>
          </table:table-cell>
          <table:table-cell office:value-type="string">
            <text:p>Completed</text:p>
          </table:table-cell>
          <table:table-cell/>
          <table:table-cell table:formula="of:=CONCATENATE(&quot;INSERT INTO &quot;;[.$A$1];&quot; (&quot;;[.$A$2];&quot;,&quot;;[.$B$2];&quot;,&quot;;[.$C$2];&quot;,&quot;;[.$D$2];&quot;,&quot;;[.$E$2];&quot;) VALUES ('&quot;;[.A6];&quot;','&quot;;[.B6];&quot;','&quot;;[.C6];;&quot;','&quot;;[.D6];&quot;','&quot;;[.E6];&quot;');&quot;)" office:value-type="string" office:string-value="INSERT INTO StudentHasCourse (StudentHasCourseId,Matric,CourseId,Grade,Status) VALUES ('4','3000004','ENG4425','C2','Completed');">
            <text:p>INSERT INTO StudentHasCourse (StudentHasCourseId,Matric,CourseId,Grade,Status) VALUES ('4','3000004','ENG4425','C2','Completed');</text:p>
          </table:table-cell>
        </table:table-row>
        <table:table-row table:style-name="ro1">
          <table:table-cell office:value-type="float" office:value="5">
            <text:p>5</text:p>
          </table:table-cell>
          <table:table-cell office:value-type="float" office:value="3000005">
            <text:p>3000005</text:p>
          </table:table-cell>
          <table:table-cell office:value-type="string">
            <text:p>MUSIC1323</text:p>
          </table:table-cell>
          <table:table-cell office:value-type="string">
            <text:p>B2</text:p>
          </table:table-cell>
          <table:table-cell office:value-type="string">
            <text:p>Completed</text:p>
          </table:table-cell>
          <table:table-cell/>
          <table:table-cell table:formula="of:=CONCATENATE(&quot;INSERT INTO &quot;;[.$A$1];&quot; (&quot;;[.$A$2];&quot;,&quot;;[.$B$2];&quot;,&quot;;[.$C$2];&quot;,&quot;;[.$D$2];&quot;,&quot;;[.$E$2];&quot;) VALUES ('&quot;;[.A7];&quot;','&quot;;[.B7];&quot;','&quot;;[.C7];;&quot;','&quot;;[.D7];&quot;','&quot;;[.E7];&quot;');&quot;)" office:value-type="string" office:string-value="INSERT INTO StudentHasCourse (StudentHasCourseId,Matric,CourseId,Grade,Status) VALUES ('5','3000005','MUSIC1323','B2','Completed');">
            <text:p>INSERT INTO StudentHasCourse (StudentHasCourseId,Matric,CourseId,Grade,Status) VALUES ('5','3000005','MUSIC1323','B2','Completed');</text:p>
          </table:table-cell>
        </table:table-row>
        <table:table-row table:style-name="ro1">
          <table:table-cell office:value-type="float" office:value="6">
            <text:p>6</text:p>
          </table:table-cell>
          <table:table-cell office:value-type="float" office:value="3000006">
            <text:p>3000006</text:p>
          </table:table-cell>
          <table:table-cell office:value-type="string">
            <text:p>ENGLANG3012</text:p>
          </table:table-cell>
          <table:table-cell office:value-type="string">
            <text:p>A3</text:p>
          </table:table-cell>
          <table:table-cell office:value-type="string">
            <text:p>Completed</text:p>
          </table:table-cell>
          <table:table-cell/>
          <table:table-cell table:formula="of:=CONCATENATE(&quot;INSERT INTO &quot;;[.$A$1];&quot; (&quot;;[.$A$2];&quot;,&quot;;[.$B$2];&quot;,&quot;;[.$C$2];&quot;,&quot;;[.$D$2];&quot;,&quot;;[.$E$2];&quot;) VALUES ('&quot;;[.A8];&quot;','&quot;;[.B8];&quot;','&quot;;[.C8];;&quot;','&quot;;[.D8];&quot;','&quot;;[.E8];&quot;');&quot;)" office:value-type="string" office:string-value="INSERT INTO StudentHasCourse (StudentHasCourseId,Matric,CourseId,Grade,Status) VALUES ('6','3000006','ENGLANG3012','A3','Completed');">
            <text:p>INSERT INTO StudentHasCourse (StudentHasCourseId,Matric,CourseId,Grade,Status) VALUES ('6','3000006','ENGLANG3012','A3','Completed');</text:p>
          </table:table-cell>
        </table:table-row>
        <table:table-row table:style-name="ro1">
          <table:table-cell office:value-type="float" office:value="7">
            <text:p>7</text:p>
          </table:table-cell>
          <table:table-cell office:value-type="float" office:value="3000007">
            <text:p>3000007</text:p>
          </table:table-cell>
          <table:table-cell office:value-type="string">
            <text:p>Compsci2436</text:p>
          </table:table-cell>
          <table:table-cell office:value-type="string">
            <text:p>D3</text:p>
          </table:table-cell>
          <table:table-cell office:value-type="string">
            <text:p>Completed</text:p>
          </table:table-cell>
          <table:table-cell/>
          <table:table-cell table:formula="of:=CONCATENATE(&quot;INSERT INTO &quot;;[.$A$1];&quot; (&quot;;[.$A$2];&quot;,&quot;;[.$B$2];&quot;,&quot;;[.$C$2];&quot;,&quot;;[.$D$2];&quot;,&quot;;[.$E$2];&quot;) VALUES ('&quot;;[.A9];&quot;','&quot;;[.B9];&quot;','&quot;;[.C9];;&quot;','&quot;;[.D9];&quot;','&quot;;[.E9];&quot;');&quot;)" office:value-type="string" office:string-value="INSERT INTO StudentHasCourse (StudentHasCourseId,Matric,CourseId,Grade,Status) VALUES ('7','3000007','Compsci2436','D3','Completed');">
            <text:p>INSERT INTO StudentHasCourse (StudentHasCourseId,Matric,CourseId,Grade,Status) VALUES ('7','3000007','Compsci2436','D3','Completed');</text:p>
          </table:table-cell>
        </table:table-row>
        <table:table-row table:style-name="ro1">
          <table:table-cell office:value-type="float" office:value="8">
            <text:p>8</text:p>
          </table:table-cell>
          <table:table-cell office:value-type="float" office:value="3000008">
            <text:p>3000008</text:p>
          </table:table-cell>
          <table:table-cell office:value-type="string">
            <text:p>ENGLANG3012</text:p>
          </table:table-cell>
          <table:table-cell office:value-type="string">
            <text:p>C3</text:p>
          </table:table-cell>
          <table:table-cell office:value-type="string">
            <text:p>Completed</text:p>
          </table:table-cell>
          <table:table-cell/>
          <table:table-cell table:formula="of:=CONCATENATE(&quot;INSERT INTO &quot;;[.$A$1];&quot; (&quot;;[.$A$2];&quot;,&quot;;[.$B$2];&quot;,&quot;;[.$C$2];&quot;,&quot;;[.$D$2];&quot;,&quot;;[.$E$2];&quot;) VALUES ('&quot;;[.A10];&quot;','&quot;;[.B10];&quot;','&quot;;[.C10];;&quot;','&quot;;[.D10];&quot;','&quot;;[.E10];&quot;');&quot;)" office:value-type="string" office:string-value="INSERT INTO StudentHasCourse (StudentHasCourseId,Matric,CourseId,Grade,Status) VALUES ('8','3000008','ENGLANG3012','C3','Completed');">
            <text:p>INSERT INTO StudentHasCourse (StudentHasCourseId,Matric,CourseId,Grade,Status) VALUES ('8','3000008','ENGLANG3012','C3','Completed');</text:p>
          </table:table-cell>
        </table:table-row>
        <table:table-row table:style-name="ro1">
          <table:table-cell office:value-type="float" office:value="9">
            <text:p>9</text:p>
          </table:table-cell>
          <table:table-cell office:value-type="float" office:value="3000009">
            <text:p>3000009</text:p>
          </table:table-cell>
          <table:table-cell office:value-type="string">
            <text:p>Compsci2436</text:p>
          </table:table-cell>
          <table:table-cell office:value-type="string">
            <text:p>B3</text:p>
          </table:table-cell>
          <table:table-cell office:value-type="string">
            <text:p>Completed</text:p>
          </table:table-cell>
          <table:table-cell/>
          <table:table-cell table:formula="of:=CONCATENATE(&quot;INSERT INTO &quot;;[.$A$1];&quot; (&quot;;[.$A$2];&quot;,&quot;;[.$B$2];&quot;,&quot;;[.$C$2];&quot;,&quot;;[.$D$2];&quot;,&quot;;[.$E$2];&quot;) VALUES ('&quot;;[.A11];&quot;','&quot;;[.B11];&quot;','&quot;;[.C11];;&quot;','&quot;;[.D11];&quot;','&quot;;[.E11];&quot;');&quot;)" office:value-type="string" office:string-value="INSERT INTO StudentHasCourse (StudentHasCourseId,Matric,CourseId,Grade,Status) VALUES ('9','3000009','Compsci2436','B3','Completed');">
            <text:p>INSERT INTO StudentHasCourse (StudentHasCourseId,Matric,CourseId,Grade,Status) VALUES ('9','3000009','Compsci2436','B3','Completed');</text:p>
          </table:table-cell>
        </table:table-row>
        <table:table-row table:style-name="ro1">
          <table:table-cell office:value-type="float" office:value="10">
            <text:p>10</text:p>
          </table:table-cell>
          <table:table-cell office:value-type="float" office:value="3000010">
            <text:p>3000010</text:p>
          </table:table-cell>
          <table:table-cell office:value-type="string">
            <text:p>MUSIC1323</text:p>
          </table:table-cell>
          <table:table-cell office:value-type="string">
            <text:p>A4</text:p>
          </table:table-cell>
          <table:table-cell office:value-type="string">
            <text:p>Completed</text:p>
          </table:table-cell>
          <table:table-cell/>
          <table:table-cell table:formula="of:=CONCATENATE(&quot;INSERT INTO &quot;;[.$A$1];&quot; (&quot;;[.$A$2];&quot;,&quot;;[.$B$2];&quot;,&quot;;[.$C$2];&quot;,&quot;;[.$D$2];&quot;,&quot;;[.$E$2];&quot;) VALUES ('&quot;;[.A12];&quot;','&quot;;[.B12];&quot;','&quot;;[.C12];;&quot;','&quot;;[.D12];&quot;','&quot;;[.E12];&quot;');&quot;)" office:value-type="string" office:string-value="INSERT INTO StudentHasCourse (StudentHasCourseId,Matric,CourseId,Grade,Status) VALUES ('10','3000010','MUSIC1323','A4','Completed');">
            <text:p>INSERT INTO StudentHasCourse (StudentHasCourseId,Matric,CourseId,Grade,Status) VALUES ('10','3000010','MUSIC1323','A4','Completed');</text:p>
          </table:table-cell>
        </table:table-row>
        <table:table-row table:style-name="ro1">
          <table:table-cell office:value-type="float" office:value="11">
            <text:p>11</text:p>
          </table:table-cell>
          <table:table-cell office:value-type="float" office:value="3000001">
            <text:p>3000001</text:p>
          </table:table-cell>
          <table:table-cell office:value-type="string">
            <text:p>ENGLANG3014</text:p>
          </table:table-cell>
          <table:table-cell office:value-type="string">
            <text:p>B2</text:p>
          </table:table-cell>
          <table:table-cell office:value-type="string">
            <text:p>Completed</text:p>
          </table:table-cell>
          <table:table-cell/>
          <table:table-cell table:formula="of:=CONCATENATE(&quot;INSERT INTO &quot;;[.$A$1];&quot; (&quot;;[.$A$2];&quot;,&quot;;[.$B$2];&quot;,&quot;;[.$C$2];&quot;,&quot;;[.$D$2];&quot;,&quot;;[.$E$2];&quot;) VALUES ('&quot;;[.A13];&quot;','&quot;;[.B13];&quot;','&quot;;[.C13];;&quot;','&quot;;[.D13];&quot;','&quot;;[.E13];&quot;');&quot;)" office:value-type="string" office:string-value="INSERT INTO StudentHasCourse (StudentHasCourseId,Matric,CourseId,Grade,Status) VALUES ('11','3000001','ENGLANG3014','B2','Completed');">
            <text:p>INSERT INTO StudentHasCourse (StudentHasCourseId,Matric,CourseId,Grade,Status) VALUES ('11','3000001','ENGLANG3014','B2','Completed');</text:p>
          </table:table-cell>
        </table:table-row>
        <table:table-row table:style-name="ro1">
          <table:table-cell office:value-type="float" office:value="12">
            <text:p>12</text:p>
          </table:table-cell>
          <table:table-cell office:value-type="float" office:value="3000002">
            <text:p>3000002</text:p>
          </table:table-cell>
          <table:table-cell office:value-type="string">
            <text:p>Compsci2438</text:p>
          </table:table-cell>
          <table:table-cell/>
          <table:table-cell office:value-type="string">
            <text:p>Uncompleted</text:p>
          </table:table-cell>
          <table:table-cell/>
          <table:table-cell table:formula="of:=CONCATENATE(&quot;INSERT INTO &quot;;[.$A$1];&quot; (&quot;;[.$A$2];&quot;,&quot;;[.$B$2];&quot;,&quot;;[.$C$2];&quot;,&quot;;[.$D$2];&quot;,&quot;;[.$E$2];&quot;) VALUES ('&quot;;[.A14];&quot;','&quot;;[.B14];&quot;','&quot;;[.C14];;&quot;','&quot;;[.D14];&quot;','&quot;;[.E14];&quot;');&quot;)" office:value-type="string" office:string-value="INSERT INTO StudentHasCourse (StudentHasCourseId,Matric,CourseId,Grade,Status) VALUES ('12','3000002','Compsci2438','','Uncompleted');">
            <text:p>INSERT INTO StudentHasCourse (StudentHasCourseId,Matric,CourseId,Grade,Status) VALUES ('12','3000002','Compsci2438','','Uncompleted');</text:p>
          </table:table-cell>
        </table:table-row>
        <table:table-row table:style-name="ro1">
          <table:table-cell office:value-type="float" office:value="13">
            <text:p>13</text:p>
          </table:table-cell>
          <table:table-cell office:value-type="float" office:value="3000003">
            <text:p>3000003</text:p>
          </table:table-cell>
          <table:table-cell office:value-type="string">
            <text:p>ENG4427</text:p>
          </table:table-cell>
          <table:table-cell/>
          <table:table-cell office:value-type="string">
            <text:p>Uncompleted</text:p>
          </table:table-cell>
          <table:table-cell/>
          <table:table-cell table:formula="of:=CONCATENATE(&quot;INSERT INTO &quot;;[.$A$1];&quot; (&quot;;[.$A$2];&quot;,&quot;;[.$B$2];&quot;,&quot;;[.$C$2];&quot;,&quot;;[.$D$2];&quot;,&quot;;[.$E$2];&quot;) VALUES ('&quot;;[.A15];&quot;','&quot;;[.B15];&quot;','&quot;;[.C15];;&quot;','&quot;;[.D15];&quot;','&quot;;[.E15];&quot;');&quot;)" office:value-type="string" office:string-value="INSERT INTO StudentHasCourse (StudentHasCourseId,Matric,CourseId,Grade,Status) VALUES ('13','3000003','ENG4427','','Uncompleted');">
            <text:p>INSERT INTO StudentHasCourse (StudentHasCourseId,Matric,CourseId,Grade,Status) VALUES ('13','3000003','ENG4427','','Uncompleted');</text:p>
          </table:table-cell>
        </table:table-row>
        <table:table-row table:style-name="ro1">
          <table:table-cell office:value-type="float" office:value="14">
            <text:p>14</text:p>
          </table:table-cell>
          <table:table-cell office:value-type="float" office:value="3000004">
            <text:p>3000004</text:p>
          </table:table-cell>
          <table:table-cell office:value-type="string">
            <text:p>Compsci2438</text:p>
          </table:table-cell>
          <table:table-cell office:value-type="string">
            <text:p>A5</text:p>
          </table:table-cell>
          <table:table-cell office:value-type="string">
            <text:p>Completed</text:p>
          </table:table-cell>
          <table:table-cell/>
          <table:table-cell table:formula="of:=CONCATENATE(&quot;INSERT INTO &quot;;[.$A$1];&quot; (&quot;;[.$A$2];&quot;,&quot;;[.$B$2];&quot;,&quot;;[.$C$2];&quot;,&quot;;[.$D$2];&quot;,&quot;;[.$E$2];&quot;) VALUES ('&quot;;[.A16];&quot;','&quot;;[.B16];&quot;','&quot;;[.C16];;&quot;','&quot;;[.D16];&quot;','&quot;;[.E16];&quot;');&quot;)" office:value-type="string" office:string-value="INSERT INTO StudentHasCourse (StudentHasCourseId,Matric,CourseId,Grade,Status) VALUES ('14','3000004','Compsci2438','A5','Completed');">
            <text:p>INSERT INTO StudentHasCourse (StudentHasCourseId,Matric,CourseId,Grade,Status) VALUES ('14','3000004','Compsci2438','A5','Completed');</text:p>
          </table:table-cell>
        </table:table-row>
        <table:table-row table:style-name="ro1">
          <table:table-cell office:value-type="float" office:value="15">
            <text:p>15</text:p>
          </table:table-cell>
          <table:table-cell office:value-type="float" office:value="3000005">
            <text:p>3000005</text:p>
          </table:table-cell>
          <table:table-cell office:value-type="string">
            <text:p>MUSIC1325</text:p>
          </table:table-cell>
          <table:table-cell office:value-type="string">
            <text:p>D2</text:p>
          </table:table-cell>
          <table:table-cell office:value-type="string">
            <text:p>Completed</text:p>
          </table:table-cell>
          <table:table-cell/>
          <table:table-cell table:formula="of:=CONCATENATE(&quot;INSERT INTO &quot;;[.$A$1];&quot; (&quot;;[.$A$2];&quot;,&quot;;[.$B$2];&quot;,&quot;;[.$C$2];&quot;,&quot;;[.$D$2];&quot;,&quot;;[.$E$2];&quot;) VALUES ('&quot;;[.A17];&quot;','&quot;;[.B17];&quot;','&quot;;[.C17];;&quot;','&quot;;[.D17];&quot;','&quot;;[.E17];&quot;');&quot;)" office:value-type="string" office:string-value="INSERT INTO StudentHasCourse (StudentHasCourseId,Matric,CourseId,Grade,Status) VALUES ('15','3000005','MUSIC1325','D2','Completed');">
            <text:p>INSERT INTO StudentHasCourse (StudentHasCourseId,Matric,CourseId,Grade,Status) VALUES ('15','3000005','MUSIC1325','D2','Completed');</text:p>
          </table:table-cell>
        </table:table-row>
        <table:table-row table:style-name="ro1">
          <table:table-cell office:value-type="float" office:value="16">
            <text:p>16</text:p>
          </table:table-cell>
          <table:table-cell office:value-type="float" office:value="3000006">
            <text:p>3000006</text:p>
          </table:table-cell>
          <table:table-cell office:value-type="string">
            <text:p>ENGLANG3014</text:p>
          </table:table-cell>
          <table:table-cell office:value-type="string">
            <text:p>C1</text:p>
          </table:table-cell>
          <table:table-cell office:value-type="string">
            <text:p>Completed</text:p>
          </table:table-cell>
          <table:table-cell/>
          <table:table-cell table:formula="of:=CONCATENATE(&quot;INSERT INTO &quot;;[.$A$1];&quot; (&quot;;[.$A$2];&quot;,&quot;;[.$B$2];&quot;,&quot;;[.$C$2];&quot;,&quot;;[.$D$2];&quot;,&quot;;[.$E$2];&quot;) VALUES ('&quot;;[.A18];&quot;','&quot;;[.B18];&quot;','&quot;;[.C18];;&quot;','&quot;;[.D18];&quot;','&quot;;[.E18];&quot;');&quot;)" office:value-type="string" office:string-value="INSERT INTO StudentHasCourse (StudentHasCourseId,Matric,CourseId,Grade,Status) VALUES ('16','3000006','ENGLANG3014','C1','Completed');">
            <text:p>INSERT INTO StudentHasCourse (StudentHasCourseId,Matric,CourseId,Grade,Status) VALUES ('16','3000006','ENGLANG3014','C1','Completed');</text:p>
          </table:table-cell>
        </table:table-row>
        <table:table-row table:style-name="ro1">
          <table:table-cell office:value-type="float" office:value="17">
            <text:p>17</text:p>
          </table:table-cell>
          <table:table-cell office:value-type="float" office:value="3000007">
            <text:p>3000007</text:p>
          </table:table-cell>
          <table:table-cell office:value-type="string">
            <text:p>Compsci2438</text:p>
          </table:table-cell>
          <table:table-cell office:value-type="string">
            <text:p>B1</text:p>
          </table:table-cell>
          <table:table-cell office:value-type="string">
            <text:p>Completed</text:p>
          </table:table-cell>
          <table:table-cell/>
          <table:table-cell table:formula="of:=CONCATENATE(&quot;INSERT INTO &quot;;[.$A$1];&quot; (&quot;;[.$A$2];&quot;,&quot;;[.$B$2];&quot;,&quot;;[.$C$2];&quot;,&quot;;[.$D$2];&quot;,&quot;;[.$E$2];&quot;) VALUES ('&quot;;[.A19];&quot;','&quot;;[.B19];&quot;','&quot;;[.C19];;&quot;','&quot;;[.D19];&quot;','&quot;;[.E19];&quot;');&quot;)" office:value-type="string" office:string-value="INSERT INTO StudentHasCourse (StudentHasCourseId,Matric,CourseId,Grade,Status) VALUES ('17','3000007','Compsci2438','B1','Completed');">
            <text:p>INSERT INTO StudentHasCourse (StudentHasCourseId,Matric,CourseId,Grade,Status) VALUES ('17','3000007','Compsci2438','B1','Completed');</text:p>
          </table:table-cell>
        </table:table-row>
        <table:table-row table:style-name="ro1">
          <table:table-cell office:value-type="float" office:value="18">
            <text:p>18</text:p>
          </table:table-cell>
          <table:table-cell office:value-type="float" office:value="3000008">
            <text:p>3000008</text:p>
          </table:table-cell>
          <table:table-cell office:value-type="string">
            <text:p>ENGLANG3014</text:p>
          </table:table-cell>
          <table:table-cell office:value-type="string">
            <text:p>A4</text:p>
          </table:table-cell>
          <table:table-cell office:value-type="string">
            <text:p>Completed</text:p>
          </table:table-cell>
          <table:table-cell/>
          <table:table-cell table:formula="of:=CONCATENATE(&quot;INSERT INTO &quot;;[.$A$1];&quot; (&quot;;[.$A$2];&quot;,&quot;;[.$B$2];&quot;,&quot;;[.$C$2];&quot;,&quot;;[.$D$2];&quot;,&quot;;[.$E$2];&quot;) VALUES ('&quot;;[.A20];&quot;','&quot;;[.B20];&quot;','&quot;;[.C20];;&quot;','&quot;;[.D20];&quot;','&quot;;[.E20];&quot;');&quot;)" office:value-type="string" office:string-value="INSERT INTO StudentHasCourse (StudentHasCourseId,Matric,CourseId,Grade,Status) VALUES ('18','3000008','ENGLANG3014','A4','Completed');">
            <text:p>INSERT INTO StudentHasCourse (StudentHasCourseId,Matric,CourseId,Grade,Status) VALUES ('18','3000008','ENGLANG3014','A4','Completed');</text:p>
          </table:table-cell>
        </table:table-row>
        <table:table-row table:style-name="ro1">
          <table:table-cell office:value-type="float" office:value="19">
            <text:p>19</text:p>
          </table:table-cell>
          <table:table-cell office:value-type="float" office:value="3000009">
            <text:p>3000009</text:p>
          </table:table-cell>
          <table:table-cell office:value-type="string">
            <text:p>Compsci2438</text:p>
          </table:table-cell>
          <table:table-cell office:value-type="string">
            <text:p>G1</text:p>
          </table:table-cell>
          <table:table-cell office:value-type="string">
            <text:p>Failed</text:p>
          </table:table-cell>
          <table:table-cell/>
          <table:table-cell table:formula="of:=CONCATENATE(&quot;INSERT INTO &quot;;[.$A$1];&quot; (&quot;;[.$A$2];&quot;,&quot;;[.$B$2];&quot;,&quot;;[.$C$2];&quot;,&quot;;[.$D$2];&quot;,&quot;;[.$E$2];&quot;) VALUES ('&quot;;[.A21];&quot;','&quot;;[.B21];&quot;','&quot;;[.C21];;&quot;','&quot;;[.D21];&quot;','&quot;;[.E21];&quot;');&quot;)" office:value-type="string" office:string-value="INSERT INTO StudentHasCourse (StudentHasCourseId,Matric,CourseId,Grade,Status) VALUES ('19','3000009','Compsci2438','G1','Failed');">
            <text:p>INSERT INTO StudentHasCourse (StudentHasCourseId,Matric,CourseId,Grade,Status) VALUES ('19','3000009','Compsci2438','G1','Failed');</text:p>
          </table:table-cell>
        </table:table-row>
        <table:table-row table:style-name="ro1">
          <table:table-cell office:value-type="float" office:value="20">
            <text:p>20</text:p>
          </table:table-cell>
          <table:table-cell office:value-type="float" office:value="3000010">
            <text:p>3000010</text:p>
          </table:table-cell>
          <table:table-cell office:value-type="string">
            <text:p>MUSIC1325</text:p>
          </table:table-cell>
          <table:table-cell office:value-type="string">
            <text:p>E2</text:p>
          </table:table-cell>
          <table:table-cell office:value-type="string">
            <text:p>Failed</text:p>
          </table:table-cell>
          <table:table-cell/>
          <table:table-cell table:formula="of:=CONCATENATE(&quot;INSERT INTO &quot;;[.$A$1];&quot; (&quot;;[.$A$2];&quot;,&quot;;[.$B$2];&quot;,&quot;;[.$C$2];&quot;,&quot;;[.$D$2];&quot;,&quot;;[.$E$2];&quot;) VALUES ('&quot;;[.A22];&quot;','&quot;;[.B22];&quot;','&quot;;[.C22];;&quot;','&quot;;[.D22];&quot;','&quot;;[.E22];&quot;');&quot;)" office:value-type="string" office:string-value="INSERT INTO StudentHasCourse (StudentHasCourseId,Matric,CourseId,Grade,Status) VALUES ('20','3000010','MUSIC1325','E2','Failed');">
            <text:p>INSERT INTO StudentHasCourse (StudentHasCourseId,Matric,CourseId,Grade,Status) VALUES ('20','3000010','MUSIC1325','E2','Failed');</text:p>
          </table:table-cell>
        </table:table-row>
      </table:table>
      <table:table table:name="TeachingCommittee" table:style-name="ta1" table:print="false">
        <table:table-column table:style-name="co23" table:default-cell-style-name="Default"/>
        <table:table-column table:style-name="co1" table:number-columns-repeated="2" table:default-cell-style-name="Default"/>
        <table:table-row table:style-name="ro1">
          <table:table-cell office:value-type="string">
            <text:p>TeachingCommittee</text:p>
          </table:table-cell>
          <table:table-cell table:number-columns-repeated="2"/>
        </table:table-row>
        <table:table-row table:style-name="ro1">
          <table:table-cell office:value-type="string">
            <text:p>StaffId</text:p>
          </table:table-cell>
          <table:table-cell table:number-columns-repeated="2"/>
        </table:table-row>
        <table:table-row table:style-name="ro1">
          <table:table-cell office:value-type="float" office:value="9023403">
            <text:p>9023403</text:p>
          </table:table-cell>
          <table:table-cell/>
          <table:table-cell table:formula="of:=CONCATENATE(&quot;INSERT INTO &quot;;[.$A$1];&quot; (&quot;;[.$A$2];&quot;) VALUES ('&quot;;[.A3];&quot;');&quot;)" office:value-type="string" office:string-value="INSERT INTO TeachingCommittee (StaffId) VALUES ('9023403');">
            <text:p>INSERT INTO TeachingCommittee (StaffId) VALUES ('9023403');</text:p>
          </table:table-cell>
        </table:table-row>
        <table:table-row table:style-name="ro1">
          <table:table-cell office:value-type="float" office:value="3423432">
            <text:p>3423432</text:p>
          </table:table-cell>
          <table:table-cell/>
          <table:table-cell table:formula="of:=CONCATENATE(&quot;INSERT INTO &quot;;[.$A$1];&quot; (&quot;;[.$A$2];&quot;) VALUES ('&quot;;[.A4];&quot;');&quot;)" office:value-type="string" office:string-value="INSERT INTO TeachingCommittee (StaffId) VALUES ('3423432');">
            <text:p>INSERT INTO TeachingCommittee (StaffId) VALUES ('3423432');</text:p>
          </table:table-cell>
        </table:table-row>
      </table:table>
      <table:database-ranges>
        <table:database-range table:name="__Anonymous_Sheet_DB__1" table:target-range-address="Course.A2:Course.I8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13/03/2014</text:date>, <text:time>03:26: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Marks</meta:initial-creator>
    <meta:creation-date>2013-11-06T18:51:11</meta:creation-date>
    <dc:date>2014-03-13T03:26:35</dc:date>
    <dc:creator>Joshua Marks</dc:creator>
    <meta:editing-duration>P16DT16H42M18S</meta:editing-duration>
    <meta:editing-cycles>30</meta:editing-cycles>
    <meta:generator>OpenOffice/4.0.0$Unix OpenOffice.org_project/400m3$Build-9702</meta:generator>
    <meta:document-statistic meta:table-count="12" meta:cell-count="1536" meta:object-count="0"/>
    <meta:user-defined meta:name=""/>
  </office:meta>
</office:document-meta>
</file>